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5.046cm"/>
    </style:style>
    <style:style style:name="co3" style:family="table-column">
      <style:table-column-properties fo:break-before="auto" style:column-width="5.373cm"/>
    </style:style>
    <style:style style:name="co4" style:family="table-column">
      <style:table-column-properties fo:break-before="auto" style:column-width="5.292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Sensoren-Vergleic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sensor_id</text:p>
          </table:table-cell>
          <table:table-cell office:value-type="string" calcext:value-type="string">
            <text:p>Gebäude (#id)</text:p>
          </table:table-cell>
          <table:table-cell office:value-type="string" calcext:value-type="string">
            <text:p>mqtt_id</text:p>
          </table:table-cell>
          <table:table-cell office:value-type="string" calcext:value-type="string">
            <text:p>letzteMessung</text:p>
          </table:table-cell>
          <table:table-cell office:value-type="string" calcext:value-type="string">
            <text:p>letzterWer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AlfredRandtStr14 (#138)</text:p>
          </table:table-cell>
          <table:table-cell office:value-type="string" calcext:value-type="string">
            <text:p>AI_Allg_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9.7000007629395" calcext:value-type="float">
            <text:p>19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AlfredRandtStr20 (#157)</text:p>
          </table:table-cell>
          <table:table-cell office:value-type="string" calcext:value-type="string">
            <text:p>AI_Allg_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8.9000015258789" calcext:value-type="float">
            <text:p>18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Weverstr71d (#110)</text:p>
          </table:table-cell>
          <table:table-cell office:value-type="string" calcext:value-type="string">
            <text:p>AI_Allg_ATemp</text:p>
          </table:table-cell>
          <table:table-cell office:value-type="string" calcext:value-type="string">
            <text:p>2022-09-13 13:49:25.000 +0200</text:p>
          </table:table-cell>
          <table:table-cell office:value-type="float" office:value="17.0914268493652" calcext:value-type="float">
            <text:p>17,0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AalesunderStr10 (#143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AalesunderStr9 (#141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9.2999992370605" calcext:value-type="float">
            <text:p>19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ArneburgerStr4 (#158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20.000 +0200</text:p>
          </table:table-cell>
          <table:table-cell office:value-type="float" office:value="18.0776901245117" calcext:value-type="float">
            <text:p>18,0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ArneburgerStr7 (#139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7.7999992370605" calcext:value-type="float">
            <text:p>17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ErichKurzStr13 (#148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8.7999992370605" calcext:value-type="float">
            <text:p>18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Goetelstr99 (#145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9.7000007629395" calcext:value-type="float">
            <text:p>19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JerichowerStr3 (#140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JerichowerStr4 (#162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8.0999984741211" calcext:value-type="float">
            <text:p>18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Lincolnstr16 (#101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8.5999984741211" calcext:value-type="float">
            <text:p>18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incolnstr48 (#112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20.1000003814697" calcext:value-type="float">
            <text:p>20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Lincolnstr60 (#136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8.6000003814697" calcext:value-type="float">
            <text:p>18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MaxSteinkeStr19 (#164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8.7999992370605" calcext:value-type="float">
            <text:p>18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Neumarkplan10a (#142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8.2999992370605" calcext:value-type="float">
            <text:p>18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Neumarkplan11c (#163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8.2999992370605" calcext:value-type="float">
            <text:p>18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eumarkplan12a (#109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1:35.000 +0200</text:p>
          </table:table-cell>
          <table:table-cell office:value-type="float" office:value="18.2999992370605" calcext:value-type="float">
            <text:p>18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Neumarkplan13a (#108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18.000 +0200</text:p>
          </table:table-cell>
          <table:table-cell office:value-type="float" office:value="19.1000003814697" calcext:value-type="float">
            <text:p>19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eumarkplan14a (#113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8.2999992370605" calcext:value-type="float">
            <text:p>18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Neumarkplan15c (#104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8.1000003814697" calcext:value-type="float">
            <text:p>18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Neumarkplan2a (#152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8.3999996185303" calcext:value-type="float">
            <text:p>18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eumarkplan3a (#154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8.3999996185303" calcext:value-type="float">
            <text:p>18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Neumarkplan4c (#150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7.6000003814697" calcext:value-type="float">
            <text:p>17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Neumarkplan5a (#149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8.6000003814697" calcext:value-type="float">
            <text:p>18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Neumarkplan6b (#156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Neumarkplan7b (#161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7.8999996185303" calcext:value-type="float">
            <text:p>17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Neumarkplan8a (#159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09:00:00.000 +0200</text:p>
          </table:table-cell>
          <table:table-cell office:value-type="float" office:value="15.3000001907349" calcext:value-type="float">
            <text:p>15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Neumarkplan9c (#144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7.7000007629395" calcext:value-type="float">
            <text:p>17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istoriusplatz15 (#147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8.7000007629395" calcext:value-type="float">
            <text:p>18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Pistoriusstr121 (#151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8.3999996185303" calcext:value-type="float">
            <text:p>18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Plonzstr2_HZ (#105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5.8883361816406" calcext:value-type="float">
            <text:p>15,8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StavangerStr9 (#107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9.2000007629395" calcext:value-type="float">
            <text:p>19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StendalerStr142 (#137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4:54:57.000 +0200</text:p>
          </table:table-cell>
          <table:table-cell office:value-type="float" office:value="18.9000015258789" calcext:value-type="float">
            <text:p>18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angermuenderStr110 (#106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7.5892295837402" calcext:value-type="float">
            <text:p>17,5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TangermuenderStr3 (#160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8.5999984741211" calcext:value-type="float">
            <text:p>18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TangermuenderStr58 (#155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8.9000015258789" calcext:value-type="float">
            <text:p>18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TangermuenderStr84 (#153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WachenheimerWeg8 (#146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9.7999992370605" calcext:value-type="float">
            <text:p>19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Weverstr11a (#111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9.2999992370605" calcext:value-type="float">
            <text:p>19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WilhelmGuddorfStr14 (#135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8.9000015258789" calcext:value-type="float">
            <text:p>18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WilhelmGuddorfStr6 (#103)</text:p>
          </table:table-cell>
          <table:table-cell office:value-type="string" calcext:value-type="string">
            <text:p>AI_Allg_rA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12.6923065185547" calcext:value-type="float">
            <text:p>12,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eumarkplan10a (#142)</text:p>
          </table:table-cell>
          <table:table-cell office:value-type="string" calcext:value-type="string">
            <text:p>AI_FW1_rRLTempPrim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Neumarkplan10a (#142)</text:p>
          </table:table-cell>
          <table:table-cell office:value-type="string" calcext:value-type="string">
            <text:p>AI_FW1_rRLTempSek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Neumarkplan10a (#142)</text:p>
          </table:table-cell>
          <table:table-cell office:value-type="string" calcext:value-type="string">
            <text:p>AI_FW1_rVLTempPrim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Neumarkplan10a (#142)</text:p>
          </table:table-cell>
          <table:table-cell office:value-type="string" calcext:value-type="string">
            <text:p>AI_FW1_rVLTempSek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Weverstr71d (#110)</text:p>
          </table:table-cell>
          <table:table-cell office:value-type="string" calcext:value-type="string">
            <text:p>AI_HVS1_HK1RLTemp</text:p>
          </table:table-cell>
          <table:table-cell office:value-type="string" calcext:value-type="string">
            <text:p>2022-09-13 14:49:02.000 +0200</text:p>
          </table:table-cell>
          <table:table-cell office:value-type="float" office:value="36.2000007629395" calcext:value-type="float">
            <text:p>36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Weverstr71d (#110)</text:p>
          </table:table-cell>
          <table:table-cell office:value-type="string" calcext:value-type="string">
            <text:p>AI_HVS1_HK1VLTemp</text:p>
          </table:table-cell>
          <table:table-cell office:value-type="string" calcext:value-type="string">
            <text:p>2022-09-13 14:39:05.000 +0200</text:p>
          </table:table-cell>
          <table:table-cell office:value-type="float" office:value="42.2999992370606" calcext:value-type="float">
            <text:p>42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AalesunderStr10 (#143)</text:p>
          </table:table-cell>
          <table:table-cell office:value-type="string" calcext:value-type="string">
            <text:p>AI_HVS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37.7999992370605" calcext:value-type="float">
            <text:p>37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alesunderStr9 (#141)</text:p>
          </table:table-cell>
          <table:table-cell office:value-type="string" calcext:value-type="string">
            <text:p>AI_HVS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3.2999992370606" calcext:value-type="float">
            <text:p>43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Lincolnstr16 (#101)</text:p>
          </table:table-cell>
          <table:table-cell office:value-type="string" calcext:value-type="string">
            <text:p>AI_HVS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6.0999984741211" calcext:value-type="float">
            <text:p>56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Lincolnstr48 (#112)</text:p>
          </table:table-cell>
          <table:table-cell office:value-type="string" calcext:value-type="string">
            <text:p>AI_HVS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0.0999984741211" calcext:value-type="float">
            <text:p>40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Lincolnstr60 (#136)</text:p>
          </table:table-cell>
          <table:table-cell office:value-type="string" calcext:value-type="string">
            <text:p>AI_HVS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32.0999984741211" calcext:value-type="float">
            <text:p>32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MaxSteinkeStr19 (#164)</text:p>
          </table:table-cell>
          <table:table-cell office:value-type="string" calcext:value-type="string">
            <text:p>AI_HVS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7.7999992370606" calcext:value-type="float">
            <text:p>47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Neumarkplan10a (#142)</text:p>
          </table:table-cell>
          <table:table-cell office:value-type="string" calcext:value-type="string">
            <text:p>AI_HVS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36.2999992370605" calcext:value-type="float">
            <text:p>36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Neumarkplan11c (#163)</text:p>
          </table:table-cell>
          <table:table-cell office:value-type="string" calcext:value-type="string">
            <text:p>AI_HVS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36.9000015258789" calcext:value-type="float">
            <text:p>36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Neumarkplan12a (#109)</text:p>
          </table:table-cell>
          <table:table-cell office:value-type="string" calcext:value-type="string">
            <text:p>AI_HVS1_rRLTemp</text:p>
          </table:table-cell>
          <table:table-cell office:value-type="string" calcext:value-type="string">
            <text:p>2022-09-13 15:01:35.000 +0200</text:p>
          </table:table-cell>
          <table:table-cell office:value-type="float" office:value="32.5999984741211" calcext:value-type="float">
            <text:p>32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Neumarkplan13a (#108)</text:p>
          </table:table-cell>
          <table:table-cell office:value-type="string" calcext:value-type="string">
            <text:p>AI_HVS1_rRLTemp</text:p>
          </table:table-cell>
          <table:table-cell office:value-type="string" calcext:value-type="string">
            <text:p>2022-09-13 15:00:18.000 +0200</text:p>
          </table:table-cell>
          <table:table-cell office:value-type="float" office:value="41.5999984741211" calcext:value-type="float">
            <text:p>41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Neumarkplan14a (#113)</text:p>
          </table:table-cell>
          <table:table-cell office:value-type="string" calcext:value-type="string">
            <text:p>AI_HVS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34.2000007629395" calcext:value-type="float">
            <text:p>34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Neumarkplan15c (#104)</text:p>
          </table:table-cell>
          <table:table-cell office:value-type="string" calcext:value-type="string">
            <text:p>AI_HVS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31.2999992370605" calcext:value-type="float">
            <text:p>31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Neumarkplan2a (#152)</text:p>
          </table:table-cell>
          <table:table-cell office:value-type="string" calcext:value-type="string">
            <text:p>AI_HVS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eumarkplan3a (#154)</text:p>
          </table:table-cell>
          <table:table-cell office:value-type="string" calcext:value-type="string">
            <text:p>AI_HVS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6.4000015258789" calcext:value-type="float">
            <text:p>46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Neumarkplan4c (#150)</text:p>
          </table:table-cell>
          <table:table-cell office:value-type="string" calcext:value-type="string">
            <text:p>AI_HVS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2.7000007629395" calcext:value-type="float">
            <text:p>62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Neumarkplan5a (#149)</text:p>
          </table:table-cell>
          <table:table-cell office:value-type="string" calcext:value-type="string">
            <text:p>AI_HVS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39.2999992370605" calcext:value-type="float">
            <text:p>39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Neumarkplan6b (#156)</text:p>
          </table:table-cell>
          <table:table-cell office:value-type="string" calcext:value-type="string">
            <text:p>AI_HVS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Neumarkplan7b (#161)</text:p>
          </table:table-cell>
          <table:table-cell office:value-type="string" calcext:value-type="string">
            <text:p>AI_HVS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Neumarkplan8a (#159)</text:p>
          </table:table-cell>
          <table:table-cell office:value-type="string" calcext:value-type="string">
            <text:p>AI_HVS1_rRLTemp</text:p>
          </table:table-cell>
          <table:table-cell office:value-type="string" calcext:value-type="string">
            <text:p>2022-09-13 09:00:00.000 +0200</text:p>
          </table:table-cell>
          <table:table-cell office:value-type="float" office:value="35.0999984741211" calcext:value-type="float">
            <text:p>35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Neumarkplan9c (#144)</text:p>
          </table:table-cell>
          <table:table-cell office:value-type="string" calcext:value-type="string">
            <text:p>AI_HVS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4.7000007629395" calcext:value-type="float">
            <text:p>44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Pistoriusplatz15 (#147)</text:p>
          </table:table-cell>
          <table:table-cell office:value-type="string" calcext:value-type="string">
            <text:p>AI_HVS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istoriusstr121 (#151)</text:p>
          </table:table-cell>
          <table:table-cell office:value-type="string" calcext:value-type="string">
            <text:p>AI_HVS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34.5999984741211" calcext:value-type="float">
            <text:p>34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Plonzstr2_HZ (#105)</text:p>
          </table:table-cell>
          <table:table-cell office:value-type="string" calcext:value-type="string">
            <text:p>AI_HVS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9.4000015258789" calcext:value-type="float">
            <text:p>59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StavangerStr9 (#107)</text:p>
          </table:table-cell>
          <table:table-cell office:value-type="string" calcext:value-type="string">
            <text:p>AI_HVS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AalesunderStr10 (#143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39.7999992370605" calcext:value-type="float">
            <text:p>39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AalesunderStr9 (#141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3.2000007629395" calcext:value-type="float">
            <text:p>43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ArneburgerStr4 (#158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20.000 +0200</text:p>
          </table:table-cell>
          <table:table-cell office:value-type="float" office:value="54.5" calcext:value-type="float">
            <text:p>54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ArneburgerStr7 (#139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6.5999984741211" calcext:value-type="float">
            <text:p>56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richKurzStr13 (#148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1.7000007629395" calcext:value-type="float">
            <text:p>41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Goetelstr99 (#145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39.7000007629394" calcext:value-type="float">
            <text:p>39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JerichowerStr3 (#140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6.2000007629395" calcext:value-type="float">
            <text:p>56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JerichowerStr4 (#162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4.5999984741211" calcext:value-type="float">
            <text:p>44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Lincolnstr16 (#101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5.2000007629395" calcext:value-type="float">
            <text:p>45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incolnstr48 (#112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5.2000007629395" calcext:value-type="float">
            <text:p>45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Lincolnstr60 (#136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36.7999992370605" calcext:value-type="float">
            <text:p>36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MaxSteinkeStr19 (#164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8.2999992370606" calcext:value-type="float">
            <text:p>48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Neumarkplan10a (#142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36.5999984741211" calcext:value-type="float">
            <text:p>36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Neumarkplan11c (#163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28.6000003814697" calcext:value-type="float">
            <text:p>28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Neumarkplan12a (#109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1:35.000 +0200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Neumarkplan13a (#108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18.000 +0200</text:p>
          </table:table-cell>
          <table:table-cell office:value-type="float" office:value="44.9000015258789" calcext:value-type="float">
            <text:p>44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Neumarkplan14a (#113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34.5" calcext:value-type="float">
            <text:p>34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Neumarkplan15c (#104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Neumarkplan2a (#152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eumarkplan3a (#154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1.7000007629395" calcext:value-type="float">
            <text:p>41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Neumarkplan4c (#150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2.5999984741211" calcext:value-type="float">
            <text:p>62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eumarkplan5a (#149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39.4000015258789" calcext:value-type="float">
            <text:p>39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Neumarkplan6b (#156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36.2000007629395" calcext:value-type="float">
            <text:p>36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Neumarkplan7b (#161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33.7000007629395" calcext:value-type="float">
            <text:p>33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Neumarkplan8a (#159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09:00:00.000 +0200</text:p>
          </table:table-cell>
          <table:table-cell office:value-type="float" office:value="36.2000007629395" calcext:value-type="float">
            <text:p>36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Neumarkplan9c (#144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26.7000007629395" calcext:value-type="float">
            <text:p>26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istoriusplatz15 (#147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8.4000015258789" calcext:value-type="float">
            <text:p>58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Pistoriusstr121 (#151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35.9000015258789" calcext:value-type="float">
            <text:p>35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Plonzstr2_HZ (#105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6.2000007629395" calcext:value-type="float">
            <text:p>46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StavangerStr9 (#107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7.7000007629395" calcext:value-type="float">
            <text:p>57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StendalerStr142 (#137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4:54:57.000 +0200</text:p>
          </table:table-cell>
          <table:table-cell office:value-type="float" office:value="42.5" calcext:value-type="float">
            <text:p>42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angermuenderStr110 (#106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5.5" calcext:value-type="float">
            <text:p>45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TangermuenderStr3 (#160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29.3999996185303" calcext:value-type="float">
            <text:p>29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TangermuenderStr58 (#155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5.5" calcext:value-type="float">
            <text:p>55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TangermuenderStr84 (#153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39.7000007629394" calcext:value-type="float">
            <text:p>39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WachenheimerWeg8 (#146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23.6000003814697" calcext:value-type="float">
            <text:p>23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Weverstr11a (#111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1.2000007629395" calcext:value-type="float">
            <text:p>41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WilhelmGuddorfStr14 (#135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8.4000015258789" calcext:value-type="float">
            <text:p>58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WilhelmGuddorfStr6 (#103)</text:p>
          </table:table-cell>
          <table:table-cell office:value-type="string" calcext:value-type="string">
            <text:p>AI_HVS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1.5999984741211" calcext:value-type="float">
            <text:p>51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AlfredRandtStr14 (#138)</text:p>
          </table:table-cell>
          <table:table-cell office:value-type="string" calcext:value-type="string">
            <text:p>AI_HVS1_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9.0999984741211" calcext:value-type="float">
            <text:p>69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AlfredRandtStr20 (#157)</text:p>
          </table:table-cell>
          <table:table-cell office:value-type="string" calcext:value-type="string">
            <text:p>AI_HVS1_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0.7999992370606" calcext:value-type="float">
            <text:p>50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Weverstr71d (#110)</text:p>
          </table:table-cell>
          <table:table-cell office:value-type="string" calcext:value-type="string">
            <text:p>AI_HVS2_HK2RLTemp</text:p>
          </table:table-cell>
          <table:table-cell office:value-type="string" calcext:value-type="string">
            <text:p>2022-09-13 14:57:53.000 +0200</text:p>
          </table:table-cell>
          <table:table-cell office:value-type="float" office:value="60.7000007629395" calcext:value-type="float">
            <text:p>60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Weverstr71d (#110)</text:p>
          </table:table-cell>
          <table:table-cell office:value-type="string" calcext:value-type="string">
            <text:p>AI_HVS2_HK2VLTemp</text:p>
          </table:table-cell>
          <table:table-cell office:value-type="string" calcext:value-type="string">
            <text:p>2022-09-13 15:01:41.000 +0200</text:p>
          </table:table-cell>
          <table:table-cell office:value-type="float" office:value="69.5" calcext:value-type="float">
            <text:p>69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AalesunderStr10 (#143)</text:p>
          </table:table-cell>
          <table:table-cell office:value-type="string" calcext:value-type="string">
            <text:p>AI_HVS2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37.2999992370605" calcext:value-type="float">
            <text:p>37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AalesunderStr9 (#141)</text:p>
          </table:table-cell>
          <table:table-cell office:value-type="string" calcext:value-type="string">
            <text:p>AI_HVS2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1.2000007629395" calcext:value-type="float">
            <text:p>41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Neumarkplan10a (#142)</text:p>
          </table:table-cell>
          <table:table-cell office:value-type="string" calcext:value-type="string">
            <text:p>AI_HVS2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StavangerStr9 (#107)</text:p>
          </table:table-cell>
          <table:table-cell office:value-type="string" calcext:value-type="string">
            <text:p>AI_HVS2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5.5" calcext:value-type="float">
            <text:p>45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AalesunderStr10 (#143)</text:p>
          </table:table-cell>
          <table:table-cell office:value-type="string" calcext:value-type="string">
            <text:p>AI_HVS2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38.5" calcext:value-type="float">
            <text:p>38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AalesunderStr9 (#141)</text:p>
          </table:table-cell>
          <table:table-cell office:value-type="string" calcext:value-type="string">
            <text:p>AI_HVS2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1.5999984741211" calcext:value-type="float">
            <text:p>41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ArneburgerStr4 (#158)</text:p>
          </table:table-cell>
          <table:table-cell office:value-type="string" calcext:value-type="string">
            <text:p>AI_HVS2_rVLTemp</text:p>
          </table:table-cell>
          <table:table-cell office:value-type="string" calcext:value-type="string">
            <text:p>2022-09-13 15:00:20.000 +0200</text:p>
          </table:table-cell>
          <table:table-cell office:value-type="float" office:value="53.2000007629395" calcext:value-type="float">
            <text:p>53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ArneburgerStr7 (#139)</text:p>
          </table:table-cell>
          <table:table-cell office:value-type="string" calcext:value-type="string">
            <text:p>AI_HVS2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5.7999992370606" calcext:value-type="float">
            <text:p>55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JerichowerStr4 (#162)</text:p>
          </table:table-cell>
          <table:table-cell office:value-type="string" calcext:value-type="string">
            <text:p>AI_HVS2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5.5999984741211" calcext:value-type="float">
            <text:p>55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eumarkplan10a (#142)</text:p>
          </table:table-cell>
          <table:table-cell office:value-type="string" calcext:value-type="string">
            <text:p>AI_HVS2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StavangerStr9 (#107)</text:p>
          </table:table-cell>
          <table:table-cell office:value-type="string" calcext:value-type="string">
            <text:p>AI_HVS2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3.9000015258789" calcext:value-type="float">
            <text:p>53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StendalerStr142 (#137)</text:p>
          </table:table-cell>
          <table:table-cell office:value-type="string" calcext:value-type="string">
            <text:p>AI_HVS2_rVLTemp</text:p>
          </table:table-cell>
          <table:table-cell office:value-type="string" calcext:value-type="string">
            <text:p>2022-09-13 14:54:57.000 +0200</text:p>
          </table:table-cell>
          <table:table-cell office:value-type="float" office:value="42.0999984741211" calcext:value-type="float">
            <text:p>42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ngermuenderStr110 (#106)</text:p>
          </table:table-cell>
          <table:table-cell office:value-type="string" calcext:value-type="string">
            <text:p>AI_HVS2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7.2999992370606" calcext:value-type="float">
            <text:p>47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TangermuenderStr58 (#155)</text:p>
          </table:table-cell>
          <table:table-cell office:value-type="string" calcext:value-type="string">
            <text:p>AI_HVS2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5.2999992370606" calcext:value-type="float">
            <text:p>55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TangermuenderStr84 (#153)</text:p>
          </table:table-cell>
          <table:table-cell office:value-type="string" calcext:value-type="string">
            <text:p>AI_HVS2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0.0999984741211" calcext:value-type="float">
            <text:p>40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WachenheimerWeg8 (#146)</text:p>
          </table:table-cell>
          <table:table-cell office:value-type="string" calcext:value-type="string">
            <text:p>AI_HVS2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2.7999992370606" calcext:value-type="float">
            <text:p>42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Weverstr11a (#111)</text:p>
          </table:table-cell>
          <table:table-cell office:value-type="string" calcext:value-type="string">
            <text:p>AI_HVS2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5.0999984741211" calcext:value-type="float">
            <text:p>45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eumarkplan10a (#142)</text:p>
          </table:table-cell>
          <table:table-cell office:value-type="string" calcext:value-type="string">
            <text:p>AI_HVS3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TangermuenderStr84 (#153)</text:p>
          </table:table-cell>
          <table:table-cell office:value-type="string" calcext:value-type="string">
            <text:p>AI_HVS3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Neumarkplan10a (#142)</text:p>
          </table:table-cell>
          <table:table-cell office:value-type="string" calcext:value-type="string">
            <text:p>AI_HVS3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TangermuenderStr84 (#153)</text:p>
          </table:table-cell>
          <table:table-cell office:value-type="string" calcext:value-type="string">
            <text:p>AI_HVS3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Neumarkplan10a (#142)</text:p>
          </table:table-cell>
          <table:table-cell office:value-type="string" calcext:value-type="string">
            <text:p>AI_HVS4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Neumarkplan10a (#142)</text:p>
          </table:table-cell>
          <table:table-cell office:value-type="string" calcext:value-type="string">
            <text:p>AI_HVS4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Weverstr71d (#110)</text:p>
          </table:table-cell>
          <table:table-cell office:value-type="string" calcext:value-type="string">
            <text:p>AI_K1_RLTemp</text:p>
          </table:table-cell>
          <table:table-cell office:value-type="string" calcext:value-type="string">
            <text:p>2022-09-13 04:22:57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Lincolnstr16 (#101)</text:p>
          </table:table-cell>
          <table:table-cell office:value-type="string" calcext:value-type="string">
            <text:p>AI_K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73.0999984741211" calcext:value-type="float">
            <text:p>73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MaxSteinkeStr19 (#164)</text:p>
          </table:table-cell>
          <table:table-cell office:value-type="string" calcext:value-type="string">
            <text:p>AI_K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0.9000015258789" calcext:value-type="float">
            <text:p>50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Neumarkplan10a (#142)</text:p>
          </table:table-cell>
          <table:table-cell office:value-type="string" calcext:value-type="string">
            <text:p>AI_K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istoriusplatz15 (#147)</text:p>
          </table:table-cell>
          <table:table-cell office:value-type="string" calcext:value-type="string">
            <text:p>AI_K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9.7000007629395" calcext:value-type="float">
            <text:p>49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Pistoriusstr121 (#151)</text:p>
          </table:table-cell>
          <table:table-cell office:value-type="string" calcext:value-type="string">
            <text:p>AI_K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9.5" calcext:value-type="float">
            <text:p>69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TangermuenderStr84 (#153)</text:p>
          </table:table-cell>
          <table:table-cell office:value-type="string" calcext:value-type="string">
            <text:p>AI_K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ArneburgerStr4 (#158)</text:p>
          </table:table-cell>
          <table:table-cell office:value-type="string" calcext:value-type="string">
            <text:p>AI_K1_rVLTemp</text:p>
          </table:table-cell>
          <table:table-cell office:value-type="string" calcext:value-type="string">
            <text:p>2022-09-13 15:00:20.000 +02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ArneburgerStr7 (#139)</text:p>
          </table:table-cell>
          <table:table-cell office:value-type="string" calcext:value-type="string">
            <text:p>AI_K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4.2999992370605" calcext:value-type="float">
            <text:p>44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ErichKurzStr13 (#148)</text:p>
          </table:table-cell>
          <table:table-cell office:value-type="string" calcext:value-type="string">
            <text:p>AI_K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7.1999969482422" calcext:value-type="float">
            <text:p>67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Goetelstr99 (#145)</text:p>
          </table:table-cell>
          <table:table-cell office:value-type="string" calcext:value-type="string">
            <text:p>AI_K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8.6999969482422" calcext:value-type="float">
            <text:p>68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JerichowerStr3 (#140)</text:p>
          </table:table-cell>
          <table:table-cell office:value-type="string" calcext:value-type="string">
            <text:p>AI_K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4.5" calcext:value-type="float">
            <text:p>44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JerichowerStr4 (#162)</text:p>
          </table:table-cell>
          <table:table-cell office:value-type="string" calcext:value-type="string">
            <text:p>AI_K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75.8000030517578" calcext:value-type="float">
            <text:p>75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Lincolnstr16 (#101)</text:p>
          </table:table-cell>
          <table:table-cell office:value-type="string" calcext:value-type="string">
            <text:p>AI_K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73.3000030517578" calcext:value-type="float">
            <text:p>73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MaxSteinkeStr19 (#164)</text:p>
          </table:table-cell>
          <table:table-cell office:value-type="string" calcext:value-type="string">
            <text:p>AI_K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1.0999984741211" calcext:value-type="float">
            <text:p>51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Neumarkplan10a (#142)</text:p>
          </table:table-cell>
          <table:table-cell office:value-type="string" calcext:value-type="string">
            <text:p>AI_K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istoriusplatz15 (#147)</text:p>
          </table:table-cell>
          <table:table-cell office:value-type="string" calcext:value-type="string">
            <text:p>AI_K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8.2999992370606" calcext:value-type="float">
            <text:p>58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Pistoriusstr121 (#151)</text:p>
          </table:table-cell>
          <table:table-cell office:value-type="string" calcext:value-type="string">
            <text:p>AI_K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71.5" calcext:value-type="float">
            <text:p>71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Plonzstr2_HZ (#105)</text:p>
          </table:table-cell>
          <table:table-cell office:value-type="string" calcext:value-type="string">
            <text:p>AI_K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8.8000030517578" calcext:value-type="float">
            <text:p>68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StendalerStr142 (#137)</text:p>
          </table:table-cell>
          <table:table-cell office:value-type="string" calcext:value-type="string">
            <text:p>AI_K1_rVLTemp</text:p>
          </table:table-cell>
          <table:table-cell office:value-type="string" calcext:value-type="string">
            <text:p>2022-09-13 14:54:57.000 +02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angermuenderStr110 (#106)</text:p>
          </table:table-cell>
          <table:table-cell office:value-type="string" calcext:value-type="string">
            <text:p>AI_K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84.1999969482422" calcext:value-type="float">
            <text:p>84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TangermuenderStr3 (#160)</text:p>
          </table:table-cell>
          <table:table-cell office:value-type="string" calcext:value-type="string">
            <text:p>AI_K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85.5" calcext:value-type="float">
            <text:p>85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TangermuenderStr58 (#155)</text:p>
          </table:table-cell>
          <table:table-cell office:value-type="string" calcext:value-type="string">
            <text:p>AI_K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74.5999984741211" calcext:value-type="float">
            <text:p>74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TangermuenderStr84 (#153)</text:p>
          </table:table-cell>
          <table:table-cell office:value-type="string" calcext:value-type="string">
            <text:p>AI_K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73.6999969482422" calcext:value-type="float">
            <text:p>73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WachenheimerWeg8 (#146)</text:p>
          </table:table-cell>
          <table:table-cell office:value-type="string" calcext:value-type="string">
            <text:p>AI_K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4.4000015258789" calcext:value-type="float">
            <text:p>64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WilhelmGuddorfStr14 (#135)</text:p>
          </table:table-cell>
          <table:table-cell office:value-type="string" calcext:value-type="string">
            <text:p>AI_K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80.4000015258789" calcext:value-type="float">
            <text:p>80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WilhelmGuddorfStr6 (#103)</text:p>
          </table:table-cell>
          <table:table-cell office:value-type="string" calcext:value-type="string">
            <text:p>AI_K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73.1999969482422" calcext:value-type="float">
            <text:p>73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AlfredRandtStr14 (#138)</text:p>
          </table:table-cell>
          <table:table-cell office:value-type="string" calcext:value-type="string">
            <text:p>AI_K1_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AlfredRandtStr20 (#157)</text:p>
          </table:table-cell>
          <table:table-cell office:value-type="string" calcext:value-type="string">
            <text:p>AI_K1_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9.6999969482422" calcext:value-type="float">
            <text:p>69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Weverstr71d (#110)</text:p>
          </table:table-cell>
          <table:table-cell office:value-type="string" calcext:value-type="string">
            <text:p>AI_K1_VLTemp</text:p>
          </table:table-cell>
          <table:table-cell office:value-type="string" calcext:value-type="string">
            <text:p>2022-09-13 15:01:27.000 +0200</text:p>
          </table:table-cell>
          <table:table-cell office:value-type="float" office:value="74.5999984741211" calcext:value-type="float">
            <text:p>74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Neumarkplan10a (#142)</text:p>
          </table:table-cell>
          <table:table-cell office:value-type="string" calcext:value-type="string">
            <text:p>AI_K2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TangermuenderStr84 (#153)</text:p>
          </table:table-cell>
          <table:table-cell office:value-type="string" calcext:value-type="string">
            <text:p>AI_K2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ArneburgerStr7 (#139)</text:p>
          </table:table-cell>
          <table:table-cell office:value-type="string" calcext:value-type="string">
            <text:p>AI_K2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72.5" calcext:value-type="float">
            <text:p>72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JerichowerStr3 (#140)</text:p>
          </table:table-cell>
          <table:table-cell office:value-type="string" calcext:value-type="string">
            <text:p>AI_K2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82.5999984741211" calcext:value-type="float">
            <text:p>82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JerichowerStr4 (#162)</text:p>
          </table:table-cell>
          <table:table-cell office:value-type="string" calcext:value-type="string">
            <text:p>AI_K2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0.7000007629395" calcext:value-type="float">
            <text:p>60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Neumarkplan10a (#142)</text:p>
          </table:table-cell>
          <table:table-cell office:value-type="string" calcext:value-type="string">
            <text:p>AI_K2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Plonzstr2_HZ (#105)</text:p>
          </table:table-cell>
          <table:table-cell office:value-type="string" calcext:value-type="string">
            <text:p>AI_K2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85.4000015258789" calcext:value-type="float">
            <text:p>85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StendalerStr142 (#137)</text:p>
          </table:table-cell>
          <table:table-cell office:value-type="string" calcext:value-type="string">
            <text:p>AI_K2_rVLTemp</text:p>
          </table:table-cell>
          <table:table-cell office:value-type="string" calcext:value-type="string">
            <text:p>2022-09-13 14:54:57.000 +0200</text:p>
          </table:table-cell>
          <table:table-cell office:value-type="float" office:value="72.5999984741211" calcext:value-type="float">
            <text:p>72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angermuenderStr110 (#106)</text:p>
          </table:table-cell>
          <table:table-cell office:value-type="string" calcext:value-type="string">
            <text:p>AI_K2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71.0999984741211" calcext:value-type="float">
            <text:p>71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TangermuenderStr58 (#155)</text:p>
          </table:table-cell>
          <table:table-cell office:value-type="string" calcext:value-type="string">
            <text:p>AI_K2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7.7000007629395" calcext:value-type="float">
            <text:p>57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TangermuenderStr84 (#153)</text:p>
          </table:table-cell>
          <table:table-cell office:value-type="string" calcext:value-type="string">
            <text:p>AI_K2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7.6999969482422" calcext:value-type="float">
            <text:p>67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Weverstr11a (#111)</text:p>
          </table:table-cell>
          <table:table-cell office:value-type="string" calcext:value-type="string">
            <text:p>AI_PS_rG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Neumarkplan1a (#102)</text:p>
          </table:table-cell>
          <table:table-cell office:value-type="string" calcext:value-type="string">
            <text:p>AI_RTD1_rMesswert</text:p>
          </table:table-cell>
          <table:table-cell office:value-type="string" calcext:value-type="string">
            <text:p>2022-09-13 15:01:46.000 +0200</text:p>
          </table:table-cell>
          <table:table-cell office:value-type="float" office:value="73.3000030517578" calcext:value-type="float">
            <text:p>73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Neumarkplan1a (#102)</text:p>
          </table:table-cell>
          <table:table-cell office:value-type="string" calcext:value-type="string">
            <text:p>AI_RTD2_rMesswert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37.7000007629395" calcext:value-type="float">
            <text:p>37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Neumarkplan1a (#102)</text:p>
          </table:table-cell>
          <table:table-cell office:value-type="string" calcext:value-type="string">
            <text:p>AI_RTD3_rMesswert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5.8000030517578" calcext:value-type="float">
            <text:p>65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Neumarkplan1a (#102)</text:p>
          </table:table-cell>
          <table:table-cell office:value-type="string" calcext:value-type="string">
            <text:p>AI_RTD4_rMesswert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4.5999984741211" calcext:value-type="float">
            <text:p>44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Neumarkplan1a (#102)</text:p>
          </table:table-cell>
          <table:table-cell office:value-type="string" calcext:value-type="string">
            <text:p>AI_RTD5_rMesswert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1.2000007629395" calcext:value-type="float">
            <text:p>61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AlfredRandtStr14 (#138)</text:p>
          </table:table-cell>
          <table:table-cell office:value-type="string" calcext:value-type="string">
            <text:p>AI_WWB1_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5.5999984741211" calcext:value-type="float">
            <text:p>65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AlfredRandtStr20 (#157)</text:p>
          </table:table-cell>
          <table:table-cell office:value-type="string" calcext:value-type="string">
            <text:p>AI_WWB1_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9.5" calcext:value-type="float">
            <text:p>59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AlfredRandtStr14 (#138)</text:p>
          </table:table-cell>
          <table:table-cell office:value-type="string" calcext:value-type="string">
            <text:p>AI_WWB1_BTemp2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1.9000015258789" calcext:value-type="float">
            <text:p>61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AlfredRandtStr20 (#157)</text:p>
          </table:table-cell>
          <table:table-cell office:value-type="string" calcext:value-type="string">
            <text:p>AI_WWB1_BTemp2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9.2000007629395" calcext:value-type="float">
            <text:p>59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AalesunderStr10 (#143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7.2000007629395" calcext:value-type="float">
            <text:p>57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AalesunderStr9 (#141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7.9000015258789" calcext:value-type="float">
            <text:p>57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ArneburgerStr4 (#158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20.000 +0200</text:p>
          </table:table-cell>
          <table:table-cell office:value-type="float" office:value="59.2000007629395" calcext:value-type="float">
            <text:p>59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ArneburgerStr7 (#139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4.9000015258789" calcext:value-type="float">
            <text:p>64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ErichKurzStr13 (#148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Goetelstr99 (#145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6.3000030517578" calcext:value-type="float">
            <text:p>66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JerichowerStr3 (#140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4.5" calcext:value-type="float">
            <text:p>64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JerichowerStr4 (#162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5.5999984741211" calcext:value-type="float">
            <text:p>65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Lincolnstr16 (#101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7.7000007629395" calcext:value-type="float">
            <text:p>57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Lincolnstr48 (#112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MaxSteinkeStr19 (#164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Neumarkplan10a (#142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6.7000007629395" calcext:value-type="float">
            <text:p>56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Neumarkplan11c (#163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1.9000015258789" calcext:value-type="float">
            <text:p>61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Neumarkplan12a (#109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1:35.000 +02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Neumarkplan13a (#108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18.000 +0200</text:p>
          </table:table-cell>
          <table:table-cell office:value-type="float" office:value="62.4000015258789" calcext:value-type="float">
            <text:p>62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Neumarkplan14a (#113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7.5999984741211" calcext:value-type="float">
            <text:p>67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Neumarkplan15c (#104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2.2999992370606" calcext:value-type="float">
            <text:p>62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Neumarkplan2a (#152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9.2999992370605" calcext:value-type="float">
            <text:p>59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eumarkplan3a (#154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9.9000015258789" calcext:value-type="float">
            <text:p>59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Neumarkplan4c (#150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6.2000007629395" calcext:value-type="float">
            <text:p>56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Neumarkplan5a (#149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Neumarkplan6b (#156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5.1999969482422" calcext:value-type="float">
            <text:p>65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Neumarkplan7b (#161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2.2999992370606" calcext:value-type="float">
            <text:p>62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Neumarkplan8a (#159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09:00:00.000 +0200</text:p>
          </table:table-cell>
          <table:table-cell office:value-type="float" office:value="61.0999984741211" calcext:value-type="float">
            <text:p>61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Neumarkplan9c (#144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5.2000007629395" calcext:value-type="float">
            <text:p>55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Pistoriusplatz15 (#147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Pistoriusstr121 (#151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Plonzstr2_HZ (#105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72.8000030517578" calcext:value-type="float">
            <text:p>72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avangerStr9 (#107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0.4000015258789" calcext:value-type="float">
            <text:p>60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StendalerStr142 (#137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4:54:57.000 +0200</text:p>
          </table:table-cell>
          <table:table-cell office:value-type="float" office:value="65.5999984741211" calcext:value-type="float">
            <text:p>65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ngermuenderStr110 (#106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9.9000015258789" calcext:value-type="float">
            <text:p>69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TangermuenderStr3 (#160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1.4000015258789" calcext:value-type="float">
            <text:p>61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TangermuenderStr58 (#155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1.7999992370605" calcext:value-type="float">
            <text:p>61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TangermuenderStr84 (#153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WachenheimerWeg8 (#146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WilhelmGuddorfStr14 (#135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70.1999969482422" calcext:value-type="float">
            <text:p>70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WilhelmGuddorfStr6 (#103)</text:p>
          </table:table-cell>
          <table:table-cell office:value-type="string" calcext:value-type="string">
            <text:p>AI_WWB1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ArneburgerStr4 (#158)</text:p>
          </table:table-cell>
          <table:table-cell office:value-type="string" calcext:value-type="string">
            <text:p>AI_WWB1_rBTemp2</text:p>
          </table:table-cell>
          <table:table-cell office:value-type="string" calcext:value-type="string">
            <text:p>2022-09-13 15:00:20.000 +0200</text:p>
          </table:table-cell>
          <table:table-cell office:value-type="float" office:value="60.5999984741211" calcext:value-type="float">
            <text:p>60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ArneburgerStr7 (#139)</text:p>
          </table:table-cell>
          <table:table-cell office:value-type="string" calcext:value-type="string">
            <text:p>AI_WWB1_rBTemp2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1.2000007629395" calcext:value-type="float">
            <text:p>61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ErichKurzStr13 (#148)</text:p>
          </table:table-cell>
          <table:table-cell office:value-type="string" calcext:value-type="string">
            <text:p>AI_WWB1_rBTemp2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8.9000015258789" calcext:value-type="float">
            <text:p>58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Goetelstr99 (#145)</text:p>
          </table:table-cell>
          <table:table-cell office:value-type="string" calcext:value-type="string">
            <text:p>AI_WWB1_rBTemp2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8.9000015258789" calcext:value-type="float">
            <text:p>58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JerichowerStr4 (#162)</text:p>
          </table:table-cell>
          <table:table-cell office:value-type="string" calcext:value-type="string">
            <text:p>AI_WWB1_rBTemp2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2.9000015258789" calcext:value-type="float">
            <text:p>62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Neumarkplan10a (#142)</text:p>
          </table:table-cell>
          <table:table-cell office:value-type="string" calcext:value-type="string">
            <text:p>AI_WWB1_rBTemp2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StendalerStr142 (#137)</text:p>
          </table:table-cell>
          <table:table-cell office:value-type="string" calcext:value-type="string">
            <text:p>AI_WWB1_rBTemp2</text:p>
          </table:table-cell>
          <table:table-cell office:value-type="string" calcext:value-type="string">
            <text:p>2022-09-13 14:54:57.000 +0200</text:p>
          </table:table-cell>
          <table:table-cell office:value-type="float" office:value="62.4000015258789" calcext:value-type="float">
            <text:p>62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ngermuenderStr110 (#106)</text:p>
          </table:table-cell>
          <table:table-cell office:value-type="string" calcext:value-type="string">
            <text:p>AI_WWB1_rBTemp2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2.9000015258789" calcext:value-type="float">
            <text:p>62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TangermuenderStr3 (#160)</text:p>
          </table:table-cell>
          <table:table-cell office:value-type="string" calcext:value-type="string">
            <text:p>AI_WWB1_rBTemp2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8.2999992370606" calcext:value-type="float">
            <text:p>58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TangermuenderStr58 (#155)</text:p>
          </table:table-cell>
          <table:table-cell office:value-type="string" calcext:value-type="string">
            <text:p>AI_WWB1_rBTemp2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3.2000007629395" calcext:value-type="float">
            <text:p>63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WachenheimerWeg8 (#146)</text:p>
          </table:table-cell>
          <table:table-cell office:value-type="string" calcext:value-type="string">
            <text:p>AI_WWB1_rBTemp2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2.7000007629395" calcext:value-type="float">
            <text:p>62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WilhelmGuddorfStr14 (#135)</text:p>
          </table:table-cell>
          <table:table-cell office:value-type="string" calcext:value-type="string">
            <text:p>AI_WWB1_rBTemp2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8.0999984741211" calcext:value-type="float">
            <text:p>58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AalesunderStr9 (#141)</text:p>
          </table:table-cell>
          <table:table-cell office:value-type="string" calcext:value-type="string">
            <text:p>AI_WWB1_rPrim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Neumarkplan10a (#142)</text:p>
          </table:table-cell>
          <table:table-cell office:value-type="string" calcext:value-type="string">
            <text:p>AI_WWB1_rPrim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Pistoriusstr121 (#151)</text:p>
          </table:table-cell>
          <table:table-cell office:value-type="string" calcext:value-type="string">
            <text:p>AI_WWB1_rPrim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Plonzstr2_HZ (#105)</text:p>
          </table:table-cell>
          <table:table-cell office:value-type="string" calcext:value-type="string">
            <text:p>AI_WWB1_rPrim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74.6999969482422" calcext:value-type="float">
            <text:p>74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Weverstr11a (#111)</text:p>
          </table:table-cell>
          <table:table-cell office:value-type="string" calcext:value-type="string">
            <text:p>AI_WWB1_rPrimVLTemp</text:p>
          </table:table-cell>
          <table:table-cell office:value-type="string" calcext:value-type="string">
            <text:p>2022-09-13 15:01:53.000 +0200</text:p>
          </table:table-cell>
          <table:table-cell office:value-type="float" office:value="61.7999992370605" calcext:value-type="float">
            <text:p>61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AalesunderStr10 (#143)</text:p>
          </table:table-cell>
          <table:table-cell office:value-type="string" calcext:value-type="string">
            <text:p>AI_WWB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AalesunderStr9 (#141)</text:p>
          </table:table-cell>
          <table:table-cell office:value-type="string" calcext:value-type="string">
            <text:p>AI_WWB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7.0999984741211" calcext:value-type="float">
            <text:p>57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ArneburgerStr4 (#158)</text:p>
          </table:table-cell>
          <table:table-cell office:value-type="string" calcext:value-type="string">
            <text:p>AI_WWB1_rRLTemp</text:p>
          </table:table-cell>
          <table:table-cell office:value-type="string" calcext:value-type="string">
            <text:p>2022-09-13 15:00:20.000 +0200</text:p>
          </table:table-cell>
          <table:table-cell office:value-type="float" office:value="57.9000015258789" calcext:value-type="float">
            <text:p>57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MaxSteinkeStr19 (#164)</text:p>
          </table:table-cell>
          <table:table-cell office:value-type="string" calcext:value-type="string">
            <text:p>AI_WWB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8.5" calcext:value-type="float">
            <text:p>58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Neumarkplan10a (#142)</text:p>
          </table:table-cell>
          <table:table-cell office:value-type="string" calcext:value-type="string">
            <text:p>AI_WWB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5.0999984741211" calcext:value-type="float">
            <text:p>55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Neumarkplan11c (#163)</text:p>
          </table:table-cell>
          <table:table-cell office:value-type="string" calcext:value-type="string">
            <text:p>AI_WWB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7.5999984741211" calcext:value-type="float">
            <text:p>57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Neumarkplan12a (#109)</text:p>
          </table:table-cell>
          <table:table-cell office:value-type="string" calcext:value-type="string">
            <text:p>AI_WWB1_rRLTemp</text:p>
          </table:table-cell>
          <table:table-cell office:value-type="string" calcext:value-type="string">
            <text:p>2022-09-13 15:01:35.000 +0200</text:p>
          </table:table-cell>
          <table:table-cell office:value-type="float" office:value="61.2999992370605" calcext:value-type="float">
            <text:p>61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Neumarkplan13a (#108)</text:p>
          </table:table-cell>
          <table:table-cell office:value-type="string" calcext:value-type="string">
            <text:p>AI_WWB1_rRLTemp</text:p>
          </table:table-cell>
          <table:table-cell office:value-type="string" calcext:value-type="string">
            <text:p>2022-09-13 15:00:18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Neumarkplan14a (#113)</text:p>
          </table:table-cell>
          <table:table-cell office:value-type="string" calcext:value-type="string">
            <text:p>AI_WWB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1.5999984741211" calcext:value-type="float">
            <text:p>61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Neumarkplan15c (#104)</text:p>
          </table:table-cell>
          <table:table-cell office:value-type="string" calcext:value-type="string">
            <text:p>AI_WWB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7.4000015258789" calcext:value-type="float">
            <text:p>57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Neumarkplan3a (#154)</text:p>
          </table:table-cell>
          <table:table-cell office:value-type="string" calcext:value-type="string">
            <text:p>AI_WWB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Neumarkplan4c (#150)</text:p>
          </table:table-cell>
          <table:table-cell office:value-type="string" calcext:value-type="string">
            <text:p>AI_WWB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3.7999992370605" calcext:value-type="float">
            <text:p>53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Neumarkplan5a (#149)</text:p>
          </table:table-cell>
          <table:table-cell office:value-type="string" calcext:value-type="string">
            <text:p>AI_WWB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6.7999992370605" calcext:value-type="float">
            <text:p>56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Neumarkplan6b (#156)</text:p>
          </table:table-cell>
          <table:table-cell office:value-type="string" calcext:value-type="string">
            <text:p>AI_WWB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3.0999984741211" calcext:value-type="float">
            <text:p>63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Neumarkplan7b (#161)</text:p>
          </table:table-cell>
          <table:table-cell office:value-type="string" calcext:value-type="string">
            <text:p>AI_WWB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2.2999992370606" calcext:value-type="float">
            <text:p>62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Neumarkplan8a (#159)</text:p>
          </table:table-cell>
          <table:table-cell office:value-type="string" calcext:value-type="string">
            <text:p>AI_WWB1_rRLTemp</text:p>
          </table:table-cell>
          <table:table-cell office:value-type="string" calcext:value-type="string">
            <text:p>2022-09-13 09:00:00.000 +0200</text:p>
          </table:table-cell>
          <table:table-cell office:value-type="float" office:value="59.7999992370606" calcext:value-type="float">
            <text:p>59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Neumarkplan9c (#144)</text:p>
          </table:table-cell>
          <table:table-cell office:value-type="string" calcext:value-type="string">
            <text:p>AI_WWB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2.7000007629395" calcext:value-type="float">
            <text:p>52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istoriusplatz15 (#147)</text:p>
          </table:table-cell>
          <table:table-cell office:value-type="string" calcext:value-type="string">
            <text:p>AI_WWB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Pistoriusstr121 (#151)</text:p>
          </table:table-cell>
          <table:table-cell office:value-type="string" calcext:value-type="string">
            <text:p>AI_WWB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8.2999992370606" calcext:value-type="float">
            <text:p>58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Plonzstr2_HZ (#105)</text:p>
          </table:table-cell>
          <table:table-cell office:value-type="string" calcext:value-type="string">
            <text:p>AI_WWB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4.9000015258789" calcext:value-type="float">
            <text:p>54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StavangerStr9 (#107)</text:p>
          </table:table-cell>
          <table:table-cell office:value-type="string" calcext:value-type="string">
            <text:p>AI_WWB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9.5" calcext:value-type="float">
            <text:p>59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TangermuenderStr58 (#155)</text:p>
          </table:table-cell>
          <table:table-cell office:value-type="string" calcext:value-type="string">
            <text:p>AI_WWB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1.0999984741211" calcext:value-type="float">
            <text:p>61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TangermuenderStr84 (#153)</text:p>
          </table:table-cell>
          <table:table-cell office:value-type="string" calcext:value-type="string">
            <text:p>AI_WWB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WachenheimerWeg8 (#146)</text:p>
          </table:table-cell>
          <table:table-cell office:value-type="string" calcext:value-type="string">
            <text:p>AI_WWB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9.7000007629395" calcext:value-type="float">
            <text:p>59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Weverstr11a (#111)</text:p>
          </table:table-cell>
          <table:table-cell office:value-type="string" calcext:value-type="string">
            <text:p>AI_WWB1_r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5.7000007629395" calcext:value-type="float">
            <text:p>55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TangermuenderStr58 (#155)</text:p>
          </table:table-cell>
          <table:table-cell office:value-type="string" calcext:value-type="string">
            <text:p>AI_WWB1_rRLTempPrim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0.4000015258789" calcext:value-type="float">
            <text:p>60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TangermuenderStr84 (#153)</text:p>
          </table:table-cell>
          <table:table-cell office:value-type="string" calcext:value-type="string">
            <text:p>AI_WWB1_rRLTempPrim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9.7999992370606" calcext:value-type="float">
            <text:p>59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Lincolnstr16 (#101)</text:p>
          </table:table-cell>
          <table:table-cell office:value-type="string" calcext:value-type="string">
            <text:p>AI_WWB1_rSek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7.0999984741211" calcext:value-type="float">
            <text:p>57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Weverstr11a (#111)</text:p>
          </table:table-cell>
          <table:table-cell office:value-type="string" calcext:value-type="string">
            <text:p>AI_WWB1_rSek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3.9000015258789" calcext:value-type="float">
            <text:p>53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AalesunderStr9 (#141)</text:p>
          </table:table-cell>
          <table:table-cell office:value-type="string" calcext:value-type="string">
            <text:p>AI_WWB1_rSek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Lincolnstr16 (#101)</text:p>
          </table:table-cell>
          <table:table-cell office:value-type="string" calcext:value-type="string">
            <text:p>AI_WWB1_rSek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2.9000015258789" calcext:value-type="float">
            <text:p>62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Lincolnstr48 (#112)</text:p>
          </table:table-cell>
          <table:table-cell office:value-type="string" calcext:value-type="string">
            <text:p>AI_WWB1_rSek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7.7000007629395" calcext:value-type="float">
            <text:p>57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Lincolnstr60 (#136)</text:p>
          </table:table-cell>
          <table:table-cell office:value-type="string" calcext:value-type="string">
            <text:p>AI_WWB1_rSek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7.9000015258789" calcext:value-type="float">
            <text:p>67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Neumarkplan10a (#142)</text:p>
          </table:table-cell>
          <table:table-cell office:value-type="string" calcext:value-type="string">
            <text:p>AI_WWB1_rSek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Neumarkplan2a (#152)</text:p>
          </table:table-cell>
          <table:table-cell office:value-type="string" calcext:value-type="string">
            <text:p>AI_WWB1_rSek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Pistoriusstr121 (#151)</text:p>
          </table:table-cell>
          <table:table-cell office:value-type="string" calcext:value-type="string">
            <text:p>AI_WWB1_rSek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Plonzstr2_HZ (#105)</text:p>
          </table:table-cell>
          <table:table-cell office:value-type="string" calcext:value-type="string">
            <text:p>AI_WWB1_rSek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73.5" calcext:value-type="float">
            <text:p>73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Weverstr11a (#111)</text:p>
          </table:table-cell>
          <table:table-cell office:value-type="string" calcext:value-type="string">
            <text:p>AI_WWB1_rSekVLTemp</text:p>
          </table:table-cell>
          <table:table-cell office:value-type="string" calcext:value-type="string">
            <text:p>2022-09-13 15:01:09.000 +0200</text:p>
          </table:table-cell>
          <table:table-cell office:value-type="float" office:value="57.4000015258789" calcext:value-type="float">
            <text:p>57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AalesunderStr10 (#143)</text:p>
          </table:table-cell>
          <table:table-cell office:value-type="string" calcext:value-type="string">
            <text:p>AI_WWB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8.5999984741211" calcext:value-type="float">
            <text:p>58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AalesunderStr9 (#141)</text:p>
          </table:table-cell>
          <table:table-cell office:value-type="string" calcext:value-type="string">
            <text:p>AI_WWB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7.4000015258789" calcext:value-type="float">
            <text:p>57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ArneburgerStr4 (#158)</text:p>
          </table:table-cell>
          <table:table-cell office:value-type="string" calcext:value-type="string">
            <text:p>AI_WWB1_rVLTemp</text:p>
          </table:table-cell>
          <table:table-cell office:value-type="string" calcext:value-type="string">
            <text:p>2022-09-13 15:00:2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incolnstr16 (#101)</text:p>
          </table:table-cell>
          <table:table-cell office:value-type="string" calcext:value-type="string">
            <text:p>AI_WWB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MaxSteinkeStr19 (#164)</text:p>
          </table:table-cell>
          <table:table-cell office:value-type="string" calcext:value-type="string">
            <text:p>AI_WWB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9.7999992370606" calcext:value-type="float">
            <text:p>59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Neumarkplan10a (#142)</text:p>
          </table:table-cell>
          <table:table-cell office:value-type="string" calcext:value-type="string">
            <text:p>AI_WWB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Pistoriusplatz15 (#147)</text:p>
          </table:table-cell>
          <table:table-cell office:value-type="string" calcext:value-type="string">
            <text:p>AI_WWB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Pistoriusstr121 (#151)</text:p>
          </table:table-cell>
          <table:table-cell office:value-type="string" calcext:value-type="string">
            <text:p>AI_WWB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7.8000030517578" calcext:value-type="float">
            <text:p>67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Plonzstr2_HZ (#105)</text:p>
          </table:table-cell>
          <table:table-cell office:value-type="string" calcext:value-type="string">
            <text:p>AI_WWB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0.5" calcext:value-type="float">
            <text:p>60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StavangerStr9 (#107)</text:p>
          </table:table-cell>
          <table:table-cell office:value-type="string" calcext:value-type="string">
            <text:p>AI_WWB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2.7999992370606" calcext:value-type="float">
            <text:p>62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TangermuenderStr84 (#153)</text:p>
          </table:table-cell>
          <table:table-cell office:value-type="string" calcext:value-type="string">
            <text:p>AI_WWB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WachenheimerWeg8 (#146)</text:p>
          </table:table-cell>
          <table:table-cell office:value-type="string" calcext:value-type="string">
            <text:p>AI_WWB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0.7999992370606" calcext:value-type="float">
            <text:p>60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Weverstr11a (#111)</text:p>
          </table:table-cell>
          <table:table-cell office:value-type="string" calcext:value-type="string">
            <text:p>AI_WWB1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7.2000007629395" calcext:value-type="float">
            <text:p>57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Lincolnstr16 (#101)</text:p>
          </table:table-cell>
          <table:table-cell office:value-type="string" calcext:value-type="string">
            <text:p>AI_WWB2_rBTemp1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0.9000015258789" calcext:value-type="float">
            <text:p>60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Lincolnstr16 (#101)</text:p>
          </table:table-cell>
          <table:table-cell office:value-type="string" calcext:value-type="string">
            <text:p>AI_WWB2_rSek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8.9000015258789" calcext:value-type="float">
            <text:p>58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Lincolnstr16 (#101)</text:p>
          </table:table-cell>
          <table:table-cell office:value-type="string" calcext:value-type="string">
            <text:p>AI_WWB2_r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9.9000015258789" calcext:value-type="float">
            <text:p>59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Weverstr71d (#110)</text:p>
          </table:table-cell>
          <table:table-cell office:value-type="string" calcext:value-type="string">
            <text:p>AI_WWB_BTemp1</text:p>
          </table:table-cell>
          <table:table-cell office:value-type="string" calcext:value-type="string">
            <text:p>2022-09-13 14:50:27.000 +0200</text:p>
          </table:table-cell>
          <table:table-cell office:value-type="float" office:value="63.9000015258789" calcext:value-type="float">
            <text:p>63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Weverstr71d (#110)</text:p>
          </table:table-cell>
          <table:table-cell office:value-type="string" calcext:value-type="string">
            <text:p>AI_WWB_BTemp2</text:p>
          </table:table-cell>
          <table:table-cell office:value-type="string" calcext:value-type="string">
            <text:p>2022-09-13 14:47:21.000 +0200</text:p>
          </table:table-cell>
          <table:table-cell office:value-type="float" office:value="65.8000030517578" calcext:value-type="float">
            <text:p>65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Weverstr71d (#110)</text:p>
          </table:table-cell>
          <table:table-cell office:value-type="string" calcext:value-type="string">
            <text:p>AI_WWB_PrimVLTemp</text:p>
          </table:table-cell>
          <table:table-cell office:value-type="string" calcext:value-type="string">
            <text:p>2022-09-13 04:22:57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verstr71d (#110)</text:p>
          </table:table-cell>
          <table:table-cell office:value-type="string" calcext:value-type="string">
            <text:p>AI_WWB_SekVLTemp</text:p>
          </table:table-cell>
          <table:table-cell office:value-type="string" calcext:value-type="string">
            <text:p>2022-09-13 14:59:39.000 +0200</text:p>
          </table:table-cell>
          <table:table-cell office:value-type="float" office:value="64.9000015258789" calcext:value-type="float">
            <text:p>64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Goetelstr99 (#145)</text:p>
          </table:table-cell>
          <table:table-cell office:value-type="string" calcext:value-type="string">
            <text:p>AI_ZS_rZ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eumarkplan10a (#142)</text:p>
          </table:table-cell>
          <table:table-cell office:value-type="string" calcext:value-type="string">
            <text:p>AI_ZS_rZ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Plonzstr2_HZ (#105)</text:p>
          </table:table-cell>
          <table:table-cell office:value-type="string" calcext:value-type="string">
            <text:p>AI_ZS_rZ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9.0999984741211" calcext:value-type="float">
            <text:p>69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TangermuenderStr3 (#160)</text:p>
          </table:table-cell>
          <table:table-cell office:value-type="string" calcext:value-type="string">
            <text:p>AI_ZS_rZ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ArneburgerStr4 (#158)</text:p>
          </table:table-cell>
          <table:table-cell office:value-type="string" calcext:value-type="string">
            <text:p>AI_ZS_rZVLTemp</text:p>
          </table:table-cell>
          <table:table-cell office:value-type="string" calcext:value-type="string">
            <text:p>2022-09-13 15:00:20.000 +0200</text:p>
          </table:table-cell>
          <table:table-cell office:value-type="float" office:value="75.5" calcext:value-type="float">
            <text:p>75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ArneburgerStr7 (#139)</text:p>
          </table:table-cell>
          <table:table-cell office:value-type="string" calcext:value-type="string">
            <text:p>AI_ZS_rZ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72.5999984741211" calcext:value-type="float">
            <text:p>72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ErichKurzStr13 (#148)</text:p>
          </table:table-cell>
          <table:table-cell office:value-type="string" calcext:value-type="string">
            <text:p>AI_ZS_rZ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8.3000030517578" calcext:value-type="float">
            <text:p>68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Goetelstr99 (#145)</text:p>
          </table:table-cell>
          <table:table-cell office:value-type="string" calcext:value-type="string">
            <text:p>AI_ZS_rZ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JerichowerStr3 (#140)</text:p>
          </table:table-cell>
          <table:table-cell office:value-type="string" calcext:value-type="string">
            <text:p>AI_ZS_rZ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82.6999969482422" calcext:value-type="float">
            <text:p>82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JerichowerStr4 (#162)</text:p>
          </table:table-cell>
          <table:table-cell office:value-type="string" calcext:value-type="string">
            <text:p>AI_ZS_rZ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73.9000015258789" calcext:value-type="float">
            <text:p>73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Lincolnstr16 (#101)</text:p>
          </table:table-cell>
          <table:table-cell office:value-type="string" calcext:value-type="string">
            <text:p>AI_ZS_rZ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74.4000015258789" calcext:value-type="float">
            <text:p>74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incolnstr48 (#112)</text:p>
          </table:table-cell>
          <table:table-cell office:value-type="string" calcext:value-type="string">
            <text:p>AI_ZS_rZ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0.2999992370606" calcext:value-type="float">
            <text:p>60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Lincolnstr60 (#136)</text:p>
          </table:table-cell>
          <table:table-cell office:value-type="string" calcext:value-type="string">
            <text:p>AI_ZS_rZ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Neumarkplan10a (#142)</text:p>
          </table:table-cell>
          <table:table-cell office:value-type="string" calcext:value-type="string">
            <text:p>AI_ZS_rZ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Plonzstr2_HZ (#105)</text:p>
          </table:table-cell>
          <table:table-cell office:value-type="string" calcext:value-type="string">
            <text:p>AI_ZS_rZ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75.5999984741211" calcext:value-type="float">
            <text:p>75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StendalerStr142 (#137)</text:p>
          </table:table-cell>
          <table:table-cell office:value-type="string" calcext:value-type="string">
            <text:p>AI_ZS_rZVLTemp</text:p>
          </table:table-cell>
          <table:table-cell office:value-type="string" calcext:value-type="string">
            <text:p>2022-09-13 14:54:57.000 +0200</text:p>
          </table:table-cell>
          <table:table-cell office:value-type="float" office:value="76.6999969482422" calcext:value-type="float">
            <text:p>76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angermuenderStr110 (#106)</text:p>
          </table:table-cell>
          <table:table-cell office:value-type="string" calcext:value-type="string">
            <text:p>AI_ZS_rZ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84.5" calcext:value-type="float">
            <text:p>84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TangermuenderStr3 (#160)</text:p>
          </table:table-cell>
          <table:table-cell office:value-type="string" calcext:value-type="string">
            <text:p>AI_ZS_rZ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TangermuenderStr58 (#155)</text:p>
          </table:table-cell>
          <table:table-cell office:value-type="string" calcext:value-type="string">
            <text:p>AI_ZS_rZ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73.4000015258789" calcext:value-type="float">
            <text:p>73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TangermuenderStr84 (#153)</text:p>
          </table:table-cell>
          <table:table-cell office:value-type="string" calcext:value-type="string">
            <text:p>AI_ZS_rZ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76.5" calcext:value-type="float">
            <text:p>76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WachenheimerWeg8 (#146)</text:p>
          </table:table-cell>
          <table:table-cell office:value-type="string" calcext:value-type="string">
            <text:p>AI_ZS_rZ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4.9000015258789" calcext:value-type="float">
            <text:p>64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Weverstr11a (#111)</text:p>
          </table:table-cell>
          <table:table-cell office:value-type="string" calcext:value-type="string">
            <text:p>AI_ZS_rZVLTemp</text:p>
          </table:table-cell>
          <table:table-cell office:value-type="string" calcext:value-type="string">
            <text:p>2022-09-13 15:01:51.000 +0200</text:p>
          </table:table-cell>
          <table:table-cell office:value-type="float" office:value="72.0999984741211" calcext:value-type="float">
            <text:p>72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WilhelmGuddorfStr14 (#135)</text:p>
          </table:table-cell>
          <table:table-cell office:value-type="string" calcext:value-type="string">
            <text:p>AI_ZS_rZ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80.5999984741211" calcext:value-type="float">
            <text:p>80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AlfredRandtStr14 (#138)</text:p>
          </table:table-cell>
          <table:table-cell office:value-type="string" calcext:value-type="string">
            <text:p>AI_ZS_Z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AlfredRandtStr20 (#157)</text:p>
          </table:table-cell>
          <table:table-cell office:value-type="string" calcext:value-type="string">
            <text:p>AI_ZS_ZR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AlfredRandtStr14 (#138)</text:p>
          </table:table-cell>
          <table:table-cell office:value-type="string" calcext:value-type="string">
            <text:p>AI_ZS_Z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AlfredRandtStr20 (#157)</text:p>
          </table:table-cell>
          <table:table-cell office:value-type="string" calcext:value-type="string">
            <text:p>AI_ZS_ZVL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Plonzstr2_HZ (#105)</text:p>
          </table:table-cell>
          <table:table-cell office:value-type="string" calcext:value-type="string">
            <text:p>CV_HVS1_rErrRegelw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Plonzstr2_HZ (#105)</text:p>
          </table:table-cell>
          <table:table-cell office:value-type="string" calcext:value-type="string">
            <text:p>CV_HVS2_rErrRegelw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Armbrustweg13 (#188)</text:p>
          </table:table-cell>
          <table:table-cell office:value-type="string" calcext:value-type="string">
            <text:p>Primary10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8.32" calcext:value-type="float">
            <text:p>18,3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rmbrustweg15 (#118)</text:p>
          </table:table-cell>
          <table:table-cell office:value-type="string" calcext:value-type="string">
            <text:p>Primary10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8.3" calcext:value-type="float">
            <text:p>18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Armbrustweg17 (#114)</text:p>
          </table:table-cell>
          <table:table-cell office:value-type="string" calcext:value-type="string">
            <text:p>Primary10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8.25" calcext:value-type="float">
            <text:p>18,2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Armbrustweg19 (#128)</text:p>
          </table:table-cell>
          <table:table-cell office:value-type="string" calcext:value-type="string">
            <text:p>Primary10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8.44" calcext:value-type="float">
            <text:p>18,4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Breitkopfstrasse121 (#201)</text:p>
          </table:table-cell>
          <table:table-cell office:value-type="string" calcext:value-type="string">
            <text:p>Primary10_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Breitkopfstrasse132 (#122)</text:p>
          </table:table-cell>
          <table:table-cell office:value-type="string" calcext:value-type="string">
            <text:p>Primary10_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19.44" calcext:value-type="float">
            <text:p>19,4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Gruenrockweg3 (#123)</text:p>
          </table:table-cell>
          <table:table-cell office:value-type="string" calcext:value-type="string">
            <text:p>Primary10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8.86" calcext:value-type="float">
            <text:p>18,8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Gruenrockweg5 (#210)</text:p>
          </table:table-cell>
          <table:table-cell office:value-type="string" calcext:value-type="string">
            <text:p>Primary10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8.79" calcext:value-type="float">
            <text:p>18,7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lemkestrasse12 (#199)</text:p>
          </table:table-cell>
          <table:table-cell office:value-type="string" calcext:value-type="string">
            <text:p>Primary10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9.3" calcext:value-type="float">
            <text:p>19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Klemkestrasse14 (#219)</text:p>
          </table:table-cell>
          <table:table-cell office:value-type="string" calcext:value-type="string">
            <text:p>Primary10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8.94" calcext:value-type="float">
            <text:p>18,9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Klemkestrasse16 (#202)</text:p>
          </table:table-cell>
          <table:table-cell office:value-type="string" calcext:value-type="string">
            <text:p>Primary10_Temperatur</text:p>
          </table:table-cell>
          <table:table-cell office:value-type="string" calcext:value-type="string">
            <text:p>2022-09-08 04:00:00.000 +0200</text:p>
          </table:table-cell>
          <table:table-cell office:value-type="float" office:value="17.47" calcext:value-type="float">
            <text:p>17,4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Klemkestrasse18 (#204)</text:p>
          </table:table-cell>
          <table:table-cell office:value-type="string" calcext:value-type="string">
            <text:p>Primary10_Temperatur</text:p>
          </table:table-cell>
          <table:table-cell office:value-type="string" calcext:value-type="string">
            <text:p>2022-09-09 04:00:00.000 +0200</text:p>
          </table:table-cell>
          <table:table-cell office:value-type="float" office:value="18.68" calcext:value-type="float">
            <text:p>18,6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ampensteig11 (#126)</text:p>
          </table:table-cell>
          <table:table-cell office:value-type="string" calcext:value-type="string">
            <text:p>Primary10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Residenzstrasse147 (#198)</text:p>
          </table:table-cell>
          <table:table-cell office:value-type="string" calcext:value-type="string">
            <text:p>Primary10_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18.92" calcext:value-type="float">
            <text:p>18,9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Gruenrockweg8 (#129)</text:p>
          </table:table-cell>
          <table:table-cell office:value-type="string" calcext:value-type="string">
            <text:p>Primary1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02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Gruenrockweg8 (#129)</text:p>
          </table:table-cell>
          <table:table-cell office:value-type="string" calcext:value-type="string">
            <text:p>Primary1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25.594" calcext:value-type="float">
            <text:p>225,59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Gruenrockweg8 (#129)</text:p>
          </table:table-cell>
          <table:table-cell office:value-type="string" calcext:value-type="string">
            <text:p>Primary1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48" calcext:value-type="float">
            <text:p>0,05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Gruenrockweg8 (#129)</text:p>
          </table:table-cell>
          <table:table-cell office:value-type="string" calcext:value-type="string">
            <text:p>Primary1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ruenrockweg8 (#129)</text:p>
          </table:table-cell>
          <table:table-cell office:value-type="string" calcext:value-type="string">
            <text:p>Primary1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9.6" calcext:value-type="float">
            <text:p>49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Gruenrockweg8 (#129)</text:p>
          </table:table-cell>
          <table:table-cell office:value-type="string" calcext:value-type="string">
            <text:p>Primary1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Gruenrockweg8 (#129)</text:p>
          </table:table-cell>
          <table:table-cell office:value-type="string" calcext:value-type="string">
            <text:p>Primary1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Gruenrockweg8 (#129)</text:p>
          </table:table-cell>
          <table:table-cell office:value-type="string" calcext:value-type="string">
            <text:p>Primary1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Gruenrockweg8 (#129)</text:p>
          </table:table-cell>
          <table:table-cell office:value-type="string" calcext:value-type="string">
            <text:p>Primary1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5.4" calcext:value-type="float">
            <text:p>45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Gruenrockweg8 (#129)</text:p>
          </table:table-cell>
          <table:table-cell office:value-type="string" calcext:value-type="string">
            <text:p>Primary1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7.7" calcext:value-type="float">
            <text:p>57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Achillesstr72 (#261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.529" calcext:value-type="float">
            <text:p>2,53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Achillesstr74 (#177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.997" calcext:value-type="float">
            <text:p>3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Achillesstr82 (#252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361" calcext:value-type="float">
            <text:p>0,36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Achillesstr94 (#295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03:30:00.000 +0200</text:p>
          </table:table-cell>
          <table:table-cell office:value-type="float" office:value="0.48" calcext:value-type="float">
            <text:p>0,48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Achtermannstr1 (#243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.36" calcext:value-type="float">
            <text:p>1,36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Achtermannstr45 (#133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3.95" calcext:value-type="float">
            <text:p>3,95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AlleeDerKosmonauten113 (#288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2 10:30:00.000 +0200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AlleederKosmonauten117 (#167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AlteHellersdorferStr138 (#278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AlteJakobstr172 (#184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mBreitenLuch44 (#211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AmKlauswerder7 (#212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1.71" calcext:value-type="float">
            <text:p>1,71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AnderKappe56 (#258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AnderKappe58 (#225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AnderKappe59 (#260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nderKappe61 (#233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AnderKappe62 (#172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AnderKappe65 (#194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AnderKappe66 (#285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AnderKappe68 (#287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001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AnderKappe69 (#234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AnderKappe70 (#277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AnderKappe71 (#286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AnderKappe72 (#232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AnderKappe73 (#263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AnderKappe75 (#279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derKappe79 (#276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AnderKappe81 (#251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rmbrustweg14 (#125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14" calcext:value-type="float">
            <text:p>0,01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Baerensteinstr4 (#196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Baerensteinstr42 (#259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.01" calcext:value-type="float">
            <text:p>2,01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Baerensteinstr44 (#241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.24" calcext:value-type="float">
            <text:p>3,24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BartherStr12 (#257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BartherStr48 (#244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BartherStr58 (#275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51" calcext:value-type="float">
            <text:p>0,51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BlumbergerDamm6 (#249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Borkzeile35 (#181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BornerStr7 (#256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BuckowerRing59 (#200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uckowerRing71 (#185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FalkenbergerChaussee18 (#215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FalkenbergerChaussee6 (#217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Forkenzeile11 (#281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152" calcext:value-type="float">
            <text:p>0,15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Forkenzeile13 (#283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2:30:00.000 +0200</text:p>
          </table:table-cell>
          <table:table-cell office:value-type="float" office:value="0.084" calcext:value-type="float">
            <text:p>0,08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Forkenzeile17 (#299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09 18:00:01.000 +0200</text:p>
          </table:table-cell>
          <table:table-cell office:value-type="float" office:value="0.212" calcext:value-type="float">
            <text:p>0,21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Forkenzeile22 (#214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461" calcext:value-type="float">
            <text:p>0,46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Forkenzeile7 (#235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00:01.000 +0200</text:p>
          </table:table-cell>
          <table:table-cell office:value-type="float" office:value="0.121" calcext:value-type="float">
            <text:p>0,12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Forkenzeile9 (#297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JohannesBobrowskiStr15 (#191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KlaustalerStr20 (#291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Lampensteig11 (#126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LeaGrundigStr10 (#248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48" calcext:value-type="float">
            <text:p>0,48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LeaGrundigStr18 (#205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LeaGrundigStr6 (#242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48" calcext:value-type="float">
            <text:p>0,48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Lossebergplatz1 (#170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142" calcext:value-type="float">
            <text:p>0,14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Mentelinstr55 (#266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3:30:07.000 +020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OeynhauserStr3 (#186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6.000 +020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OttoKruegerZeile1 (#173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Paracelsusstr36 (#246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etzoldtweg20 (#134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3:30:05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oelchaustr22 (#213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PriessnitzStr1 (#290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1.26" calcext:value-type="float">
            <text:p>1,26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RaoulWallenbergStr45 (#166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Roettkenring32 (#189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.23" calcext:value-type="float">
            <text:p>1,23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Roettkenring6 (#238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SalzbrunnerStr35 (#171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004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StendalerStr117 (#190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olzenhagenerStr7 (#180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00:00.000 +0200</text:p>
          </table:table-cell>
          <table:table-cell office:value-type="float" office:value="0.279" calcext:value-type="float">
            <text:p>0,28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tralsunderStr63 (#187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3:30:08.000 +0200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SwinemuenderStr44 (#178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361" calcext:value-type="float">
            <text:p>0,36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Techowpromenade50 (#176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.44" calcext:value-type="float">
            <text:p>1,44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TeupitzerStr15 (#231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189" calcext:value-type="float">
            <text:p>0,19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TeupitzerStr30 (#230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TeupitzerStr46 (#193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00:00.000 +0200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Torstr18 (#229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.094" calcext:value-type="float">
            <text:p>4,09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Wattstr52 (#175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ZellerfelderStr8 (#174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459" calcext:value-type="float">
            <text:p>0,46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ZumKappgraben16 (#237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151" calcext:value-type="float">
            <text:p>0,15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ZumKappgraben18 (#223)</text:p>
          </table:table-cell>
          <table:table-cell office:value-type="string" calcext:value-type="string">
            <text:p>Primary1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169" calcext:value-type="float">
            <text:p>0,17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Achillesstr72 (#261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3.538" calcext:value-type="float">
            <text:p>23,5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Achillesstr74 (#177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0.225" calcext:value-type="float">
            <text:p>20,23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Achillesstr82 (#252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82.254" calcext:value-type="float">
            <text:p>882,25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Achillesstr94 (#295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03:30:00.000 +0200</text:p>
          </table:table-cell>
          <table:table-cell office:value-type="float" office:value="859.781" calcext:value-type="float">
            <text:p>859,7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Achtermannstr1 (#243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908.21" calcext:value-type="float">
            <text:p>4908,21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Achtermannstr45 (#133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6222.52" calcext:value-type="float">
            <text:p>6222,52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leeDerKosmonauten113 (#288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2 10:30:00.000 +0200</text:p>
          </table:table-cell>
          <table:table-cell office:value-type="float" office:value="1068.86" calcext:value-type="float">
            <text:p>1068,86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AlleederKosmonauten117 (#167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2526.924" calcext:value-type="float">
            <text:p>2526,92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AlteHellersdorferStr138 (#278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1824.794" calcext:value-type="float">
            <text:p>1824,79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lteJakobstr172 (#184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0556.47" calcext:value-type="float">
            <text:p>30556,47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mBreitenLuch44 (#211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404.254" calcext:value-type="float">
            <text:p>2404,25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AmKlauswerder7 (#212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1659.205" calcext:value-type="float">
            <text:p>1659,21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AnderKappe56 (#258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552.29" calcext:value-type="float">
            <text:p>1552,29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AnderKappe58 (#225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238.966" calcext:value-type="float">
            <text:p>1238,97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AnderKappe59 (#260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311.544" calcext:value-type="float">
            <text:p>2311,5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AnderKappe61 (#233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423.97" calcext:value-type="float">
            <text:p>1423,97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AnderKappe62 (#172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375.807" calcext:value-type="float">
            <text:p>1375,81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AnderKappe65 (#194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668.277" calcext:value-type="float">
            <text:p>2668,2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AnderKappe66 (#285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2219.033" calcext:value-type="float">
            <text:p>2219,03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AnderKappe68 (#287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882.303" calcext:value-type="float">
            <text:p>882,3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AnderKappe69 (#234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471.341" calcext:value-type="float">
            <text:p>2471,3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AnderKappe70 (#277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1928.054" calcext:value-type="float">
            <text:p>1928,05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AnderKappe71 (#286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2245.082" calcext:value-type="float">
            <text:p>2245,0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AnderKappe72 (#232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51.32" calcext:value-type="float">
            <text:p>751,32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AnderKappe73 (#263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2306.234" calcext:value-type="float">
            <text:p>2306,23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AnderKappe75 (#279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1562.24" calcext:value-type="float">
            <text:p>1562,2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AnderKappe79 (#276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1587.335" calcext:value-type="float">
            <text:p>1587,3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AnderKappe81 (#251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1356.271" calcext:value-type="float">
            <text:p>1356,27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rmbrustweg14 (#125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9.168" calcext:value-type="float">
            <text:p>79,17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Baerensteinstr4 (#196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187.098" calcext:value-type="float">
            <text:p>2187,1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Baerensteinstr42 (#259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360.822" calcext:value-type="float">
            <text:p>4360,82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Baerensteinstr44 (#241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2.23" calcext:value-type="float">
            <text:p>22,23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BartherStr12 (#257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867.728" calcext:value-type="float">
            <text:p>1867,73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BartherStr48 (#244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415.997" calcext:value-type="float">
            <text:p>1416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BartherStr58 (#275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761.223" calcext:value-type="float">
            <text:p>761,22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BlumbergerDamm6 (#249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3154.079" calcext:value-type="float">
            <text:p>3154,0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Borkzeile35 (#181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597.272" calcext:value-type="float">
            <text:p>1597,27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BornerStr7 (#256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459.819" calcext:value-type="float">
            <text:p>1459,82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BuckowerRing59 (#200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189.926" calcext:value-type="float">
            <text:p>1189,93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BuckowerRing71 (#185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808.221" calcext:value-type="float">
            <text:p>1808,22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FalkenbergerChaussee18 (#215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399.304" calcext:value-type="float">
            <text:p>1399,3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FalkenbergerChaussee6 (#217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671.708" calcext:value-type="float">
            <text:p>1671,71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Forkenzeile11 (#281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583.095" calcext:value-type="float">
            <text:p>583,1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Forkenzeile13 (#283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2:30:00.000 +0200</text:p>
          </table:table-cell>
          <table:table-cell office:value-type="float" office:value="526.893" calcext:value-type="float">
            <text:p>526,89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Forkenzeile17 (#299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09 18:00:01.000 +0200</text:p>
          </table:table-cell>
          <table:table-cell office:value-type="float" office:value="454.137" calcext:value-type="float">
            <text:p>454,1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Forkenzeile22 (#214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535.506" calcext:value-type="float">
            <text:p>1535,51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Forkenzeile7 (#235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00:01.000 +0200</text:p>
          </table:table-cell>
          <table:table-cell office:value-type="float" office:value="527.646" calcext:value-type="float">
            <text:p>527,65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Forkenzeile9 (#297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294.779" calcext:value-type="float">
            <text:p>294,7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JohannesBobrowskiStr15 (#191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933.781" calcext:value-type="float">
            <text:p>2933,7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KlaustalerStr20 (#291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1094.85" calcext:value-type="float">
            <text:p>1094,85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Lampensteig11 (#126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4.359" calcext:value-type="float">
            <text:p>74,36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LeaGrundigStr10 (#248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724.34" calcext:value-type="float">
            <text:p>4724,3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LeaGrundigStr18 (#205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086.96" calcext:value-type="float">
            <text:p>3086,96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LeaGrundigStr6 (#242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482.669" calcext:value-type="float">
            <text:p>4482,67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Lossebergplatz1 (#170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49.241" calcext:value-type="float">
            <text:p>349,2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Mentelinstr55 (#266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3:30:07.000 +0200</text:p>
          </table:table-cell>
          <table:table-cell office:value-type="float" office:value="3092.936" calcext:value-type="float">
            <text:p>3092,9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OeynhauserStr3 (#186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6.000 +0200</text:p>
          </table:table-cell>
          <table:table-cell office:value-type="float" office:value="697.948" calcext:value-type="float">
            <text:p>697,95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OttoKruegerZeile1 (#173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380.8" calcext:value-type="float">
            <text:p>2380,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Paracelsusstr36 (#246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986.184" calcext:value-type="float">
            <text:p>2986,1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Petzoldtweg20 (#134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3:30:05.000 +0200</text:p>
          </table:table-cell>
          <table:table-cell office:value-type="float" office:value="1293.938" calcext:value-type="float">
            <text:p>1293,9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Poelchaustr22 (#213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736.768" calcext:value-type="float">
            <text:p>3736,77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PriessnitzStr1 (#290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998.22" calcext:value-type="float">
            <text:p>998,22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RaoulWallenbergStr45 (#166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860.553" calcext:value-type="float">
            <text:p>3860,55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Roettkenring32 (#189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005.598" calcext:value-type="float">
            <text:p>2005,6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Roettkenring6 (#238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997.983" calcext:value-type="float">
            <text:p>1997,9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SalzbrunnerStr35 (#171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165.488" calcext:value-type="float">
            <text:p>165,49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tendalerStr117 (#190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173.521" calcext:value-type="float">
            <text:p>3173,52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tolzenhagenerStr7 (#180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00:00.000 +0200</text:p>
          </table:table-cell>
          <table:table-cell office:value-type="float" office:value="1513.038" calcext:value-type="float">
            <text:p>1513,0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tralsunderStr63 (#187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3:30:08.000 +0200</text:p>
          </table:table-cell>
          <table:table-cell office:value-type="float" office:value="2006.343" calcext:value-type="float">
            <text:p>2006,3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SwinemuenderStr44 (#178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66" calcext:value-type="float">
            <text:p>0,66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Techowpromenade50 (#176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547.324" calcext:value-type="float">
            <text:p>3547,32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TeupitzerStr15 (#231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92.984" calcext:value-type="float">
            <text:p>592,9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TeupitzerStr30 (#230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382.724" calcext:value-type="float">
            <text:p>2382,72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TeupitzerStr46 (#193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00:00.000 +0200</text:p>
          </table:table-cell>
          <table:table-cell office:value-type="float" office:value="1824.86" calcext:value-type="float">
            <text:p>1824,86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Torstr18 (#229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709.81" calcext:value-type="float">
            <text:p>3709,81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Wattstr52 (#175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295.788" calcext:value-type="float">
            <text:p>3295,79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ZellerfelderStr8 (#174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126.779" calcext:value-type="float">
            <text:p>1126,7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ZumKappgraben16 (#237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27.184" calcext:value-type="float">
            <text:p>627,1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ZumKappgraben18 (#223)</text:p>
          </table:table-cell>
          <table:table-cell office:value-type="string" calcext:value-type="string">
            <text:p>Primary1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11.743" calcext:value-type="float">
            <text:p>311,7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lteJakobstr172 (#184)</text:p>
          </table:table-cell>
          <table:table-cell office:value-type="string" calcext:value-type="string">
            <text:p>Primary1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65854.7" calcext:value-type="float">
            <text:p>665854,7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Borkzeile35 (#181)</text:p>
          </table:table-cell>
          <table:table-cell office:value-type="string" calcext:value-type="string">
            <text:p>Primary1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9768.8" calcext:value-type="float">
            <text:p>29768,8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BuckowerRing71 (#185)</text:p>
          </table:table-cell>
          <table:table-cell office:value-type="string" calcext:value-type="string">
            <text:p>Primary1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7718.74" calcext:value-type="float">
            <text:p>37718,74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LeaGrundigStr6 (#242)</text:p>
          </table:table-cell>
          <table:table-cell office:value-type="string" calcext:value-type="string">
            <text:p>Primary1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91250.12" calcext:value-type="float">
            <text:p>91250,12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OeynhauserStr3 (#186)</text:p>
          </table:table-cell>
          <table:table-cell office:value-type="string" calcext:value-type="string">
            <text:p>Primary1_Kubikmeter</text:p>
          </table:table-cell>
          <table:table-cell office:value-type="string" calcext:value-type="string">
            <text:p>2022-09-13 14:30:06.000 +0200</text:p>
          </table:table-cell>
          <table:table-cell office:value-type="float" office:value="26153.63" calcext:value-type="float">
            <text:p>26153,63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Torstr18 (#229)</text:p>
          </table:table-cell>
          <table:table-cell office:value-type="string" calcext:value-type="string">
            <text:p>Primary1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33038.38" calcext:value-type="float">
            <text:p>233038,38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Achillesstr72 (#261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152" calcext:value-type="float">
            <text:p>0,15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Achillesstr74 (#177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Achillesstr82 (#252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Achillesstr94 (#295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03:30:00.000 +02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Achtermannstr1 (#243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Achtermannstr45 (#133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53.8" calcext:value-type="float">
            <text:p>53,8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lleeDerKosmonauten113 (#288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2 10:30:00.000 +0200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AlleederKosmonauten117 (#167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11.1" calcext:value-type="float">
            <text:p>11,1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AlteHellersdorferStr138 (#278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AlteJakobstr172 (#184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mBreitenLuch44 (#211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AmKlauswerder7 (#212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48.3" calcext:value-type="float">
            <text:p>48,3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AnderKappe56 (#258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AnderKappe58 (#225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AnderKappe59 (#260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AnderKappe61 (#233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AnderKappe62 (#172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AnderKappe65 (#194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AnderKappe66 (#285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nderKappe68 (#287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nderKappe69 (#234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AnderKappe70 (#277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AnderKappe71 (#286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AnderKappe72 (#232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AnderKappe73 (#263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AnderKappe75 (#279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derKappe79 (#276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AnderKappe81 (#251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Armbrustweg14 (#125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687" calcext:value-type="float">
            <text:p>0,69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Baerensteinstr4 (#196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Baerensteinstr42 (#259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5.3" calcext:value-type="float">
            <text:p>65,3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Baerensteinstr44 (#241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1.2" calcext:value-type="float">
            <text:p>21,2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BartherStr12 (#257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BartherStr48 (#244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.7" calcext:value-type="float">
            <text:p>8,7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BartherStr58 (#275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33.1" calcext:value-type="float">
            <text:p>33,1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BlumbergerDamm6 (#249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36.8" calcext:value-type="float">
            <text:p>36,8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Borkzeile35 (#181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BornerStr7 (#256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3.9" calcext:value-type="float">
            <text:p>13,9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BuckowerRing59 (#200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.6" calcext:value-type="float">
            <text:p>8,6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BuckowerRing71 (#185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7.1" calcext:value-type="float">
            <text:p>27,1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FalkenbergerChaussee18 (#215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FalkenbergerChaussee6 (#217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6.2" calcext:value-type="float">
            <text:p>16,2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orkenzeile11 (#281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Forkenzeile13 (#283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2:30:00.000 +0200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Forkenzeile17 (#299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09 18:00:01.000 +02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Forkenzeile22 (#214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.8" calcext:value-type="float">
            <text:p>8,8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Forkenzeile7 (#235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00:01.000 +0200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Forkenzeile9 (#297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JohannesBobrowskiStr15 (#191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5.5" calcext:value-type="float">
            <text:p>35,5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KlaustalerStr20 (#291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Lampensteig11 (#126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eaGrundigStr10 (#248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LeaGrundigStr18 (#205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1.8" calcext:value-type="float">
            <text:p>31,8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LeaGrundigStr6 (#242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2.3" calcext:value-type="float">
            <text:p>12,3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Lossebergplatz1 (#170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entelinstr55 (#266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3:30:07.000 +0200</text:p>
          </table:table-cell>
          <table:table-cell office:value-type="float" office:value="31.8" calcext:value-type="float">
            <text:p>31,8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OeynhauserStr3 (#186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6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OttoKruegerZeile1 (#173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Paracelsusstr36 (#246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Petzoldtweg20 (#134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3:30:05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Poelchaustr22 (#213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PriessnitzStr1 (#290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RaoulWallenbergStr45 (#166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Roettkenring32 (#189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2.4" calcext:value-type="float">
            <text:p>42,4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Roettkenring6 (#238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SalzbrunnerStr35 (#171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tendalerStr117 (#190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olzenhagenerStr7 (#180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00:00.000 +0200</text:p>
          </table:table-cell>
          <table:table-cell office:value-type="float" office:value="12.1" calcext:value-type="float">
            <text:p>12,1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tralsunderStr63 (#187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3:30:08.000 +0200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SwinemuenderStr44 (#178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343" calcext:value-type="float">
            <text:p>0,34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Techowpromenade50 (#176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TeupitzerStr15 (#231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TeupitzerStr30 (#230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TeupitzerStr46 (#193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00:00.000 +0200</text:p>
          </table:table-cell>
          <table:table-cell office:value-type="float" office:value="8.1" calcext:value-type="float">
            <text:p>8,1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rstr18 (#229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8.099" calcext:value-type="float">
            <text:p>78,1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Wattstr52 (#175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3.9" calcext:value-type="float">
            <text:p>23,9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ZellerfelderStr8 (#174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ZumKappgraben16 (#237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ZumKappgraben18 (#223)</text:p>
          </table:table-cell>
          <table:table-cell office:value-type="string" calcext:value-type="string">
            <text:p>Primary1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.1" calcext:value-type="float">
            <text:p>6,1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Achillesstr72 (#261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2400" calcext:value-type="float">
            <text:p>624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Achillesstr74 (#177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7800" calcext:value-type="float">
            <text:p>578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Achillesstr82 (#252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Achillesstr94 (#295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03:30:00.000 +02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Achtermannstr1 (#243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Achtermannstr45 (#133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AlleeDerKosmonauten113 (#288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2 10:30:00.000 +02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AlleederKosmonauten117 (#167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AlteHellersdorferStr138 (#278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AlteJakobstr172 (#184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AmBreitenLuch44 (#211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AmKlauswerder7 (#212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AnderKappe56 (#258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19" calcext:value-type="float">
            <text:p>0,0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AnderKappe58 (#225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19" calcext:value-type="float">
            <text:p>0,0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AnderKappe59 (#260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19" calcext:value-type="float">
            <text:p>0,0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AnderKappe61 (#233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AnderKappe62 (#172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19" calcext:value-type="float">
            <text:p>0,0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AnderKappe65 (#194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AnderKappe66 (#285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019" calcext:value-type="float">
            <text:p>0,0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AnderKappe68 (#287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018" calcext:value-type="float">
            <text:p>0,0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nderKappe69 (#234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AnderKappe70 (#277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018" calcext:value-type="float">
            <text:p>0,0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AnderKappe71 (#286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017" calcext:value-type="float">
            <text:p>0,0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AnderKappe72 (#232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19" calcext:value-type="float">
            <text:p>0,0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AnderKappe73 (#263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018" calcext:value-type="float">
            <text:p>0,0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AnderKappe75 (#279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018" calcext:value-type="float">
            <text:p>0,0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erKappe79 (#276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019" calcext:value-type="float">
            <text:p>0,0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AnderKappe81 (#251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019" calcext:value-type="float">
            <text:p>0,0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Armbrustweg14 (#125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4.8" calcext:value-type="float">
            <text:p>24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Baerensteinstr4 (#196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Baerensteinstr42 (#259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Baerensteinstr44 (#241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BartherStr12 (#257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BartherStr48 (#244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BartherStr58 (#275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BlumbergerDamm6 (#249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Borkzeile35 (#181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BornerStr7 (#256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BuckowerRing59 (#200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uckowerRing71 (#185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FalkenbergerChaussee18 (#215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FalkenbergerChaussee6 (#217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Forkenzeile11 (#281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Forkenzeile13 (#283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2:30:00.000 +02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Forkenzeile17 (#299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09 18:00:01.000 +0200</text:p>
          </table:table-cell>
          <table:table-cell office:value-type="float" office:value="0.064" calcext:value-type="float">
            <text:p>0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Forkenzeile22 (#214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9.44" calcext:value-type="float">
            <text:p>59,4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orkenzeile7 (#235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00:01.000 +02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Forkenzeile9 (#297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JohannesBobrowskiStr15 (#191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KlaustalerStr20 (#291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Lampensteig11 (#126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3.6" calcext:value-type="float">
            <text:p>43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LeaGrundigStr10 (#248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LeaGrundigStr18 (#205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LeaGrundigStr6 (#242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Lossebergplatz1 (#170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entelinstr55 (#266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3:30:07.000 +02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OeynhauserStr3 (#186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6.000 +02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OttoKruegerZeile1 (#173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aracelsusstr36 (#246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Petzoldtweg20 (#134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3:30:05.000 +02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oelchaustr22 (#213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PriessnitzStr1 (#290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RaoulWallenbergStr45 (#166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Roettkenring32 (#189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Roettkenring6 (#238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SalzbrunnerStr35 (#171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StendalerStr117 (#190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tolzenhagenerStr7 (#180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00:00.000 +02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tralsunderStr63 (#187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3:30:08.000 +02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SwinemuenderStr44 (#178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5600" calcext:value-type="float">
            <text:p>856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Techowpromenade50 (#176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TeupitzerStr15 (#231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TeupitzerStr30 (#230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TeupitzerStr46 (#193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00:00.000 +02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Torstr18 (#229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1.6" calcext:value-type="float">
            <text:p>61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Wattstr52 (#175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ZellerfelderStr8 (#174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ZumKappgraben16 (#237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ZumKappgraben18 (#223)</text:p>
          </table:table-cell>
          <table:table-cell office:value-type="string" calcext:value-type="string">
            <text:p>Primary1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Achillesstr72 (#261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7100" calcext:value-type="float">
            <text:p>77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chillesstr74 (#177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7900" calcext:value-type="float">
            <text:p>779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Achillesstr82 (#252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chillesstr94 (#295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03:30:00.000 +02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Achtermannstr1 (#243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Achtermannstr45 (#133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AlleeDerKosmonauten113 (#288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2 10:30:00.000 +02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AlleederKosmonauten117 (#167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AlteHellersdorferStr138 (#278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AlteJakobstr172 (#184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AmBreitenLuch44 (#211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AmKlauswerder7 (#212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AnderKappe56 (#258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19" calcext:value-type="float">
            <text:p>0,0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AnderKappe58 (#225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19" calcext:value-type="float">
            <text:p>0,0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AnderKappe59 (#260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25" calcext:value-type="float">
            <text:p>0,0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AnderKappe61 (#233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AnderKappe62 (#172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19" calcext:value-type="float">
            <text:p>0,0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AnderKappe65 (#194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AnderKappe66 (#285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019" calcext:value-type="float">
            <text:p>0,0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AnderKappe68 (#287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018" calcext:value-type="float">
            <text:p>0,0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AnderKappe69 (#234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AnderKappe70 (#277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018" calcext:value-type="float">
            <text:p>0,0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AnderKappe71 (#286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017" calcext:value-type="float">
            <text:p>0,0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AnderKappe72 (#232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19" calcext:value-type="float">
            <text:p>0,0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AnderKappe73 (#263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018" calcext:value-type="float">
            <text:p>0,0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AnderKappe75 (#279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018" calcext:value-type="float">
            <text:p>0,0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erKappe79 (#276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019" calcext:value-type="float">
            <text:p>0,0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AnderKappe81 (#251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019" calcext:value-type="float">
            <text:p>0,0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rmbrustweg14 (#125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7.2" calcext:value-type="float">
            <text:p>67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Baerensteinstr4 (#196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Baerensteinstr42 (#259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Baerensteinstr44 (#241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BartherStr12 (#257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BartherStr48 (#244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BartherStr58 (#275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BlumbergerDamm6 (#249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Borkzeile35 (#181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BornerStr7 (#256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BuckowerRing59 (#200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BuckowerRing71 (#185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FalkenbergerChaussee18 (#215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FalkenbergerChaussee6 (#217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Forkenzeile11 (#281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Forkenzeile13 (#283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2:30:00.000 +02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Forkenzeile17 (#299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09 18:00:01.000 +0200</text:p>
          </table:table-cell>
          <table:table-cell office:value-type="float" office:value="0.076" calcext:value-type="float">
            <text:p>0,0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Forkenzeile22 (#214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6.14" calcext:value-type="float">
            <text:p>76,1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Forkenzeile7 (#235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00:01.000 +0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Forkenzeile9 (#297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JohannesBobrowskiStr15 (#191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KlaustalerStr20 (#291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Lampensteig11 (#126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9.3" calcext:value-type="float">
            <text:p>59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LeaGrundigStr10 (#248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LeaGrundigStr18 (#205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LeaGrundigStr6 (#242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Lossebergplatz1 (#170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Mentelinstr55 (#266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3:30:07.000 +020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OeynhauserStr3 (#186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6.000 +02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OttoKruegerZeile1 (#173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Paracelsusstr36 (#246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Petzoldtweg20 (#134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3:30:05.000 +02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oelchaustr22 (#213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PriessnitzStr1 (#290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RaoulWallenbergStr45 (#166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Roettkenring32 (#189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Roettkenring6 (#238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alzbrunnerStr35 (#171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StendalerStr117 (#190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tolzenhagenerStr7 (#180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00:00.000 +02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tralsunderStr63 (#187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3:30:08.000 +02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SwinemuenderStr44 (#178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6500" calcext:value-type="float">
            <text:p>865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Techowpromenade50 (#176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TeupitzerStr15 (#231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TeupitzerStr30 (#230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TeupitzerStr46 (#193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00:00.000 +02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Torstr18 (#229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8.8" calcext:value-type="float">
            <text:p>78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Wattstr52 (#175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ZellerfelderStr8 (#174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ZumKappgraben16 (#237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ZumKappgraben18 (#223)</text:p>
          </table:table-cell>
          <table:table-cell office:value-type="string" calcext:value-type="string">
            <text:p>Primary1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Armbrustweg11 (#131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533.389" calcext:value-type="float">
            <text:p>533,39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rmbrustweg13 (#188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rmbrustweg15 (#118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159" calcext:value-type="float">
            <text:p>0,16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Armbrustweg17 (#114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rmbrustweg18 (#132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Armbrustweg19 (#128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rmbrustweg21 (#121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Breitkopfstrasse101 (#182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Breitkopfstrasse103 (#116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Breitkopfstrasse105 (#269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Breitkopfstrasse107 (#209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Breitkopfstrasse109 (#270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001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Breitkopfstrasse119 (#220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162" calcext:value-type="float">
            <text:p>0,16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Breitkopfstrasse121 (#201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Breitkopfstrasse130 (#119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Breitkopfstrasse132 (#122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Breitkopfstrasse134 (#203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Breitkopfstrasse136 (#127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Breitkopfstrasse138 (#208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Breitkopfstrasse140 (#296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00:1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Breitkopfstrasse99 (#272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BuckowerRing79 (#254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Buechsenweg11 (#183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1:30:02.000 +0200</text:p>
          </table:table-cell>
          <table:table-cell office:value-type="float" office:value="151.756" calcext:value-type="float">
            <text:p>151,76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Buechsenweg19 (#117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uechsenweg9 (#120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Gruenrockweg10 (#130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Gruenrockweg3 (#123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Gruenrockweg4 (#124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Gruenrockweg5 (#210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Gruenrockweg7 (#226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Gruenrockweg8 (#129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Gudrunstr9 (#197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.026" calcext:value-type="float">
            <text:p>0,03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Klemkestrasse11 (#268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Klemkestrasse12 (#199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02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Klemkestrasse14 (#219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02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Klemkestrasse16 (#202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Klemkestrasse17 (#207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2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Klemkestrasse18 (#204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01:00:00.000 +0200</text:p>
          </table:table-cell>
          <table:table-cell office:value-type="float" office:value="1.346" calcext:value-type="float">
            <text:p>1,35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Klemkestrasse20 (#115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Klemkestrasse22 (#274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006" calcext:value-type="float">
            <text:p>0,01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Klemkestrasse50 (#221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1.079" calcext:value-type="float">
            <text:p>21,08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Klemkestrasse9 (#224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Lampensteig1 (#165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25" calcext:value-type="float">
            <text:p>0,03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Lampensteig3 (#218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86" calcext:value-type="float">
            <text:p>0,09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MurtzanerRing16 (#245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MurtzanerRing18 (#239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MurtzanerRing22 (#253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MurtzanerRing26 (#222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MurtzanerRing31 (#264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MurtzanerRing34 (#206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MurtzanerRing60 (#168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00:01.000 +0200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urtzanerRing64 (#192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00:00.000 +020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MurtzanerRing8 (#240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Poelchaustr28 (#216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Residenzstrasse143 (#228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Residenzstrasse147 (#198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.001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Residenzstrasse148 (#271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Residenzstrasse149 (#267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411" calcext:value-type="float">
            <text:p>0,41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ogostr25 (#265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489" calcext:value-type="float">
            <text:p>0,49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Wuhlestr7 (#236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Zeppelinstr78A (#195)</text:p>
          </table:table-cell>
          <table:table-cell office:value-type="string" calcext:value-type="string">
            <text:p>Primary2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Armbrustweg11 (#131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86.094" calcext:value-type="float">
            <text:p>86,09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Armbrustweg13 (#188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3.817" calcext:value-type="float">
            <text:p>73,82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mbrustweg15 (#118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9.462" calcext:value-type="float">
            <text:p>59,46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rmbrustweg17 (#114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1.086" calcext:value-type="float">
            <text:p>81,09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rmbrustweg18 (#132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6.454" calcext:value-type="float">
            <text:p>56,45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rmbrustweg19 (#128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4.795" calcext:value-type="float">
            <text:p>54,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rmbrustweg21 (#121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97.476" calcext:value-type="float">
            <text:p>97,4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Breitkopfstrasse101 (#182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83.104" calcext:value-type="float">
            <text:p>283,1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Breitkopfstrasse103 (#116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05.606" calcext:value-type="float">
            <text:p>305,61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Breitkopfstrasse105 (#269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241.833" calcext:value-type="float">
            <text:p>241,83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Breitkopfstrasse107 (#209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19.559" calcext:value-type="float">
            <text:p>319,56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Breitkopfstrasse109 (#270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482.24" calcext:value-type="float">
            <text:p>482,2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Breitkopfstrasse119 (#220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43.783" calcext:value-type="float">
            <text:p>443,7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Breitkopfstrasse121 (#201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317.063" calcext:value-type="float">
            <text:p>317,06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Breitkopfstrasse130 (#119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372.573" calcext:value-type="float">
            <text:p>372,57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Breitkopfstrasse132 (#122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44.486" calcext:value-type="float">
            <text:p>244,49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Breitkopfstrasse134 (#203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88.514" calcext:value-type="float">
            <text:p>188,51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Breitkopfstrasse136 (#127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293.553" calcext:value-type="float">
            <text:p>293,55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Breitkopfstrasse138 (#208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73.907" calcext:value-type="float">
            <text:p>73,91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Breitkopfstrasse140 (#296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00:11.000 +0200</text:p>
          </table:table-cell>
          <table:table-cell office:value-type="float" office:value="493.027" calcext:value-type="float">
            <text:p>493,03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Breitkopfstrasse99 (#272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448.358" calcext:value-type="float">
            <text:p>448,36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BuckowerRing79 (#254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728.295" calcext:value-type="float">
            <text:p>4728,3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Buechsenweg11 (#183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1:30:02.000 +0200</text:p>
          </table:table-cell>
          <table:table-cell office:value-type="float" office:value="67.118" calcext:value-type="float">
            <text:p>67,12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Buechsenweg19 (#117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92.313" calcext:value-type="float">
            <text:p>92,31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Buechsenweg9 (#120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1.71" calcext:value-type="float">
            <text:p>51,71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Gruenrockweg10 (#130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76.672" calcext:value-type="float">
            <text:p>76,67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Gruenrockweg3 (#123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17.202" calcext:value-type="float">
            <text:p>117,2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Gruenrockweg4 (#124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03.878" calcext:value-type="float">
            <text:p>303,8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Gruenrockweg5 (#210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82.281" calcext:value-type="float">
            <text:p>282,2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Gruenrockweg7 (#226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55.711" calcext:value-type="float">
            <text:p>255,71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Gruenrockweg8 (#129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48.863" calcext:value-type="float">
            <text:p>248,86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Gudrunstr9 (#197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315.543" calcext:value-type="float">
            <text:p>315,5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Klemkestrasse11 (#268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89.312" calcext:value-type="float">
            <text:p>89,31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Klemkestrasse12 (#199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3.728" calcext:value-type="float">
            <text:p>83,73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Klemkestrasse14 (#219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5.793" calcext:value-type="float">
            <text:p>75,79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Klemkestrasse16 (#202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19.577" calcext:value-type="float">
            <text:p>319,5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Klemkestrasse17 (#207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2.000 +0200</text:p>
          </table:table-cell>
          <table:table-cell office:value-type="float" office:value="108.003" calcext:value-type="float">
            <text:p>10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Klemkestrasse18 (#204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01:00:00.000 +0200</text:p>
          </table:table-cell>
          <table:table-cell office:value-type="float" office:value="73.944" calcext:value-type="float">
            <text:p>73,9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Klemkestrasse20 (#115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14.935" calcext:value-type="float">
            <text:p>114,9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Klemkestrasse22 (#274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99.997" calcext:value-type="float">
            <text:p>10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Klemkestrasse50 (#221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4.387" calcext:value-type="float">
            <text:p>64,39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Klemkestrasse9 (#224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91.545" calcext:value-type="float">
            <text:p>91,55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Lampensteig1 (#165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02.894" calcext:value-type="float">
            <text:p>302,89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Lampensteig3 (#218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98.478" calcext:value-type="float">
            <text:p>298,4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MurtzanerRing16 (#245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927.143" calcext:value-type="float">
            <text:p>3927,1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MurtzanerRing18 (#239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928.242" calcext:value-type="float">
            <text:p>1928,2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MurtzanerRing22 (#253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223.975" calcext:value-type="float">
            <text:p>2223,9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MurtzanerRing26 (#222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796.418" calcext:value-type="float">
            <text:p>2796,42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MurtzanerRing31 (#264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066.321" calcext:value-type="float">
            <text:p>2066,32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MurtzanerRing34 (#206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677.613" calcext:value-type="float">
            <text:p>2677,61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MurtzanerRing60 (#168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00:01.000 +0200</text:p>
          </table:table-cell>
          <table:table-cell office:value-type="float" office:value="3002.868" calcext:value-type="float">
            <text:p>3002,87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MurtzanerRing64 (#192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00:00.000 +0200</text:p>
          </table:table-cell>
          <table:table-cell office:value-type="float" office:value="2968.336" calcext:value-type="float">
            <text:p>2968,3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MurtzanerRing8 (#240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593.879" calcext:value-type="float">
            <text:p>2593,8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Poelchaustr28 (#216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046.936" calcext:value-type="float">
            <text:p>2046,9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Residenzstrasse143 (#228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15.352" calcext:value-type="float">
            <text:p>315,35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Residenzstrasse147 (#198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365.229" calcext:value-type="float">
            <text:p>365,23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Residenzstrasse148 (#271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264.937" calcext:value-type="float">
            <text:p>264,9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Residenzstrasse149 (#267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401.828" calcext:value-type="float">
            <text:p>401,83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ogostr25 (#265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127.31" calcext:value-type="float">
            <text:p>127,31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Wuhlestr7 (#236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2799.208" calcext:value-type="float">
            <text:p>2799,21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Zeppelinstr78A (#195)</text:p>
          </table:table-cell>
          <table:table-cell office:value-type="string" calcext:value-type="string">
            <text:p>Primary2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10.6" calcext:value-type="float">
            <text:p>410,6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Armbrustweg13 (#188)</text:p>
          </table:table-cell>
          <table:table-cell office:value-type="string" calcext:value-type="string">
            <text:p>Primary2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025.504" calcext:value-type="float">
            <text:p>3025,5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Breitkopfstrasse140 (#296)</text:p>
          </table:table-cell>
          <table:table-cell office:value-type="string" calcext:value-type="string">
            <text:p>Primary2_Kubikmeter</text:p>
          </table:table-cell>
          <table:table-cell office:value-type="string" calcext:value-type="string">
            <text:p>2022-09-13 14:00:11.000 +0200</text:p>
          </table:table-cell>
          <table:table-cell office:value-type="float" office:value="29369.487" calcext:value-type="float">
            <text:p>29369,49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Buechsenweg19 (#117)</text:p>
          </table:table-cell>
          <table:table-cell office:value-type="string" calcext:value-type="string">
            <text:p>Primary2_Kubikmete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4067.645" calcext:value-type="float">
            <text:p>4067,65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Klemkestrasse22 (#274)</text:p>
          </table:table-cell>
          <table:table-cell office:value-type="string" calcext:value-type="string">
            <text:p>Primary2_Kubikmete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4858.746" calcext:value-type="float">
            <text:p>4858,75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MurtzanerRing18 (#239)</text:p>
          </table:table-cell>
          <table:table-cell office:value-type="string" calcext:value-type="string">
            <text:p>Primary2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6783.07" calcext:value-type="float">
            <text:p>36783,07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Residenzstrasse143 (#228)</text:p>
          </table:table-cell>
          <table:table-cell office:value-type="string" calcext:value-type="string">
            <text:p>Primary2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4361.81" calcext:value-type="float">
            <text:p>24361,81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Zeppelinstr78A (#195)</text:p>
          </table:table-cell>
          <table:table-cell office:value-type="string" calcext:value-type="string">
            <text:p>Primary2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8725.41" calcext:value-type="float">
            <text:p>28725,41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Armbrustweg11 (#131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9771.748" calcext:value-type="float">
            <text:p>9771,75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Armbrustweg13 (#188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mbrustweg15 (#118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628" calcext:value-type="float">
            <text:p>0,63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Armbrustweg17 (#114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Armbrustweg18 (#132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Armbrustweg19 (#128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Armbrustweg21 (#121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Breitkopfstrasse101 (#182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Breitkopfstrasse103 (#116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Breitkopfstrasse105 (#269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Breitkopfstrasse107 (#209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Breitkopfstrasse109 (#270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002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reitkopfstrasse119 (#220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.116" calcext:value-type="float">
            <text:p>1,12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Breitkopfstrasse121 (#201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Breitkopfstrasse130 (#119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.235" calcext:value-type="float">
            <text:p>0,24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Breitkopfstrasse132 (#122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Breitkopfstrasse134 (#203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Breitkopfstrasse136 (#127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Breitkopfstrasse138 (#208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Breitkopfstrasse140 (#296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00:1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Breitkopfstrasse99 (#272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BuckowerRing79 (#254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4300" calcext:value-type="float">
            <text:p>2430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Buechsenweg11 (#183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1:30:02.000 +0200</text:p>
          </table:table-cell>
          <table:table-cell office:value-type="float" office:value="4040.46" calcext:value-type="float">
            <text:p>4040,46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uechsenweg19 (#117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uechsenweg9 (#120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Gruenrockweg10 (#130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Gruenrockweg3 (#123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Gruenrockweg4 (#124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Gruenrockweg5 (#210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Gruenrockweg7 (#226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Gruenrockweg8 (#129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Gudrunstr9 (#197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.303" calcext:value-type="float">
            <text:p>0,3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Klemkestrasse11 (#268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66.7" calcext:value-type="float">
            <text:p>66,7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Klemkestrasse12 (#199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3.9" calcext:value-type="float">
            <text:p>73,9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lemkestrasse14 (#219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1.8" calcext:value-type="float">
            <text:p>71,8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Klemkestrasse16 (#202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Klemkestrasse17 (#207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2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Klemkestrasse18 (#204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01:00:00.000 +0200</text:p>
          </table:table-cell>
          <table:table-cell office:value-type="float" office:value="2146.501" calcext:value-type="float">
            <text:p>2146,5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Klemkestrasse20 (#115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7.7" calcext:value-type="float">
            <text:p>27,7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Klemkestrasse22 (#274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261" calcext:value-type="float">
            <text:p>0,26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Klemkestrasse50 (#221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456.902" calcext:value-type="float">
            <text:p>4456,9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Klemkestrasse9 (#224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1.5" calcext:value-type="float">
            <text:p>51,5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Lampensteig1 (#165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469" calcext:value-type="float">
            <text:p>0,47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Lampensteig3 (#218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861" calcext:value-type="float">
            <text:p>0,86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MurtzanerRing16 (#245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.1" calcext:value-type="float">
            <text:p>8,1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MurtzanerRing18 (#239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0.1" calcext:value-type="float">
            <text:p>60,1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rtzanerRing22 (#253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MurtzanerRing26 (#222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.1" calcext:value-type="float">
            <text:p>6,1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MurtzanerRing31 (#264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5.1" calcext:value-type="float">
            <text:p>25,1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urtzanerRing34 (#206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MurtzanerRing60 (#168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00:01.000 +0200</text:p>
          </table:table-cell>
          <table:table-cell office:value-type="float" office:value="20.6" calcext:value-type="float">
            <text:p>20,6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urtzanerRing64 (#192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00:00.000 +0200</text:p>
          </table:table-cell>
          <table:table-cell office:value-type="float" office:value="15.2" calcext:value-type="float">
            <text:p>15,2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MurtzanerRing8 (#240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5.4" calcext:value-type="float">
            <text:p>15,4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Poelchaustr28 (#216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8500" calcext:value-type="float">
            <text:p>1850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Residenzstrasse143 (#228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Residenzstrasse147 (#198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.013" calcext:value-type="float">
            <text:p>0,01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Residenzstrasse148 (#271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Residenzstrasse149 (#267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2.568" calcext:value-type="float">
            <text:p>2,57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ogostr25 (#265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21.2" calcext:value-type="float">
            <text:p>21,2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Wuhlestr7 (#236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Zeppelinstr78A (#195)</text:p>
          </table:table-cell>
          <table:table-cell office:value-type="string" calcext:value-type="string">
            <text:p>Primary2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766" calcext:value-type="float">
            <text:p>0,77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Armbrustweg11 (#131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.701" calcext:value-type="float">
            <text:p>0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Armbrustweg13 (#188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7.3" calcext:value-type="float">
            <text:p>27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Armbrustweg15 (#118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8.6" calcext:value-type="float">
            <text:p>28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Armbrustweg17 (#114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4.9" calcext:value-type="float">
            <text:p>34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Armbrustweg18 (#132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5.9" calcext:value-type="float">
            <text:p>25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Armbrustweg19 (#128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6.1" calcext:value-type="float">
            <text:p>26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Armbrustweg21 (#121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3.3" calcext:value-type="float">
            <text:p>53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Breitkopfstrasse101 (#182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4.2" calcext:value-type="float">
            <text:p>34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Breitkopfstrasse103 (#116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7.5" calcext:value-type="float">
            <text:p>37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Breitkopfstrasse105 (#269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28.2" calcext:value-type="float">
            <text:p>28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Breitkopfstrasse107 (#209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Breitkopfstrasse109 (#270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42.4" calcext:value-type="float">
            <text:p>42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Breitkopfstrasse119 (#220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0.6" calcext:value-type="float">
            <text:p>60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Breitkopfstrasse121 (#201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24.4" calcext:value-type="float">
            <text:p>24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Breitkopfstrasse130 (#119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26.3" calcext:value-type="float">
            <text:p>26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Breitkopfstrasse132 (#122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5.2" calcext:value-type="float">
            <text:p>25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Breitkopfstrasse134 (#203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6.1" calcext:value-type="float">
            <text:p>26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Breitkopfstrasse136 (#127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45.4" calcext:value-type="float">
            <text:p>45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Breitkopfstrasse138 (#208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42.2" calcext:value-type="float">
            <text:p>42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Breitkopfstrasse140 (#296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00:11.000 +0200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Breitkopfstrasse99 (#272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34.4" calcext:value-type="float">
            <text:p>34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BuckowerRing79 (#254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57" calcext:value-type="float">
            <text:p>0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Buechsenweg11 (#183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1:30:02.000 +0200</text:p>
          </table:table-cell>
          <table:table-cell office:value-type="float" office:value="0.381" calcext:value-type="float">
            <text:p>0,3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Buechsenweg19 (#117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53.8" calcext:value-type="float">
            <text:p>53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Buechsenweg9 (#120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5.2" calcext:value-type="float">
            <text:p>55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Gruenrockweg10 (#130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Gruenrockweg3 (#123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7.9" calcext:value-type="float">
            <text:p>47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Gruenrockweg4 (#124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9.5" calcext:value-type="float">
            <text:p>39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ruenrockweg5 (#210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1.2" calcext:value-type="float">
            <text:p>51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Gruenrockweg7 (#226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4.7" calcext:value-type="float">
            <text:p>34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Gruenrockweg8 (#129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4.4" calcext:value-type="float">
            <text:p>44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Gudrunstr9 (#197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30.4" calcext:value-type="float">
            <text:p>30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Klemkestrasse11 (#268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64753.969" calcext:value-type="float">
            <text:p>64753,9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Klemkestrasse12 (#199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4569.317" calcext:value-type="float">
            <text:p>64569,3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Klemkestrasse14 (#219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4569.321" calcext:value-type="float">
            <text:p>64569,3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Klemkestrasse16 (#202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Klemkestrasse17 (#207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2.000 +0200</text:p>
          </table:table-cell>
          <table:table-cell office:value-type="float" office:value="40.9" calcext:value-type="float">
            <text:p>40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Klemkestrasse18 (#204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01:00:00.000 +0200</text:p>
          </table:table-cell>
          <table:table-cell office:value-type="float" office:value="0.002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Klemkestrasse20 (#115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4569.319" calcext:value-type="float">
            <text:p>64569,3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Klemkestrasse22 (#274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29.2" calcext:value-type="float">
            <text:p>29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Klemkestrasse50 (#221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39" calcext:value-type="float">
            <text:p>0,0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Klemkestrasse9 (#224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4569.318" calcext:value-type="float">
            <text:p>64569,3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Lampensteig1 (#165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3.7" calcext:value-type="float">
            <text:p>23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Lampensteig3 (#218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1.3" calcext:value-type="float">
            <text:p>31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MurtzanerRing16 (#245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MurtzanerRing18 (#239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MurtzanerRing22 (#253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MurtzanerRing26 (#222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MurtzanerRing31 (#264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urtzanerRing34 (#206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MurtzanerRing60 (#168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00:01.000 +02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urtzanerRing64 (#192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00:00.000 +02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MurtzanerRing8 (#240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Poelchaustr28 (#216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55" calcext:value-type="float">
            <text:p>0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Residenzstrasse143 (#228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5.6" calcext:value-type="float">
            <text:p>35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Residenzstrasse147 (#198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43.5" calcext:value-type="float">
            <text:p>43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Residenzstrasse148 (#271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35.8" calcext:value-type="float">
            <text:p>35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Residenzstrasse149 (#267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63.3" calcext:value-type="float">
            <text:p>63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Togostr25 (#265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Wuhlestr7 (#236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Zeppelinstr78A (#195)</text:p>
          </table:table-cell>
          <table:table-cell office:value-type="string" calcext:value-type="string">
            <text:p>Primary2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5.8" calcext:value-type="float">
            <text:p>25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Armbrustweg11 (#131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.796" calcext:value-type="float">
            <text:p>0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Armbrustweg13 (#188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1.3" calcext:value-type="float">
            <text:p>31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Armbrustweg15 (#118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Armbrustweg17 (#114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rmbrustweg18 (#132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6.8" calcext:value-type="float">
            <text:p>26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Armbrustweg19 (#128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1.7" calcext:value-type="float">
            <text:p>41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Armbrustweg21 (#121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9.8" calcext:value-type="float">
            <text:p>39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Breitkopfstrasse101 (#182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3.1" calcext:value-type="float">
            <text:p>33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Breitkopfstrasse103 (#116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Breitkopfstrasse105 (#269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59.5" calcext:value-type="float">
            <text:p>59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Breitkopfstrasse107 (#209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Breitkopfstrasse109 (#270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Breitkopfstrasse119 (#220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Breitkopfstrasse121 (#201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60.5" calcext:value-type="float">
            <text:p>60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Breitkopfstrasse130 (#119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26.9" calcext:value-type="float">
            <text:p>26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Breitkopfstrasse132 (#122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9.3" calcext:value-type="float">
            <text:p>59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Breitkopfstrasse134 (#203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4.9" calcext:value-type="float">
            <text:p>34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Breitkopfstrasse136 (#127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reitkopfstrasse138 (#208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48.3" calcext:value-type="float">
            <text:p>48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Breitkopfstrasse140 (#296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00:11.000 +0200</text:p>
          </table:table-cell>
          <table:table-cell office:value-type="float" office:value="51.8" calcext:value-type="float">
            <text:p>51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Breitkopfstrasse99 (#272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45.6" calcext:value-type="float">
            <text:p>45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BuckowerRing79 (#254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88" calcext:value-type="float">
            <text:p>0,0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Buechsenweg11 (#183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1:30:02.000 +0200</text:p>
          </table:table-cell>
          <table:table-cell office:value-type="float" office:value="6.884" calcext:value-type="float">
            <text:p>6,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Buechsenweg19 (#117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31.4" calcext:value-type="float">
            <text:p>31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Buechsenweg9 (#120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2.1" calcext:value-type="float">
            <text:p>62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Gruenrockweg10 (#130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34.1" calcext:value-type="float">
            <text:p>34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Gruenrockweg3 (#123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1.8" calcext:value-type="float">
            <text:p>51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Gruenrockweg4 (#124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6.7" calcext:value-type="float">
            <text:p>46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Gruenrockweg5 (#210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1.3" calcext:value-type="float">
            <text:p>71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Gruenrockweg7 (#226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8.9" calcext:value-type="float">
            <text:p>38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Gruenrockweg8 (#129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5.9" calcext:value-type="float">
            <text:p>45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Gudrunstr9 (#197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40.5" calcext:value-type="float">
            <text:p>40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Klemkestrasse11 (#268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51.6" calcext:value-type="float">
            <text:p>51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Klemkestrasse12 (#199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Klemkestrasse14 (#219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8.2" calcext:value-type="float">
            <text:p>28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Klemkestrasse16 (#202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9.8" calcext:value-type="float">
            <text:p>69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Klemkestrasse17 (#207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2.000 +0200</text:p>
          </table:table-cell>
          <table:table-cell office:value-type="float" office:value="50.8" calcext:value-type="float">
            <text:p>50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Klemkestrasse18 (#204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01:00:00.000 +0200</text:p>
          </table:table-cell>
          <table:table-cell office:value-type="float" office:value="0.086" calcext:value-type="float">
            <text:p>0,0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Klemkestrasse20 (#115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6.3" calcext:value-type="float">
            <text:p>36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Klemkestrasse22 (#274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66.9" calcext:value-type="float">
            <text:p>66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Klemkestrasse50 (#221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.345" calcext:value-type="float">
            <text:p>2,3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Klemkestrasse9 (#224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3.4" calcext:value-type="float">
            <text:p>43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Lampensteig1 (#165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9.6" calcext:value-type="float">
            <text:p>39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Lampensteig3 (#218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9.2" calcext:value-type="float">
            <text:p>39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MurtzanerRing16 (#245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MurtzanerRing18 (#239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MurtzanerRing22 (#253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MurtzanerRing26 (#222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MurtzanerRing31 (#264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MurtzanerRing34 (#206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MurtzanerRing60 (#168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00:01.000 +020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urtzanerRing64 (#192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00:00.000 +02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MurtzanerRing8 (#240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Poelchaustr28 (#216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83" calcext:value-type="float">
            <text:p>0,0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Residenzstrasse143 (#228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7.3" calcext:value-type="float">
            <text:p>37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Residenzstrasse147 (#198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58.2" calcext:value-type="float">
            <text:p>58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Residenzstrasse148 (#271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38.3" calcext:value-type="float">
            <text:p>38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Residenzstrasse149 (#267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70.5" calcext:value-type="float">
            <text:p>70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Togostr25 (#265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Wuhlestr7 (#236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Zeppelinstr78A (#195)</text:p>
          </table:table-cell>
          <table:table-cell office:value-type="string" calcext:value-type="string">
            <text:p>Primary2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Armbrustweg11 (#131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rmbrustweg13 (#188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Armbrustweg14 (#125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Armbrustweg15 (#118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rmbrustweg16 (#273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2:30:00.000 +0200</text:p>
          </table:table-cell>
          <table:table-cell office:value-type="float" office:value="217.689" calcext:value-type="float">
            <text:p>217,69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Armbrustweg17 (#114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rmbrustweg18 (#132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Armbrustweg19 (#128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Armbrustweg21 (#121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06" calcext:value-type="float">
            <text:p>0,01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Breitkopfstrasse101 (#182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eitkopfstrasse103 (#116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Breitkopfstrasse105 (#269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3:30:0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Breitkopfstrasse107 (#209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Breitkopfstrasse121 (#201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Breitkopfstrasse130 (#119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Breitkopfstrasse132 (#122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Breitkopfstrasse134 (#203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reitkopfstrasse136 (#127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Breitkopfstrasse138 (#208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Breitkopfstrasse140 (#296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00:12.000 +0200</text:p>
          </table:table-cell>
          <table:table-cell office:value-type="float" office:value="0.001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Buechsenweg11 (#183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2.000 +0200</text:p>
          </table:table-cell>
          <table:table-cell office:value-type="float" office:value="2.028" calcext:value-type="float">
            <text:p>2,03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Buechsenweg19 (#117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1.642" calcext:value-type="float">
            <text:p>1,64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Buechsenweg9 (#120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Gruenrockweg10 (#130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Gruenrockweg3 (#123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Gruenrockweg4 (#124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Gruenrockweg5 (#210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.293" calcext:value-type="float">
            <text:p>1,29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Gruenrockweg7 (#226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.088" calcext:value-type="float">
            <text:p>2,09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ruenrockweg8 (#129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udrunstr9 (#197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17" calcext:value-type="float">
            <text:p>0,02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lemkestrasse11 (#268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Klemkestrasse12 (#199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Klemkestrasse14 (#219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Klemkestrasse16 (#202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Klemkestrasse17 (#207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2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Klemkestrasse18 (#204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32.698" calcext:value-type="float">
            <text:p>32,7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Klemkestrasse20 (#115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Klemkestrasse22 (#274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973" calcext:value-type="float">
            <text:p>0,97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Klemkestrasse50 (#221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Klemkestrasse9 (#224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Lampensteig1 (#165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Lampensteig11 (#126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114" calcext:value-type="float">
            <text:p>0,11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Lampensteig3 (#218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Poelchaustr32 (#169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.17" calcext:value-type="float">
            <text:p>1,17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Residenzstrasse143 (#228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Residenzstrasse147 (#198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Residenzstrasse148 (#271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Residenzstrasse149 (#267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RosenfelderStr20 (#255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.026" calcext:value-type="float">
            <text:p>0,03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RosenfelderStr21 (#294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2.406" calcext:value-type="float">
            <text:p>2,41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Torstr18 (#229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.771" calcext:value-type="float">
            <text:p>3,77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Zeppelinstr78A (#195)</text:p>
          </table:table-cell>
          <table:table-cell office:value-type="string" calcext:value-type="string">
            <text:p>Primary3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.394" calcext:value-type="float">
            <text:p>2,39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Armbrustweg11 (#131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36.598" calcext:value-type="float">
            <text:p>36,6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rmbrustweg13 (#188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0.572" calcext:value-type="float">
            <text:p>30,57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Armbrustweg14 (#125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5.184" calcext:value-type="float">
            <text:p>45,1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Armbrustweg15 (#118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9.892" calcext:value-type="float">
            <text:p>29,89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rmbrustweg16 (#273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2:30:00.000 +0200</text:p>
          </table:table-cell>
          <table:table-cell office:value-type="float" office:value="24.499" calcext:value-type="float">
            <text:p>24,5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Armbrustweg17 (#114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5.8" calcext:value-type="float">
            <text:p>45,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Armbrustweg18 (#132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38.714" calcext:value-type="float">
            <text:p>38,71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Armbrustweg19 (#128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4.759" calcext:value-type="float">
            <text:p>24,76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Armbrustweg21 (#121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9.044" calcext:value-type="float">
            <text:p>79,0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Breitkopfstrasse101 (#182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57.288" calcext:value-type="float">
            <text:p>157,29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Breitkopfstrasse103 (#116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4.06" calcext:value-type="float">
            <text:p>44,06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reitkopfstrasse105 (#269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3:30:01.000 +0200</text:p>
          </table:table-cell>
          <table:table-cell office:value-type="float" office:value="93.536" calcext:value-type="float">
            <text:p>93,5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Breitkopfstrasse107 (#209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64.138" calcext:value-type="float">
            <text:p>264,1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Breitkopfstrasse121 (#201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232.591" calcext:value-type="float">
            <text:p>232,59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Breitkopfstrasse130 (#119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41.316" calcext:value-type="float">
            <text:p>41,32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Breitkopfstrasse132 (#122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73.656" calcext:value-type="float">
            <text:p>173,66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Breitkopfstrasse134 (#203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28.039" calcext:value-type="float">
            <text:p>128,0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Breitkopfstrasse136 (#127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97.115" calcext:value-type="float">
            <text:p>97,12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Breitkopfstrasse138 (#208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51.828" calcext:value-type="float">
            <text:p>51,83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Breitkopfstrasse140 (#296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00:12.000 +0200</text:p>
          </table:table-cell>
          <table:table-cell office:value-type="float" office:value="197.636" calcext:value-type="float">
            <text:p>197,6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Buechsenweg11 (#183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2.000 +0200</text:p>
          </table:table-cell>
          <table:table-cell office:value-type="float" office:value="50.989" calcext:value-type="float">
            <text:p>50,99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Buechsenweg19 (#117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46.672" calcext:value-type="float">
            <text:p>46,67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Buechsenweg9 (#120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0.521" calcext:value-type="float">
            <text:p>80,52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Gruenrockweg10 (#130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66.054" calcext:value-type="float">
            <text:p>66,05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Gruenrockweg3 (#123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92.835" calcext:value-type="float">
            <text:p>92,8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Gruenrockweg4 (#124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06.362" calcext:value-type="float">
            <text:p>106,36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Gruenrockweg5 (#210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51.162" calcext:value-type="float">
            <text:p>251,16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Gruenrockweg7 (#226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2.174" calcext:value-type="float">
            <text:p>72,17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ruenrockweg8 (#129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3.511" calcext:value-type="float">
            <text:p>53,51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Gudrunstr9 (#197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65.955" calcext:value-type="float">
            <text:p>165,96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Klemkestrasse11 (#268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49.474" calcext:value-type="float">
            <text:p>49,47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Klemkestrasse12 (#199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3.169" calcext:value-type="float">
            <text:p>53,17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Klemkestrasse14 (#219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3.625" calcext:value-type="float">
            <text:p>33,63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Klemkestrasse16 (#202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96.233" calcext:value-type="float">
            <text:p>96,23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Klemkestrasse17 (#207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2.000 +0200</text:p>
          </table:table-cell>
          <table:table-cell office:value-type="float" office:value="58.977" calcext:value-type="float">
            <text:p>58,9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Klemkestrasse18 (#204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34.655" calcext:value-type="float">
            <text:p>34,66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Klemkestrasse20 (#115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5.483" calcext:value-type="float">
            <text:p>85,4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Klemkestrasse22 (#274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73.6" calcext:value-type="float">
            <text:p>73,6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Klemkestrasse50 (#221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2.208" calcext:value-type="float">
            <text:p>42,21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Klemkestrasse9 (#224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2.34" calcext:value-type="float">
            <text:p>52,3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Lampensteig1 (#165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0.272" calcext:value-type="float">
            <text:p>60,27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Lampensteig11 (#126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36.464" calcext:value-type="float">
            <text:p>436,46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Lampensteig3 (#218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3.537" calcext:value-type="float">
            <text:p>53,5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Poelchaustr32 (#169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743.362" calcext:value-type="float">
            <text:p>3743,36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Residenzstrasse143 (#228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16.527" calcext:value-type="float">
            <text:p>116,53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Residenzstrasse147 (#198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66.776" calcext:value-type="float">
            <text:p>66,7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Residenzstrasse148 (#271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84.859" calcext:value-type="float">
            <text:p>84,86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Residenzstrasse149 (#267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81.88" calcext:value-type="float">
            <text:p>81,8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RosenfelderStr20 (#255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173.642" calcext:value-type="float">
            <text:p>173,6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RosenfelderStr21 (#294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331.214" calcext:value-type="float">
            <text:p>331,21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Torstr18 (#229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4.883" calcext:value-type="float">
            <text:p>24,8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eppelinstr78A (#195)</text:p>
          </table:table-cell>
          <table:table-cell office:value-type="string" calcext:value-type="string">
            <text:p>Primary3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72.25" calcext:value-type="float">
            <text:p>372,25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Armbrustweg13 (#188)</text:p>
          </table:table-cell>
          <table:table-cell office:value-type="string" calcext:value-type="string">
            <text:p>Primary3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989.808" calcext:value-type="float">
            <text:p>2989,81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Breitkopfstrasse140 (#296)</text:p>
          </table:table-cell>
          <table:table-cell office:value-type="string" calcext:value-type="string">
            <text:p>Primary3_Kubikmeter</text:p>
          </table:table-cell>
          <table:table-cell office:value-type="string" calcext:value-type="string">
            <text:p>2022-09-13 14:00:12.000 +0200</text:p>
          </table:table-cell>
          <table:table-cell office:value-type="float" office:value="33900.61" calcext:value-type="float">
            <text:p>33900,61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Buechsenweg19 (#117)</text:p>
          </table:table-cell>
          <table:table-cell office:value-type="string" calcext:value-type="string">
            <text:p>Primary3_Kubikmete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9510.385" calcext:value-type="float">
            <text:p>9510,39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Klemkestrasse22 (#274)</text:p>
          </table:table-cell>
          <table:table-cell office:value-type="string" calcext:value-type="string">
            <text:p>Primary3_Kubikmete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10106.152" calcext:value-type="float">
            <text:p>10106,15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Residenzstrasse143 (#228)</text:p>
          </table:table-cell>
          <table:table-cell office:value-type="string" calcext:value-type="string">
            <text:p>Primary3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033.3" calcext:value-type="float">
            <text:p>8033,3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Torstr18 (#229)</text:p>
          </table:table-cell>
          <table:table-cell office:value-type="string" calcext:value-type="string">
            <text:p>Primary3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998.698" calcext:value-type="float">
            <text:p>2998,7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Zeppelinstr78A (#195)</text:p>
          </table:table-cell>
          <table:table-cell office:value-type="string" calcext:value-type="string">
            <text:p>Primary3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1757.84" calcext:value-type="float">
            <text:p>71757,84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rmbrustweg11 (#131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59.6" calcext:value-type="float">
            <text:p>59,6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Armbrustweg13 (#188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Armbrustweg14 (#125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rmbrustweg15 (#118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rmbrustweg16 (#273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2:30:00.000 +0200</text:p>
          </table:table-cell>
          <table:table-cell office:value-type="float" office:value="2152.064" calcext:value-type="float">
            <text:p>2152,06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Armbrustweg17 (#114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rmbrustweg18 (#132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Armbrustweg19 (#128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Armbrustweg21 (#121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48" calcext:value-type="float">
            <text:p>0,05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Breitkopfstrasse101 (#182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Breitkopfstrasse103 (#116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eitkopfstrasse105 (#269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3:30:0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Breitkopfstrasse107 (#209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Breitkopfstrasse121 (#201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Breitkopfstrasse130 (#119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30.7" calcext:value-type="float">
            <text:p>30,7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Breitkopfstrasse132 (#122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Breitkopfstrasse134 (#203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Breitkopfstrasse136 (#127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Breitkopfstrasse138 (#208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Breitkopfstrasse140 (#296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00:12.000 +0200</text:p>
          </table:table-cell>
          <table:table-cell office:value-type="float" office:value="0.017" calcext:value-type="float">
            <text:p>0,02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Buechsenweg11 (#183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2.000 +0200</text:p>
          </table:table-cell>
          <table:table-cell office:value-type="float" office:value="42.713" calcext:value-type="float">
            <text:p>42,71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Buechsenweg19 (#117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2.497" calcext:value-type="float">
            <text:p>2,5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Buechsenweg9 (#120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Gruenrockweg10 (#130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ruenrockweg3 (#123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Gruenrockweg4 (#124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Gruenrockweg5 (#210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.248" calcext:value-type="float">
            <text:p>8,25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Gruenrockweg7 (#226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5.746" calcext:value-type="float">
            <text:p>15,75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ruenrockweg8 (#129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udrunstr9 (#197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224" calcext:value-type="float">
            <text:p>0,22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Klemkestrasse11 (#268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Klemkestrasse12 (#199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Klemkestrasse14 (#219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4.9" calcext:value-type="float">
            <text:p>64,9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Klemkestrasse16 (#202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Klemkestrasse17 (#207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2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Klemkestrasse18 (#204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1909.42" calcext:value-type="float">
            <text:p>1909,42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Klemkestrasse20 (#115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Klemkestrasse22 (#274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3.246" calcext:value-type="float">
            <text:p>3,25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Klemkestrasse50 (#221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Klemkestrasse9 (#224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Lampensteig1 (#165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Lampensteig11 (#126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834" calcext:value-type="float">
            <text:p>0,83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Lampensteig3 (#218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Poelchaustr32 (#169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0400" calcext:value-type="float">
            <text:p>3040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Residenzstrasse143 (#228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Residenzstrasse147 (#198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Residenzstrasse148 (#271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Residenzstrasse149 (#267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RosenfelderStr20 (#255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0.359" calcext:value-type="float">
            <text:p>0,36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RosenfelderStr21 (#294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3.337" calcext:value-type="float">
            <text:p>3,34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Torstr18 (#229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0.063" calcext:value-type="float">
            <text:p>10,06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Zeppelinstr78A (#195)</text:p>
          </table:table-cell>
          <table:table-cell office:value-type="string" calcext:value-type="string">
            <text:p>Primary3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2.005" calcext:value-type="float">
            <text:p>12,01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rmbrustweg11 (#131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64452.818" calcext:value-type="float">
            <text:p>64452,8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rmbrustweg13 (#188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Armbrustweg14 (#125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mbrustweg15 (#118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rmbrustweg16 (#273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2:30:00.000 +0200</text:p>
          </table:table-cell>
          <table:table-cell office:value-type="float" office:value="2.331" calcext:value-type="float">
            <text:p>2,3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rmbrustweg17 (#114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2.4" calcext:value-type="float">
            <text:p>42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rmbrustweg18 (#132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26.4" calcext:value-type="float">
            <text:p>26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rmbrustweg19 (#128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5.5" calcext:value-type="float">
            <text:p>45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Armbrustweg21 (#121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0.7" calcext:value-type="float">
            <text:p>60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Breitkopfstrasse101 (#182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7.9" calcext:value-type="float">
            <text:p>57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Breitkopfstrasse103 (#116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5.6" calcext:value-type="float">
            <text:p>55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Breitkopfstrasse105 (#269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3:30:01.000 +0200</text:p>
          </table:table-cell>
          <table:table-cell office:value-type="float" office:value="53.5" calcext:value-type="float">
            <text:p>53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Breitkopfstrasse107 (#209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7.7" calcext:value-type="float">
            <text:p>57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Breitkopfstrasse121 (#201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42.3" calcext:value-type="float">
            <text:p>42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Breitkopfstrasse130 (#119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64452.825" calcext:value-type="float">
            <text:p>64452,8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Breitkopfstrasse132 (#122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8.7" calcext:value-type="float">
            <text:p>38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Breitkopfstrasse134 (#203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Breitkopfstrasse136 (#127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43.7" calcext:value-type="float">
            <text:p>43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Breitkopfstrasse138 (#208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51.1" calcext:value-type="float">
            <text:p>51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Breitkopfstrasse140 (#296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00:12.000 +0200</text:p>
          </table:table-cell>
          <table:table-cell office:value-type="float" office:value="53.1" calcext:value-type="float">
            <text:p>53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Buechsenweg11 (#183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2.000 +0200</text:p>
          </table:table-cell>
          <table:table-cell office:value-type="float" office:value="61.2" calcext:value-type="float">
            <text:p>61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Buechsenweg19 (#117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76.9" calcext:value-type="float">
            <text:p>76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Buechsenweg9 (#120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8.6" calcext:value-type="float">
            <text:p>48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Gruenrockweg10 (#130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54.1" calcext:value-type="float">
            <text:p>54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Gruenrockweg3 (#123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2.4" calcext:value-type="float">
            <text:p>52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ruenrockweg4 (#124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8.8" calcext:value-type="float">
            <text:p>48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Gruenrockweg5 (#210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2.1" calcext:value-type="float">
            <text:p>72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Gruenrockweg7 (#226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6.5" calcext:value-type="float">
            <text:p>76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Gruenrockweg8 (#129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5.5" calcext:value-type="float">
            <text:p>45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Gudrunstr9 (#197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0.7" calcext:value-type="float">
            <text:p>60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Klemkestrasse11 (#268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59.7" calcext:value-type="float">
            <text:p>59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Klemkestrasse12 (#199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9.6" calcext:value-type="float">
            <text:p>59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Klemkestrasse14 (#219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4569.315" calcext:value-type="float">
            <text:p>64569,3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Klemkestrasse16 (#202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7.583298" calcext:value-type="float">
            <text:p>57,5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Klemkestrasse17 (#207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2.000 +0200</text:p>
          </table:table-cell>
          <table:table-cell office:value-type="float" office:value="46.5" calcext:value-type="float">
            <text:p>46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lemkestrasse18 (#204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0.352" calcext:value-type="float">
            <text:p>0,3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lemkestrasse20 (#115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lemkestrasse22 (#274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68.2" calcext:value-type="float">
            <text:p>68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Klemkestrasse50 (#221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Klemkestrasse9 (#224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4.2" calcext:value-type="float">
            <text:p>44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Lampensteig1 (#165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5.4" calcext:value-type="float">
            <text:p>35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Lampensteig11 (#126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8.5" calcext:value-type="float">
            <text:p>38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Lampensteig3 (#218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8.5" calcext:value-type="float">
            <text:p>38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Poelchaustr32 (#169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69" calcext:value-type="float">
            <text:p>0,0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Residenzstrasse143 (#228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9.6" calcext:value-type="float">
            <text:p>59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Residenzstrasse147 (#198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55.8" calcext:value-type="float">
            <text:p>55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Residenzstrasse148 (#271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49.8" calcext:value-type="float">
            <text:p>49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Residenzstrasse149 (#267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61.2" calcext:value-type="float">
            <text:p>61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RosenfelderStr20 (#255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61.1" calcext:value-type="float">
            <text:p>61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RosenfelderStr21 (#294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68.4" calcext:value-type="float">
            <text:p>68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Torstr18 (#229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3.2" calcext:value-type="float">
            <text:p>63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eppelinstr78A (#195)</text:p>
          </table:table-cell>
          <table:table-cell office:value-type="string" calcext:value-type="string">
            <text:p>Primary3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7.5" calcext:value-type="float">
            <text:p>57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Armbrustweg11 (#131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44.7" calcext:value-type="float">
            <text:p>44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Armbrustweg13 (#188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Armbrustweg14 (#125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6.4" calcext:value-type="float">
            <text:p>56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Armbrustweg15 (#118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9.4" calcext:value-type="float">
            <text:p>39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rmbrustweg16 (#273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2:30:00.000 +0200</text:p>
          </table:table-cell>
          <table:table-cell office:value-type="float" office:value="3.248" calcext:value-type="float">
            <text:p>3,2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Armbrustweg17 (#114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Armbrustweg18 (#132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Armbrustweg19 (#128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0.4" calcext:value-type="float">
            <text:p>50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Armbrustweg21 (#121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7.7" calcext:value-type="float">
            <text:p>67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Breitkopfstrasse101 (#182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3.2" calcext:value-type="float">
            <text:p>63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Breitkopfstrasse103 (#116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8.4" calcext:value-type="float">
            <text:p>58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Breitkopfstrasse105 (#269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3:30:01.000 +0200</text:p>
          </table:table-cell>
          <table:table-cell office:value-type="float" office:value="58.4" calcext:value-type="float">
            <text:p>58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Breitkopfstrasse107 (#209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2.5" calcext:value-type="float">
            <text:p>62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Breitkopfstrasse121 (#201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53.4" calcext:value-type="float">
            <text:p>53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Breitkopfstrasse130 (#119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34.7" calcext:value-type="float">
            <text:p>34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reitkopfstrasse132 (#122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8.8" calcext:value-type="float">
            <text:p>58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Breitkopfstrasse134 (#203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8.8" calcext:value-type="float">
            <text:p>38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Breitkopfstrasse136 (#127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54.6" calcext:value-type="float">
            <text:p>54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Breitkopfstrasse138 (#208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55.1" calcext:value-type="float">
            <text:p>55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Breitkopfstrasse140 (#296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00:12.000 +0200</text:p>
          </table:table-cell>
          <table:table-cell office:value-type="float" office:value="81.7" calcext:value-type="float">
            <text:p>81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Buechsenweg11 (#183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2.000 +0200</text:p>
          </table:table-cell>
          <table:table-cell office:value-type="float" office:value="79.7" calcext:value-type="float">
            <text:p>79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Buechsenweg19 (#117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78.3" calcext:value-type="float">
            <text:p>78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Buechsenweg9 (#120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5.6" calcext:value-type="float">
            <text:p>55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Gruenrockweg10 (#130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57.4" calcext:value-type="float">
            <text:p>57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Gruenrockweg3 (#123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4.2" calcext:value-type="float">
            <text:p>54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Gruenrockweg4 (#124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4.4" calcext:value-type="float">
            <text:p>54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Gruenrockweg5 (#210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7.5" calcext:value-type="float">
            <text:p>77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Gruenrockweg7 (#226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3.2" calcext:value-type="float">
            <text:p>83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Gruenrockweg8 (#129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Gudrunstr9 (#197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2.2" calcext:value-type="float">
            <text:p>72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Klemkestrasse11 (#268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70.7" calcext:value-type="float">
            <text:p>70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Klemkestrasse12 (#199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1.3" calcext:value-type="float">
            <text:p>71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Klemkestrasse14 (#219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4.1" calcext:value-type="float">
            <text:p>54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Klemkestrasse16 (#202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8.56102" calcext:value-type="float">
            <text:p>68,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Klemkestrasse17 (#207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2.000 +0200</text:p>
          </table:table-cell>
          <table:table-cell office:value-type="float" office:value="51.9" calcext:value-type="float">
            <text:p>51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Klemkestrasse18 (#204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3.944" calcext:value-type="float">
            <text:p>3,9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Klemkestrasse20 (#115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1.1" calcext:value-type="float">
            <text:p>61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Klemkestrasse22 (#274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Klemkestrasse50 (#221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80.3" calcext:value-type="float">
            <text:p>80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Klemkestrasse9 (#224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1.6" calcext:value-type="float">
            <text:p>51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Lampensteig1 (#165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9.4" calcext:value-type="float">
            <text:p>59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Lampensteig11 (#126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4.1" calcext:value-type="float">
            <text:p>44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Lampensteig3 (#218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3.5" calcext:value-type="float">
            <text:p>43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Poelchaustr32 (#169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091" calcext:value-type="float">
            <text:p>0,0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Residenzstrasse143 (#228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3.2" calcext:value-type="float">
            <text:p>63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Residenzstrasse147 (#198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58.7" calcext:value-type="float">
            <text:p>58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Residenzstrasse148 (#271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59.1" calcext:value-type="float">
            <text:p>59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Residenzstrasse149 (#267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65.6" calcext:value-type="float">
            <text:p>65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RosenfelderStr20 (#255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73.1" calcext:value-type="float">
            <text:p>73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RosenfelderStr21 (#294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69.6" calcext:value-type="float">
            <text:p>69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Torstr18 (#229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5.6" calcext:value-type="float">
            <text:p>65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Zeppelinstr78A (#195)</text:p>
          </table:table-cell>
          <table:table-cell office:value-type="string" calcext:value-type="string">
            <text:p>Primary3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1.9" calcext:value-type="float">
            <text:p>61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Archenholdstr46 (#262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07616" calcext:value-type="float">
            <text:p>207616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Armbrustweg11 (#131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476940" calcext:value-type="float">
            <text:p>476940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rmbrustweg13 (#188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14118" calcext:value-type="float">
            <text:p>514118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rmbrustweg14 (#125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01439" calcext:value-type="float">
            <text:p>401439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rmbrustweg15 (#118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1024" calcext:value-type="float">
            <text:p>41024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rmbrustweg16 (#273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530108" calcext:value-type="float">
            <text:p>530108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rmbrustweg17 (#114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2565" calcext:value-type="float">
            <text:p>52565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rmbrustweg18 (#132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5906" calcext:value-type="float">
            <text:p>45906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Armbrustweg19 (#128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0169" calcext:value-type="float">
            <text:p>30169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rmbrustweg21 (#121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5908" calcext:value-type="float">
            <text:p>65908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Breitkopfstrasse101 (#182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Breitkopfstrasse105 (#269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249501" calcext:value-type="float">
            <text:p>249501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Breitkopfstrasse107 (#209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8038" calcext:value-type="float">
            <text:p>58038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Breitkopfstrasse109 (#270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84941" calcext:value-type="float">
            <text:p>84941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Breitkopfstrasse119 (#220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06447" calcext:value-type="float">
            <text:p>306447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Breitkopfstrasse121 (#201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08607" calcext:value-type="float">
            <text:p>508607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Breitkopfstrasse130 (#119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4631" calcext:value-type="float">
            <text:p>64631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Breitkopfstrasse132 (#122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63250" calcext:value-type="float">
            <text:p>463250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Breitkopfstrasse134 (#203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4992" calcext:value-type="float">
            <text:p>74992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Breitkopfstrasse136 (#127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0328" calcext:value-type="float">
            <text:p>50328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Breitkopfstrasse138 (#208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575610" calcext:value-type="float">
            <text:p>575610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reitkopfstrasse140 (#296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00:12.000 +0200</text:p>
          </table:table-cell>
          <table:table-cell office:value-type="float" office:value="73840" calcext:value-type="float">
            <text:p>73840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Breitkopfstrasse99 (#272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57148" calcext:value-type="float">
            <text:p>57148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Buechsenweg11 (#183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2.000 +0200</text:p>
          </table:table-cell>
          <table:table-cell office:value-type="float" office:value="676505" calcext:value-type="float">
            <text:p>676505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Buechsenweg19 (#117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552742" calcext:value-type="float">
            <text:p>552742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Buechsenweg9 (#120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82609" calcext:value-type="float">
            <text:p>582609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Gruenrockweg10 (#130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44901" calcext:value-type="float">
            <text:p>44901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ruenrockweg3 (#123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02179" calcext:value-type="float">
            <text:p>602179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Gruenrockweg4 (#124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34464" calcext:value-type="float">
            <text:p>434464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Gruenrockweg5 (#210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01914" calcext:value-type="float">
            <text:p>701914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Gruenrockweg7 (#226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55652" calcext:value-type="float">
            <text:p>455652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Gruenrockweg8 (#129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41130" calcext:value-type="float">
            <text:p>141130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udrunstr9 (#197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6999" calcext:value-type="float">
            <text:p>16999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Klemkestrasse11 (#268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40997" calcext:value-type="float">
            <text:p>40997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Klemkestrasse12 (#199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5488" calcext:value-type="float">
            <text:p>55488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Klemkestrasse14 (#219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8989" calcext:value-type="float">
            <text:p>48989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Klemkestrasse17 (#207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2.000 +0200</text:p>
          </table:table-cell>
          <table:table-cell office:value-type="float" office:value="15516" calcext:value-type="float">
            <text:p>15516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Klemkestrasse18 (#204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7847" calcext:value-type="float">
            <text:p>47847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Klemkestrasse20 (#115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73201" calcext:value-type="float">
            <text:p>73201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Klemkestrasse22 (#274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67274" calcext:value-type="float">
            <text:p>67274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Klemkestrasse50 (#221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2385" calcext:value-type="float">
            <text:p>42385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Klemkestrasse9 (#224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1867" calcext:value-type="float">
            <text:p>41867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Lampensteig1 (#165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9201" calcext:value-type="float">
            <text:p>49201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Lampensteig11 (#126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69223" calcext:value-type="float">
            <text:p>69223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Lampensteig3 (#218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8736" calcext:value-type="float">
            <text:p>48736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Residenzstrasse143 (#228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93754" calcext:value-type="float">
            <text:p>293754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Residenzstrasse147 (#198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90471" calcext:value-type="float">
            <text:p>390471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esidenzstrasse148 (#271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468049" calcext:value-type="float">
            <text:p>468049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Residenzstrasse149 (#267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485473" calcext:value-type="float">
            <text:p>485473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RosenfelderStr20 (#255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07891" calcext:value-type="float">
            <text:p>107891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RosenfelderStr21 (#294)</text:p>
          </table:table-cell>
          <table:table-cell office:value-type="string" calcext:value-type="string">
            <text:p>Primary4_Kubikmete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96469" calcext:value-type="float">
            <text:p>96469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Zeppelinstr78A (#195)</text:p>
          </table:table-cell>
          <table:table-cell office:value-type="string" calcext:value-type="string">
            <text:p>Primary5_Durchfluss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0.748" calcext:value-type="float">
            <text:p>0,75</text:p>
          </table:table-cell>
          <table:table-cell office:value-type="string" calcext:value-type="string">
            <text:p>m3/h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Zeppelinstr78A (#195)</text:p>
          </table:table-cell>
          <table:table-cell office:value-type="string" calcext:value-type="string">
            <text:p>Primary5_Energie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39.24" calcext:value-type="float">
            <text:p>439,2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Zeppelinstr78A (#195)</text:p>
          </table:table-cell>
          <table:table-cell office:value-type="string" calcext:value-type="string">
            <text:p>Primary5_Kubikmete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9941.25" calcext:value-type="float">
            <text:p>29941,25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Zeppelinstr78A (#195)</text:p>
          </table:table-cell>
          <table:table-cell office:value-type="string" calcext:value-type="string">
            <text:p>Primary5_Leistung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.201" calcext:value-type="float">
            <text:p>4,2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Zeppelinstr78A (#195)</text:p>
          </table:table-cell>
          <table:table-cell office:value-type="string" calcext:value-type="string">
            <text:p>Primary5_Rueck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9.7" calcext:value-type="float">
            <text:p>39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Zeppelinstr78A (#195)</text:p>
          </table:table-cell>
          <table:table-cell office:value-type="string" calcext:value-type="string">
            <text:p>Primary5_Vorlauf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4.6" calcext:value-type="float">
            <text:p>44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Breitkopfstrasse107 (#209)</text:p>
          </table:table-cell>
          <table:table-cell office:value-type="string" calcext:value-type="string">
            <text:p>PTTemperatur31_Temperatur</text:p>
          </table:table-cell>
          <table:table-cell office:value-type="string" calcext:value-type="string">
            <text:p>2022-09-13 14:00:00.000 +0200</text:p>
          </table:table-cell>
          <table:table-cell office:value-type="float" office:value="62.776672" calcext:value-type="float">
            <text:p>62,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Breitkopfstrasse107 (#209)</text:p>
          </table:table-cell>
          <table:table-cell office:value-type="string" calcext:value-type="string">
            <text:p>PTTemperatur32_Temperatur</text:p>
          </table:table-cell>
          <table:table-cell office:value-type="string" calcext:value-type="string">
            <text:p>2022-09-13 14:00:00.000 +0200</text:p>
          </table:table-cell>
          <table:table-cell office:value-type="float" office:value="58.770264" calcext:value-type="float">
            <text:p>58,7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Alexandrinenstr100 (#247)</text:p>
          </table:table-cell>
          <table:table-cell office:value-type="string" calcext:value-type="string">
            <text:p>Temperatur00_Temperatur</text:p>
          </table:table-cell>
          <table:table-cell office:value-type="string" calcext:value-type="string">
            <text:p>2022-09-12 08:30:00.000 +0200</text:p>
          </table:table-cell>
          <table:table-cell office:value-type="float" office:value="33.125" calcext:value-type="float">
            <text:p>33,1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lteJakobstr172 (#184)</text:p>
          </table:table-cell>
          <table:table-cell office:value-type="string" calcext:value-type="string">
            <text:p>Temperatur00_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nderKappe65 (#194)</text:p>
          </table:table-cell>
          <table:table-cell office:value-type="string" calcext:value-type="string">
            <text:p>Temperatur00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4.375" calcext:value-type="float">
            <text:p>24,3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Armbrustweg13 (#188)</text:p>
          </table:table-cell>
          <table:table-cell office:value-type="string" calcext:value-type="string">
            <text:p>Temperatur00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8.625" calcext:value-type="float">
            <text:p>28,6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Borkzeile35 (#181)</text:p>
          </table:table-cell>
          <table:table-cell office:value-type="string" calcext:value-type="string">
            <text:p>Temperatur00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Gruenrockweg5 (#210)</text:p>
          </table:table-cell>
          <table:table-cell office:value-type="string" calcext:value-type="string">
            <text:p>Temperatur00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5.5" calcext:value-type="float">
            <text:p>35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Lampensteig1 (#165)</text:p>
          </table:table-cell>
          <table:table-cell office:value-type="string" calcext:value-type="string">
            <text:p>Temperatur00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0.312" calcext:value-type="float">
            <text:p>30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ampensteig11 (#126)</text:p>
          </table:table-cell>
          <table:table-cell office:value-type="string" calcext:value-type="string">
            <text:p>Temperatur00_Temperatur</text:p>
          </table:table-cell>
          <table:table-cell office:value-type="string" calcext:value-type="string">
            <text:p>2022-09-13 14:30:06.000 +0200</text:p>
          </table:table-cell>
          <table:table-cell office:value-type="float" office:value="31.062" calcext:value-type="float">
            <text:p>31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LeaGrundigStr6 (#242)</text:p>
          </table:table-cell>
          <table:table-cell office:value-type="string" calcext:value-type="string">
            <text:p>Temperatur00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7.875" calcext:value-type="float">
            <text:p>27,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MurtzanerRing18 (#239)</text:p>
          </table:table-cell>
          <table:table-cell office:value-type="string" calcext:value-type="string">
            <text:p>Temperatur00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9.062" calcext:value-type="float">
            <text:p>29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Residenzstrasse143 (#228)</text:p>
          </table:table-cell>
          <table:table-cell office:value-type="string" calcext:value-type="string">
            <text:p>Temperatur00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1.937" calcext:value-type="float">
            <text:p>31,9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Torstr18 (#229)</text:p>
          </table:table-cell>
          <table:table-cell office:value-type="string" calcext:value-type="string">
            <text:p>Temperatur00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7.75" calcext:value-type="float">
            <text:p>37,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Zeppelinstr78A (#195)</text:p>
          </table:table-cell>
          <table:table-cell office:value-type="string" calcext:value-type="string">
            <text:p>Temperatur00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3.75" calcext:value-type="float">
            <text:p>33,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Achillesstr72 (#261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3.312" calcext:value-type="float">
            <text:p>33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Achillesstr74 (#177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9.25" calcext:value-type="float">
            <text:p>29,2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Achillesstr82 (#252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Achtermannstr1 (#243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4.062" calcext:value-type="float">
            <text:p>34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Achtermannstr45 (#133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3:45:00.000 +0200</text:p>
          </table:table-cell>
          <table:table-cell office:value-type="float" office:value="33.562" calcext:value-type="float">
            <text:p>33,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AlleederKosmonauten117 (#167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3.687" calcext:value-type="float">
            <text:p>33,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AmBreitenLuch44 (#211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AmKlauswerder7 (#212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5.375" calcext:value-type="float">
            <text:p>35,3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AnderKappe56 (#258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4.812" calcext:value-type="float">
            <text:p>24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AnderKappe58 (#225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4.75" calcext:value-type="float">
            <text:p>24,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AnderKappe59 (#260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5.187" calcext:value-type="float">
            <text:p>25,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AnderKappe61 (#233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5.312" calcext:value-type="float">
            <text:p>25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AnderKappe62 (#172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5.937" calcext:value-type="float">
            <text:p>25,9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AnderKappe66 (#285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24.375" calcext:value-type="float">
            <text:p>24,3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AnderKappe68 (#287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23.125" calcext:value-type="float">
            <text:p>23,1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AnderKappe69 (#234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23.875" calcext:value-type="float">
            <text:p>23,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AnderKappe70 (#277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23.812" calcext:value-type="float">
            <text:p>23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AnderKappe71 (#286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24.812" calcext:value-type="float">
            <text:p>24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AnderKappe72 (#232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4.875" calcext:value-type="float">
            <text:p>24,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AnderKappe73 (#263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24.312" calcext:value-type="float">
            <text:p>24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nderKappe75 (#279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23.75" calcext:value-type="float">
            <text:p>23,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AnderKappe79 (#276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AnderKappe81 (#251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26.312" calcext:value-type="float">
            <text:p>26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Baerensteinstr4 (#196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8.687" calcext:value-type="float">
            <text:p>28,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Baerensteinstr42 (#259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1.187" calcext:value-type="float">
            <text:p>31,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Baerensteinstr44 (#241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4.75" calcext:value-type="float">
            <text:p>34,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BartherStr12 (#257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9.562" calcext:value-type="float">
            <text:p>29,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BartherStr48 (#244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2.062" calcext:value-type="float">
            <text:p>32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BlumbergerDamm6 (#249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2.375" calcext:value-type="float">
            <text:p>32,3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BornerStr7 (#256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0.312" calcext:value-type="float">
            <text:p>30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BuckowerRing59 (#200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BuckowerRing79 (#254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FalkenbergerChaussee18 (#215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2.687" calcext:value-type="float">
            <text:p>32,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FalkenbergerChaussee6 (#217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3.25" calcext:value-type="float">
            <text:p>33,2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Forkenzeile11 (#281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34.625" calcext:value-type="float">
            <text:p>34,6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Forkenzeile13 (#283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2:55:00.000 +0200</text:p>
          </table:table-cell>
          <table:table-cell office:value-type="float" office:value="34.187" calcext:value-type="float">
            <text:p>34,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Forkenzeile17 (#299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0 19:00:00.000 +0200</text:p>
          </table:table-cell>
          <table:table-cell office:value-type="float" office:value="31.562" calcext:value-type="float">
            <text:p>31,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Forkenzeile22 (#214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4.812" calcext:value-type="float">
            <text:p>34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Forkenzeile7 (#235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15:00.000 +0200</text:p>
          </table:table-cell>
          <table:table-cell office:value-type="float" office:value="31.875" calcext:value-type="float">
            <text:p>31,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Forkenzeile9 (#297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33.062" calcext:value-type="float">
            <text:p>33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JohannesBobrowskiStr15 (#191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1.125" calcext:value-type="float">
            <text:p>31,1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LeaGrundigStr18 (#205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2.062" calcext:value-type="float">
            <text:p>32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Lossebergplatz1 (#170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3.562" calcext:value-type="float">
            <text:p>33,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MehrowerAllee36 (#179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0.812" calcext:value-type="float">
            <text:p>30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MehrowerAllee50 (#227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9.125" calcext:value-type="float">
            <text:p>29,1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entelinstr55 (#266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3:45:00.000 +0200</text:p>
          </table:table-cell>
          <table:table-cell office:value-type="float" office:value="36.312" calcext:value-type="float">
            <text:p>36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MurtzanerRing16 (#245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9.625" calcext:value-type="float">
            <text:p>29,6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MurtzanerRing22 (#253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7.875" calcext:value-type="float">
            <text:p>27,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MurtzanerRing26 (#222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0.187" calcext:value-type="float">
            <text:p>30,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urtzanerRing31 (#264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9.875" calcext:value-type="float">
            <text:p>29,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MurtzanerRing34 (#206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MurtzanerRing60 (#168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MurtzanerRing64 (#192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MurtzanerRing8 (#240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9.062" calcext:value-type="float">
            <text:p>29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OeynhauserStr3 (#186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4.875" calcext:value-type="float">
            <text:p>24,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OttoKruegerZeile1 (#173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5.375" calcext:value-type="float">
            <text:p>35,3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acelsusstr36 (#246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3.625" calcext:value-type="float">
            <text:p>33,6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Petzoldtweg20 (#134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3.75" calcext:value-type="float">
            <text:p>23,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Poelchaustr22 (#213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7.625" calcext:value-type="float">
            <text:p>27,6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Poelchaustr28 (#216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9.437" calcext:value-type="float">
            <text:p>29,4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Poelchaustr32 (#169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3.187" calcext:value-type="float">
            <text:p>33,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RaoulWallenbergStr45 (#166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8.187" calcext:value-type="float">
            <text:p>28,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Roettkenring32 (#189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Roettkenring6 (#238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9.437" calcext:value-type="float">
            <text:p>29,4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Ruedickenstr10 (#250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1.562" calcext:value-type="float">
            <text:p>31,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SalzbrunnerStr35 (#171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6.375" calcext:value-type="float">
            <text:p>26,3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StendalerStr117 (#190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8.937" calcext:value-type="float">
            <text:p>28,9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StolzenhagenerStr7 (#180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9.75" calcext:value-type="float">
            <text:p>29,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StralsunderStr63 (#187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9.437" calcext:value-type="float">
            <text:p>29,4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SwinemuenderStr44 (#178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9.062" calcext:value-type="float">
            <text:p>29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Techowpromenade50 (#176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TeupitzerStr15 (#231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TeupitzerStr30 (#230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TeupitzerStr46 (#193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9.125" calcext:value-type="float">
            <text:p>29,1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ogostr25 (#265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3:45:00.000 +0200</text:p>
          </table:table-cell>
          <table:table-cell office:value-type="float" office:value="35.937" calcext:value-type="float">
            <text:p>35,9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Wattstr52 (#175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7.062" calcext:value-type="float">
            <text:p>37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Wuhlestr7 (#236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3.312" calcext:value-type="float">
            <text:p>33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ZellerfelderStr8 (#174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4.875" calcext:value-type="float">
            <text:p>34,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ZumKappgraben16 (#237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2.562" calcext:value-type="float">
            <text:p>32,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ZumKappgraben18 (#223)</text:p>
          </table:table-cell>
          <table:table-cell office:value-type="string" calcext:value-type="string">
            <text:p>Temperatur1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Achillesstr72 (#261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5.375" calcext:value-type="float">
            <text:p>35,3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chillesstr74 (#177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45.937" calcext:value-type="float">
            <text:p>45,9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Achillesstr82 (#252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4.75" calcext:value-type="float">
            <text:p>34,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Achtermannstr1 (#243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9.937" calcext:value-type="float">
            <text:p>39,9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Achtermannstr45 (#133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3:45:00.000 +0200</text:p>
          </table:table-cell>
          <table:table-cell office:value-type="float" office:value="54.812" calcext:value-type="float">
            <text:p>54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AlleederKosmonauten117 (#167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AmBreitenLuch44 (#211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40.687" calcext:value-type="float">
            <text:p>40,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AmKlauswerder7 (#212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8.25" calcext:value-type="float">
            <text:p>38,2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AnderKappe56 (#258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AnderKappe58 (#225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18.75" calcext:value-type="float">
            <text:p>18,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AnderKappe59 (#260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00:00.000 +0200</text:p>
          </table:table-cell>
          <table:table-cell office:value-type="float" office:value="18.562" calcext:value-type="float">
            <text:p>18,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AnderKappe61 (#233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18.562" calcext:value-type="float">
            <text:p>18,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nderKappe62 (#172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19.375" calcext:value-type="float">
            <text:p>19,3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nderKappe65 (#194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0.062" calcext:value-type="float">
            <text:p>20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AnderKappe66 (#285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17.812" calcext:value-type="float">
            <text:p>17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nderKappe68 (#287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17.937" calcext:value-type="float">
            <text:p>17,9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AnderKappe69 (#234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18.312" calcext:value-type="float">
            <text:p>18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AnderKappe70 (#277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17.875" calcext:value-type="float">
            <text:p>17,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AnderKappe71 (#286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18.437" calcext:value-type="float">
            <text:p>18,4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AnderKappe72 (#232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18.875" calcext:value-type="float">
            <text:p>18,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AnderKappe73 (#263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18.187" calcext:value-type="float">
            <text:p>18,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AnderKappe75 (#279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AnderKappe79 (#276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19.437" calcext:value-type="float">
            <text:p>19,4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AnderKappe81 (#251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19.437" calcext:value-type="float">
            <text:p>19,4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Baerensteinstr4 (#196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72.437" calcext:value-type="float">
            <text:p>72,4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Baerensteinstr42 (#259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00:00.000 +0200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Baerensteinstr44 (#241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7.687" calcext:value-type="float">
            <text:p>27,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BartherStr12 (#257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3.125" calcext:value-type="float">
            <text:p>33,1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BartherStr48 (#244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9.812" calcext:value-type="float">
            <text:p>59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BlumbergerDamm6 (#249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6.187" calcext:value-type="float">
            <text:p>26,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Borkzeile35 (#181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18.187" calcext:value-type="float">
            <text:p>18,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BornerStr7 (#256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5.187" calcext:value-type="float">
            <text:p>55,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uckowerRing59 (#200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8.625" calcext:value-type="float">
            <text:p>28,6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BuckowerRing79 (#254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3.562" calcext:value-type="float">
            <text:p>33,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FalkenbergerChaussee18 (#215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61.437" calcext:value-type="float">
            <text:p>61,4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FalkenbergerChaussee6 (#217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44.875" calcext:value-type="float">
            <text:p>44,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Forkenzeile11 (#281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39.125" calcext:value-type="float">
            <text:p>39,1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Forkenzeile13 (#283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43.312" calcext:value-type="float">
            <text:p>43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Forkenzeile17 (#299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0 21:30:00.000 +0200</text:p>
          </table:table-cell>
          <table:table-cell office:value-type="float" office:value="40.187" calcext:value-type="float">
            <text:p>40,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Forkenzeile22 (#214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8.75" calcext:value-type="float">
            <text:p>58,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Forkenzeile7 (#235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15:00.000 +02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Forkenzeile9 (#297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29.5" calcext:value-type="float">
            <text:p>29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JohannesBobrowskiStr15 (#191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46.562" calcext:value-type="float">
            <text:p>46,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LeaGrundigStr18 (#205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2.625" calcext:value-type="float">
            <text:p>32,6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LeaGrundigStr6 (#242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6.625" calcext:value-type="float">
            <text:p>26,6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Lossebergplatz1 (#170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9.687" calcext:value-type="float">
            <text:p>29,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MehrowerAllee36 (#179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6.187" calcext:value-type="float">
            <text:p>26,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MehrowerAllee50 (#227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4.812" calcext:value-type="float">
            <text:p>24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Mentelinstr55 (#266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3:45:00.000 +0200</text:p>
          </table:table-cell>
          <table:table-cell office:value-type="float" office:value="36.687" calcext:value-type="float">
            <text:p>36,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MurtzanerRing16 (#245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81.937" calcext:value-type="float">
            <text:p>81,9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MurtzanerRing18 (#239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66.125" calcext:value-type="float">
            <text:p>66,1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MurtzanerRing22 (#253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47.125" calcext:value-type="float">
            <text:p>47,1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MurtzanerRing26 (#222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8.062" calcext:value-type="float">
            <text:p>58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urtzanerRing31 (#264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3.562" calcext:value-type="float">
            <text:p>43,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MurtzanerRing34 (#206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3:30:00.000 +0200</text:p>
          </table:table-cell>
          <table:table-cell office:value-type="float" office:value="32.75" calcext:value-type="float">
            <text:p>32,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MurtzanerRing60 (#168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43.25" calcext:value-type="float">
            <text:p>43,2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MurtzanerRing64 (#192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4.375" calcext:value-type="float">
            <text:p>44,3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MurtzanerRing8 (#240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70.625" calcext:value-type="float">
            <text:p>70,6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OeynhauserStr3 (#186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OttoKruegerZeile1 (#173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0.125" calcext:value-type="float">
            <text:p>30,1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Paracelsusstr36 (#246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7.25" calcext:value-type="float">
            <text:p>27,2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Petzoldtweg20 (#134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8.312" calcext:value-type="float">
            <text:p>18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Poelchaustr22 (#213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45.312" calcext:value-type="float">
            <text:p>45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Poelchaustr28 (#216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42.875" calcext:value-type="float">
            <text:p>42,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Poelchaustr32 (#169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9.875" calcext:value-type="float">
            <text:p>29,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RaoulWallenbergStr45 (#166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8.75" calcext:value-type="float">
            <text:p>28,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Roettkenring32 (#189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64.25" calcext:value-type="float">
            <text:p>64,2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Roettkenring6 (#238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1.25" calcext:value-type="float">
            <text:p>31,2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Ruedickenstr10 (#250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1.75" calcext:value-type="float">
            <text:p>31,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SalzbrunnerStr35 (#171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1.562" calcext:value-type="float">
            <text:p>21,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StendalerStr117 (#190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1.187" calcext:value-type="float">
            <text:p>31,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StolzenhagenerStr7 (#180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3.437" calcext:value-type="float">
            <text:p>33,4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StralsunderStr63 (#187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4.875" calcext:value-type="float">
            <text:p>24,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SwinemuenderStr44 (#178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66.062" calcext:value-type="float">
            <text:p>66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TeupitzerStr15 (#231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4.062" calcext:value-type="float">
            <text:p>34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TeupitzerStr30 (#230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3.312" calcext:value-type="float">
            <text:p>33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TeupitzerStr46 (#193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1.125" calcext:value-type="float">
            <text:p>31,1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Torstr18 (#229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2.312" calcext:value-type="float">
            <text:p>52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Wattstr52 (#175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2.062" calcext:value-type="float">
            <text:p>32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Wuhlestr7 (#236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6.875" calcext:value-type="float">
            <text:p>56,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ZellerfelderStr8 (#174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4.187" calcext:value-type="float">
            <text:p>34,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ZumKappgraben16 (#237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9.937" calcext:value-type="float">
            <text:p>39,9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ZumKappgraben18 (#223)</text:p>
          </table:table-cell>
          <table:table-cell office:value-type="string" calcext:value-type="string">
            <text:p>Temperatur2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5.25" calcext:value-type="float">
            <text:p>35,2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Achillesstr72 (#261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1.687" calcext:value-type="float">
            <text:p>31,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Achillesstr74 (#177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8.812" calcext:value-type="float">
            <text:p>28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Achillesstr82 (#252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9.5" calcext:value-type="float">
            <text:p>29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Achtermannstr1 (#243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0.937" calcext:value-type="float">
            <text:p>30,9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Achtermannstr45 (#133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2:45:00.000 +0200</text:p>
          </table:table-cell>
          <table:table-cell office:value-type="float" office:value="54.125" calcext:value-type="float">
            <text:p>54,1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AlleederKosmonauten117 (#167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9.75" calcext:value-type="float">
            <text:p>29,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AmBreitenLuch44 (#211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4.625" calcext:value-type="float">
            <text:p>24,6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AmKlauswerder7 (#212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5.75" calcext:value-type="float">
            <text:p>35,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AnderKappe56 (#258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AnderKappe58 (#225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18.312" calcext:value-type="float">
            <text:p>18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AnderKappe59 (#260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3:45:00.000 +0200</text:p>
          </table:table-cell>
          <table:table-cell office:value-type="float" office:value="18.562" calcext:value-type="float">
            <text:p>18,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AnderKappe61 (#233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18.312" calcext:value-type="float">
            <text:p>18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AnderKappe62 (#172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19.312" calcext:value-type="float">
            <text:p>19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AnderKappe65 (#194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19.687" calcext:value-type="float">
            <text:p>19,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derKappe66 (#285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17.75" calcext:value-type="float">
            <text:p>17,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AnderKappe68 (#287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AnderKappe69 (#234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18.062" calcext:value-type="float">
            <text:p>18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AnderKappe70 (#277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17.812" calcext:value-type="float">
            <text:p>17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AnderKappe71 (#286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18.125" calcext:value-type="float">
            <text:p>18,1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AnderKappe72 (#232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18.625" calcext:value-type="float">
            <text:p>18,6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AnderKappe73 (#263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17.937" calcext:value-type="float">
            <text:p>17,9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AnderKappe75 (#279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AnderKappe79 (#276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19.062" calcext:value-type="float">
            <text:p>19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AnderKappe81 (#251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19.562" calcext:value-type="float">
            <text:p>19,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Baerensteinstr4 (#196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42.125" calcext:value-type="float">
            <text:p>42,1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Baerensteinstr44 (#241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7.687" calcext:value-type="float">
            <text:p>27,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BartherStr12 (#257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2.687" calcext:value-type="float">
            <text:p>32,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BartherStr48 (#244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BlumbergerDamm6 (#249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7.437" calcext:value-type="float">
            <text:p>27,4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Borkzeile35 (#181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18.375" calcext:value-type="float">
            <text:p>18,3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BornerStr7 (#256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3.25" calcext:value-type="float">
            <text:p>33,2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BuckowerRing59 (#200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8.312" calcext:value-type="float">
            <text:p>28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BuckowerRing79 (#254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7.687" calcext:value-type="float">
            <text:p>27,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FalkenbergerChaussee18 (#215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3.312" calcext:value-type="float">
            <text:p>33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FalkenbergerChaussee6 (#217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3.687" calcext:value-type="float">
            <text:p>33,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orkenzeile11 (#281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30.437" calcext:value-type="float">
            <text:p>30,4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Forkenzeile13 (#283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28.937" calcext:value-type="float">
            <text:p>28,9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Forkenzeile17 (#299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0 18:45:00.000 +0200</text:p>
          </table:table-cell>
          <table:table-cell office:value-type="float" office:value="30.75" calcext:value-type="float">
            <text:p>30,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Forkenzeile22 (#214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41.125" calcext:value-type="float">
            <text:p>41,1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Forkenzeile7 (#235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15:00.000 +0200</text:p>
          </table:table-cell>
          <table:table-cell office:value-type="float" office:value="27.25" calcext:value-type="float">
            <text:p>27,2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Forkenzeile9 (#297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28.437" calcext:value-type="float">
            <text:p>28,4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JohannesBobrowskiStr15 (#191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3.937" calcext:value-type="float">
            <text:p>33,9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LeaGrundigStr18 (#205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0.312" calcext:value-type="float">
            <text:p>30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eaGrundigStr6 (#242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4.25" calcext:value-type="float">
            <text:p>24,2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ossebergplatz1 (#170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6.187" calcext:value-type="float">
            <text:p>26,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MehrowerAllee36 (#179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5.812" calcext:value-type="float">
            <text:p>25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MehrowerAllee50 (#227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Mentelinstr55 (#266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3:45:00.000 +0200</text:p>
          </table:table-cell>
          <table:table-cell office:value-type="float" office:value="34.75" calcext:value-type="float">
            <text:p>34,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MurtzanerRing16 (#245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00:00.000 +0200</text:p>
          </table:table-cell>
          <table:table-cell office:value-type="float" office:value="54.75" calcext:value-type="float">
            <text:p>54,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urtzanerRing18 (#239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8.625" calcext:value-type="float">
            <text:p>28,6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MurtzanerRing22 (#253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4.187" calcext:value-type="float">
            <text:p>24,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MurtzanerRing26 (#222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7.687" calcext:value-type="float">
            <text:p>27,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MurtzanerRing31 (#264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6.437" calcext:value-type="float">
            <text:p>26,4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MurtzanerRing34 (#206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15:00.000 +0200</text:p>
          </table:table-cell>
          <table:table-cell office:value-type="float" office:value="30.312" calcext:value-type="float">
            <text:p>30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MurtzanerRing60 (#168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MurtzanerRing64 (#192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4.562" calcext:value-type="float">
            <text:p>24,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MurtzanerRing8 (#240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43.812" calcext:value-type="float">
            <text:p>43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OttoKruegerZeile1 (#173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4.5" calcext:value-type="float">
            <text:p>34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Paracelsusstr36 (#246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6.25" calcext:value-type="float">
            <text:p>26,2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Petzoldtweg20 (#134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00:00.000 +0200</text:p>
          </table:table-cell>
          <table:table-cell office:value-type="float" office:value="18.312" calcext:value-type="float">
            <text:p>18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Poelchaustr22 (#213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3.062" calcext:value-type="float">
            <text:p>23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Poelchaustr28 (#216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15:00.000 +0200</text:p>
          </table:table-cell>
          <table:table-cell office:value-type="float" office:value="24.187" calcext:value-type="float">
            <text:p>24,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Poelchaustr32 (#169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RaoulWallenbergStr45 (#166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Roettkenring32 (#189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7.312" calcext:value-type="float">
            <text:p>27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Roettkenring6 (#238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0.25" calcext:value-type="float">
            <text:p>30,2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Ruedickenstr10 (#250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9.562" calcext:value-type="float">
            <text:p>29,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SalzbrunnerStr35 (#171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1.562" calcext:value-type="float">
            <text:p>21,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StendalerStr117 (#190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3.812" calcext:value-type="float">
            <text:p>33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StolzenhagenerStr7 (#180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StralsunderStr63 (#187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2.812" calcext:value-type="float">
            <text:p>22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SwinemuenderStr44 (#178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41.312" calcext:value-type="float">
            <text:p>41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Techowpromenade50 (#176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0.5" calcext:value-type="float">
            <text:p>30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TeupitzerStr15 (#231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8.625" calcext:value-type="float">
            <text:p>28,6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TeupitzerStr30 (#230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33.25" calcext:value-type="float">
            <text:p>33,2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TeupitzerStr46 (#193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9.25" calcext:value-type="float">
            <text:p>29,2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Torstr18 (#229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7.812" calcext:value-type="float">
            <text:p>27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Wattstr52 (#175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1.312" calcext:value-type="float">
            <text:p>31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Wuhlestr7 (#236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6.812" calcext:value-type="float">
            <text:p>26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ZellerfelderStr8 (#174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2.875" calcext:value-type="float">
            <text:p>32,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ZumKappgraben16 (#237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2.625" calcext:value-type="float">
            <text:p>32,6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ZumKappgraben18 (#223)</text:p>
          </table:table-cell>
          <table:table-cell office:value-type="string" calcext:value-type="string">
            <text:p>Temperatur2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2.062" calcext:value-type="float">
            <text:p>32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chtermannstr1 (#243)</text:p>
          </table:table-cell>
          <table:table-cell office:value-type="string" calcext:value-type="string">
            <text:p>Temperatur2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8.75" calcext:value-type="float">
            <text:p>38,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nderKappe65 (#194)</text:p>
          </table:table-cell>
          <table:table-cell office:value-type="string" calcext:value-type="string">
            <text:p>Temperatur2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19.937" calcext:value-type="float">
            <text:p>19,9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Baerensteinstr42 (#259)</text:p>
          </table:table-cell>
          <table:table-cell office:value-type="string" calcext:value-type="string">
            <text:p>Temperatur23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3.687" calcext:value-type="float">
            <text:p>23,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Baerensteinstr44 (#241)</text:p>
          </table:table-cell>
          <table:table-cell office:value-type="string" calcext:value-type="string">
            <text:p>Temperatur2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ehrowerAllee36 (#179)</text:p>
          </table:table-cell>
          <table:table-cell office:value-type="string" calcext:value-type="string">
            <text:p>Temperatur2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3.687" calcext:value-type="float">
            <text:p>23,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MehrowerAllee50 (#227)</text:p>
          </table:table-cell>
          <table:table-cell office:value-type="string" calcext:value-type="string">
            <text:p>Temperatur2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3.062" calcext:value-type="float">
            <text:p>23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OeynhauserStr3 (#186)</text:p>
          </table:table-cell>
          <table:table-cell office:value-type="string" calcext:value-type="string">
            <text:p>Temperatur23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0.812" calcext:value-type="float">
            <text:p>20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Paracelsusstr36 (#246)</text:p>
          </table:table-cell>
          <table:table-cell office:value-type="string" calcext:value-type="string">
            <text:p>Temperatur2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7.687" calcext:value-type="float">
            <text:p>27,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alsunderStr63 (#187)</text:p>
          </table:table-cell>
          <table:table-cell office:value-type="string" calcext:value-type="string">
            <text:p>Temperatur23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5.375" calcext:value-type="float">
            <text:p>25,3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Torstr18 (#229)</text:p>
          </table:table-cell>
          <table:table-cell office:value-type="string" calcext:value-type="string">
            <text:p>Temperatur2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45.75" calcext:value-type="float">
            <text:p>45,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Achtermannstr1 (#243)</text:p>
          </table:table-cell>
          <table:table-cell office:value-type="string" calcext:value-type="string">
            <text:p>Temperatur24_Temperatur</text:p>
          </table:table-cell>
          <table:table-cell office:value-type="string" calcext:value-type="string">
            <text:p>2022-09-13 14:15:00.000 +0200</text:p>
          </table:table-cell>
          <table:table-cell office:value-type="float" office:value="35.562" calcext:value-type="float">
            <text:p>35,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AnderKappe65 (#194)</text:p>
          </table:table-cell>
          <table:table-cell office:value-type="string" calcext:value-type="string">
            <text:p>Temperatur24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19.75" calcext:value-type="float">
            <text:p>19,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MehrowerAllee36 (#179)</text:p>
          </table:table-cell>
          <table:table-cell office:value-type="string" calcext:value-type="string">
            <text:p>Temperatur24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3.437" calcext:value-type="float">
            <text:p>23,4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MehrowerAllee50 (#227)</text:p>
          </table:table-cell>
          <table:table-cell office:value-type="string" calcext:value-type="string">
            <text:p>Temperatur24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2.687" calcext:value-type="float">
            <text:p>22,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Paracelsusstr36 (#246)</text:p>
          </table:table-cell>
          <table:table-cell office:value-type="string" calcext:value-type="string">
            <text:p>Temperatur24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6.687" calcext:value-type="float">
            <text:p>26,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tralsunderStr63 (#187)</text:p>
          </table:table-cell>
          <table:table-cell office:value-type="string" calcext:value-type="string">
            <text:p>Temperatur24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1.687" calcext:value-type="float">
            <text:p>21,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Techowpromenade50 (#176)</text:p>
          </table:table-cell>
          <table:table-cell office:value-type="string" calcext:value-type="string">
            <text:p>Temperatur24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0.312" calcext:value-type="float">
            <text:p>30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Torstr18 (#229)</text:p>
          </table:table-cell>
          <table:table-cell office:value-type="string" calcext:value-type="string">
            <text:p>Temperatur24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3.062" calcext:value-type="float">
            <text:p>33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Baerensteinstr42 (#259)</text:p>
          </table:table-cell>
          <table:table-cell office:value-type="string" calcext:value-type="string">
            <text:p>Temperatur25_Temperatur</text:p>
          </table:table-cell>
          <table:table-cell office:value-type="string" calcext:value-type="string">
            <text:p>2022-09-13 14:15:00.000 +0200</text:p>
          </table:table-cell>
          <table:table-cell office:value-type="float" office:value="23.312" calcext:value-type="float">
            <text:p>23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Baerensteinstr44 (#241)</text:p>
          </table:table-cell>
          <table:table-cell office:value-type="string" calcext:value-type="string">
            <text:p>Temperatur25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7.562" calcext:value-type="float">
            <text:p>27,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OeynhauserStr3 (#186)</text:p>
          </table:table-cell>
          <table:table-cell office:value-type="string" calcext:value-type="string">
            <text:p>Temperatur25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0.875" calcext:value-type="float">
            <text:p>20,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Baerensteinstr42 (#259)</text:p>
          </table:table-cell>
          <table:table-cell office:value-type="string" calcext:value-type="string">
            <text:p>Temperatur27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24.062" calcext:value-type="float">
            <text:p>24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Baerensteinstr44 (#241)</text:p>
          </table:table-cell>
          <table:table-cell office:value-type="string" calcext:value-type="string">
            <text:p>Temperatur27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27.437" calcext:value-type="float">
            <text:p>27,4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Achillesstr72 (#261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8.812" calcext:value-type="float">
            <text:p>58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Achillesstr74 (#177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4.75" calcext:value-type="float">
            <text:p>54,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Achillesstr82 (#252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4.937" calcext:value-type="float">
            <text:p>54,9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Achtermannstr1 (#243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9.062" calcext:value-type="float">
            <text:p>59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Achtermannstr45 (#133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3:45:00.000 +0200</text:p>
          </table:table-cell>
          <table:table-cell office:value-type="float" office:value="53.312" calcext:value-type="float">
            <text:p>53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Alexandrinenstr100 (#247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2 08:30:00.000 +0200</text:p>
          </table:table-cell>
          <table:table-cell office:value-type="float" office:value="27.625" calcext:value-type="float">
            <text:p>27,6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AlleederKosmonauten117 (#167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8.437" calcext:value-type="float">
            <text:p>58,4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AmBreitenLuch44 (#211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0.25" calcext:value-type="float">
            <text:p>50,2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AmKlauswerder7 (#212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71.062" calcext:value-type="float">
            <text:p>71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Armbrustweg13 (#188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3.312" calcext:value-type="float">
            <text:p>53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Baerensteinstr4 (#196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5.062" calcext:value-type="float">
            <text:p>55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Baerensteinstr42 (#259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6.375" calcext:value-type="float">
            <text:p>56,3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Baerensteinstr44 (#241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5.062" calcext:value-type="float">
            <text:p>55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BartherStr12 (#257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45.625" calcext:value-type="float">
            <text:p>45,6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BartherStr48 (#244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3:15:00.000 +0200</text:p>
          </table:table-cell>
          <table:table-cell office:value-type="float" office:value="58.312" calcext:value-type="float">
            <text:p>58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BlumbergerDamm6 (#249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6.437" calcext:value-type="float">
            <text:p>56,4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BornerStr7 (#256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5.125" calcext:value-type="float">
            <text:p>55,1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uckowerRing59 (#200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5.937" calcext:value-type="float">
            <text:p>55,9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BuckowerRing79 (#254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9.375" calcext:value-type="float">
            <text:p>59,3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FalkenbergerChaussee18 (#215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60.625" calcext:value-type="float">
            <text:p>60,6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FalkenbergerChaussee6 (#217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15:00.000 +0200</text:p>
          </table:table-cell>
          <table:table-cell office:value-type="float" office:value="61.562" calcext:value-type="float">
            <text:p>61,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Forkenzeile11 (#281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54.687" calcext:value-type="float">
            <text:p>54,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orkenzeile13 (#283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56.312" calcext:value-type="float">
            <text:p>56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Forkenzeile17 (#299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0 21:30:00.000 +0200</text:p>
          </table:table-cell>
          <table:table-cell office:value-type="float" office:value="53.25" calcext:value-type="float">
            <text:p>53,2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Forkenzeile22 (#214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6.812" calcext:value-type="float">
            <text:p>56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Forkenzeile7 (#235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15:00.000 +0200</text:p>
          </table:table-cell>
          <table:table-cell office:value-type="float" office:value="54.312" calcext:value-type="float">
            <text:p>54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Forkenzeile9 (#297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60.125" calcext:value-type="float">
            <text:p>60,1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Gruenrockweg5 (#210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6.562" calcext:value-type="float">
            <text:p>56,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JohannesBobrowskiStr15 (#191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6.25" calcext:value-type="float">
            <text:p>56,2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Lampensteig11 (#126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30:06.000 +0200</text:p>
          </table:table-cell>
          <table:table-cell office:value-type="float" office:value="57.25" calcext:value-type="float">
            <text:p>57,2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LeaGrundigStr18 (#205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2.812" calcext:value-type="float">
            <text:p>52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LeaGrundigStr6 (#242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5.875" calcext:value-type="float">
            <text:p>55,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Lossebergplatz1 (#170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3.062" calcext:value-type="float">
            <text:p>53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MehrowerAllee36 (#179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61.062" calcext:value-type="float">
            <text:p>61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MehrowerAllee50 (#227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47.187" calcext:value-type="float">
            <text:p>47,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Mentelinstr55 (#266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3:45:00.000 +0200</text:p>
          </table:table-cell>
          <table:table-cell office:value-type="float" office:value="58.5" calcext:value-type="float">
            <text:p>58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MurtzanerRing16 (#245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4.375" calcext:value-type="float">
            <text:p>54,3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MurtzanerRing18 (#239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6.812" calcext:value-type="float">
            <text:p>56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MurtzanerRing22 (#253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8.375" calcext:value-type="float">
            <text:p>58,3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urtzanerRing26 (#222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9.437" calcext:value-type="float">
            <text:p>59,4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MurtzanerRing31 (#264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2.062" calcext:value-type="float">
            <text:p>52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MurtzanerRing34 (#206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6.312" calcext:value-type="float">
            <text:p>56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MurtzanerRing60 (#168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1.375" calcext:value-type="float">
            <text:p>51,3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MurtzanerRing64 (#192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9.25" calcext:value-type="float">
            <text:p>49,2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MurtzanerRing8 (#240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5.812" calcext:value-type="float">
            <text:p>55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OttoKruegerZeile1 (#173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7.875" calcext:value-type="float">
            <text:p>57,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Paracelsusstr36 (#246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9.125" calcext:value-type="float">
            <text:p>59,1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Poelchaustr22 (#213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6.375" calcext:value-type="float">
            <text:p>56,3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Poelchaustr28 (#216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8.812" calcext:value-type="float">
            <text:p>58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Poelchaustr32 (#169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6.937" calcext:value-type="float">
            <text:p>56,9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RaoulWallenbergStr45 (#166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4.437" calcext:value-type="float">
            <text:p>54,4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Residenzstrasse143 (#228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8.437" calcext:value-type="float">
            <text:p>58,4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Roettkenring32 (#189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6.687" calcext:value-type="float">
            <text:p>56,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Roettkenring6 (#238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Ruedickenstr10 (#250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9.312" calcext:value-type="float">
            <text:p>49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tendalerStr117 (#190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3.5" calcext:value-type="float">
            <text:p>53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StolzenhagenerStr7 (#180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3.812" calcext:value-type="float">
            <text:p>53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StralsunderStr63 (#187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4.5" calcext:value-type="float">
            <text:p>54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Techowpromenade50 (#176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61.75" calcext:value-type="float">
            <text:p>61,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TeupitzerStr15 (#231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7.937" calcext:value-type="float">
            <text:p>57,9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TeupitzerStr30 (#230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TeupitzerStr46 (#193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6.312" calcext:value-type="float">
            <text:p>56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ogostr25 (#265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3:45:00.000 +0200</text:p>
          </table:table-cell>
          <table:table-cell office:value-type="float" office:value="62.75" calcext:value-type="float">
            <text:p>62,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Torstr18 (#229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62.875" calcext:value-type="float">
            <text:p>62,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Wattstr52 (#175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61.312" calcext:value-type="float">
            <text:p>61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Wuhlestr7 (#236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7.187" calcext:value-type="float">
            <text:p>57,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ZellerfelderStr8 (#174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Zeppelinstr78A (#195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2.875" calcext:value-type="float">
            <text:p>52,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ZumKappgraben16 (#237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4.187" calcext:value-type="float">
            <text:p>54,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ZumKappgraben18 (#223)</text:p>
          </table:table-cell>
          <table:table-cell office:value-type="string" calcext:value-type="string">
            <text:p>Temperatur3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2.875" calcext:value-type="float">
            <text:p>52,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Achillesstr72 (#261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6.937" calcext:value-type="float">
            <text:p>56,9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Achillesstr74 (#177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1.562" calcext:value-type="float">
            <text:p>51,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Achillesstr82 (#252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6.437" calcext:value-type="float">
            <text:p>56,4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chtermannstr1 (#243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5.75" calcext:value-type="float">
            <text:p>55,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chtermannstr45 (#133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3:45:00.000 +0200</text:p>
          </table:table-cell>
          <table:table-cell office:value-type="float" office:value="51.812" calcext:value-type="float">
            <text:p>51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Alexandrinenstr100 (#247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2 08:30:00.000 +0200</text:p>
          </table:table-cell>
          <table:table-cell office:value-type="float" office:value="28.687" calcext:value-type="float">
            <text:p>28,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AlleederKosmonauten117 (#167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49.375" calcext:value-type="float">
            <text:p>49,3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AmBreitenLuch44 (#211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1.437" calcext:value-type="float">
            <text:p>51,4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AmKlauswerder7 (#212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3.187" calcext:value-type="float">
            <text:p>53,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Armbrustweg13 (#188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3.062" calcext:value-type="float">
            <text:p>53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Baerensteinstr4 (#196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1.625" calcext:value-type="float">
            <text:p>51,6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Baerensteinstr42 (#259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Baerensteinstr44 (#241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4.062" calcext:value-type="float">
            <text:p>54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BartherStr12 (#257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45.812" calcext:value-type="float">
            <text:p>45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BartherStr48 (#244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3:45:00.000 +0200</text:p>
          </table:table-cell>
          <table:table-cell office:value-type="float" office:value="55.687" calcext:value-type="float">
            <text:p>55,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BlumbergerDamm6 (#249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6.125" calcext:value-type="float">
            <text:p>56,1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BornerStr7 (#256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2.875" calcext:value-type="float">
            <text:p>52,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BuckowerRing59 (#200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3:45:00.000 +02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BuckowerRing79 (#254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4.5" calcext:value-type="float">
            <text:p>54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FalkenbergerChaussee18 (#215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6.687" calcext:value-type="float">
            <text:p>56,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FalkenbergerChaussee6 (#217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15:00.000 +0200</text:p>
          </table:table-cell>
          <table:table-cell office:value-type="float" office:value="53.5" calcext:value-type="float">
            <text:p>53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Forkenzeile11 (#281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54.562" calcext:value-type="float">
            <text:p>54,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Forkenzeile13 (#283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33.75" calcext:value-type="float">
            <text:p>33,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Forkenzeile17 (#299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0 21:30:00.000 +0200</text:p>
          </table:table-cell>
          <table:table-cell office:value-type="float" office:value="49.875" calcext:value-type="float">
            <text:p>49,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Forkenzeile22 (#214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3.375" calcext:value-type="float">
            <text:p>53,3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Forkenzeile7 (#235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15:00.000 +02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Forkenzeile9 (#297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3:55:00.000 +0200</text:p>
          </table:table-cell>
          <table:table-cell office:value-type="float" office:value="58.937" calcext:value-type="float">
            <text:p>58,9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Gruenrockweg5 (#210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4.562" calcext:value-type="float">
            <text:p>54,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JohannesBobrowskiStr15 (#191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2.75" calcext:value-type="float">
            <text:p>52,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Lampensteig11 (#126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30:06.000 +0200</text:p>
          </table:table-cell>
          <table:table-cell office:value-type="float" office:value="55.625" calcext:value-type="float">
            <text:p>55,6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LeaGrundigStr18 (#205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1.75" calcext:value-type="float">
            <text:p>51,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LeaGrundigStr6 (#242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0.375" calcext:value-type="float">
            <text:p>50,3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Lossebergplatz1 (#170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2.375" calcext:value-type="float">
            <text:p>52,3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MehrowerAllee36 (#179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5.5" calcext:value-type="float">
            <text:p>55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MehrowerAllee50 (#227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6.125" calcext:value-type="float">
            <text:p>56,1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Mentelinstr55 (#266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3:45:00.000 +0200</text:p>
          </table:table-cell>
          <table:table-cell office:value-type="float" office:value="55.687" calcext:value-type="float">
            <text:p>55,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MurtzanerRing16 (#245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MurtzanerRing18 (#239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5.062" calcext:value-type="float">
            <text:p>55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MurtzanerRing22 (#253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1.562" calcext:value-type="float">
            <text:p>51,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MurtzanerRing26 (#222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5.5" calcext:value-type="float">
            <text:p>55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MurtzanerRing31 (#264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3.625" calcext:value-type="float">
            <text:p>53,6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MurtzanerRing34 (#206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0.75" calcext:value-type="float">
            <text:p>50,7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MurtzanerRing60 (#168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3.312" calcext:value-type="float">
            <text:p>53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MurtzanerRing64 (#192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44.687" calcext:value-type="float">
            <text:p>44,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MurtzanerRing8 (#240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5.062" calcext:value-type="float">
            <text:p>55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OttoKruegerZeile1 (#173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2.937" calcext:value-type="float">
            <text:p>52,9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Paracelsusstr36 (#246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53.562" calcext:value-type="float">
            <text:p>53,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Poelchaustr22 (#213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0.125" calcext:value-type="float">
            <text:p>50,1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Poelchaustr28 (#216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3.062" calcext:value-type="float">
            <text:p>53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oelchaustr32 (#169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RaoulWallenbergStr45 (#166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Roettkenring32 (#189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5.25" calcext:value-type="float">
            <text:p>55,2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Roettkenring6 (#238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6.812" calcext:value-type="float">
            <text:p>56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Ruedickenstr10 (#250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46.937" calcext:value-type="float">
            <text:p>46,9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StendalerStr117 (#190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0.187" calcext:value-type="float">
            <text:p>50,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StolzenhagenerStr7 (#180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49.562" calcext:value-type="float">
            <text:p>49,5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ralsunderStr63 (#187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00:00.000 +0200</text:p>
          </table:table-cell>
          <table:table-cell office:value-type="float" office:value="50.875" calcext:value-type="float">
            <text:p>50,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Techowpromenade50 (#176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6.5" calcext:value-type="float">
            <text:p>56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TeupitzerStr15 (#231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3.25" calcext:value-type="float">
            <text:p>53,2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TeupitzerStr30 (#230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1.812" calcext:value-type="float">
            <text:p>51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TeupitzerStr46 (#193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0.875" calcext:value-type="float">
            <text:p>50,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Togostr25 (#265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3:45:00.000 +0200</text:p>
          </table:table-cell>
          <table:table-cell office:value-type="float" office:value="55.187" calcext:value-type="float">
            <text:p>55,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Torstr18 (#229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6.25" calcext:value-type="float">
            <text:p>56,2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Wattstr52 (#175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9.062" calcext:value-type="float">
            <text:p>59,0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Wuhlestr7 (#236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2.312" calcext:value-type="float">
            <text:p>52,3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ZellerfelderStr8 (#174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3.687" calcext:value-type="float">
            <text:p>53,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Zeppelinstr78A (#195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48.937" calcext:value-type="float">
            <text:p>48,9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ZumKappgraben16 (#237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2.187" calcext:value-type="float">
            <text:p>52,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ZumKappgraben18 (#223)</text:p>
          </table:table-cell>
          <table:table-cell office:value-type="string" calcext:value-type="string">
            <text:p>Temperatur32_Temperatur</text:p>
          </table:table-cell>
          <table:table-cell office:value-type="string" calcext:value-type="string">
            <text:p>2022-09-13 14:30:00.000 +0200</text:p>
          </table:table-cell>
          <table:table-cell office:value-type="float" office:value="49.625" calcext:value-type="float">
            <text:p>49,6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Baerensteinstr42 (#259)</text:p>
          </table:table-cell>
          <table:table-cell office:value-type="string" calcext:value-type="string">
            <text:p>Temperatur3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2.625" calcext:value-type="float">
            <text:p>52,6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Baerensteinstr44 (#241)</text:p>
          </table:table-cell>
          <table:table-cell office:value-type="string" calcext:value-type="string">
            <text:p>Temperatur33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2.5" calcext:value-type="float">
            <text:p>52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Baerensteinstr42 (#259)</text:p>
          </table:table-cell>
          <table:table-cell office:value-type="string" calcext:value-type="string">
            <text:p>Temperatur34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47.812" calcext:value-type="float">
            <text:p>47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Baerensteinstr44 (#241)</text:p>
          </table:table-cell>
          <table:table-cell office:value-type="string" calcext:value-type="string">
            <text:p>Temperatur34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50.687" calcext:value-type="float">
            <text:p>50,6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AlteJakobstr172 (#184)</text:p>
          </table:table-cell>
          <table:table-cell office:value-type="string" calcext:value-type="string">
            <text:p>Temperatur42_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47.25" calcext:value-type="float">
            <text:p>47,2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Techowpromenade50 (#176)</text:p>
          </table:table-cell>
          <table:table-cell office:value-type="string" calcext:value-type="string">
            <text:p>Temperatur4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30.125" calcext:value-type="float">
            <text:p>30,1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Togostr25 (#265)</text:p>
          </table:table-cell>
          <table:table-cell office:value-type="string" calcext:value-type="string">
            <text:p>Temperatur42_Temperatur</text:p>
          </table:table-cell>
          <table:table-cell office:value-type="string" calcext:value-type="string">
            <text:p>2022-09-13 13:45:00.000 +0200</text:p>
          </table:table-cell>
          <table:table-cell office:value-type="float" office:value="26.812" calcext:value-type="float">
            <text:p>26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AlteJakobstr172 (#184)</text:p>
          </table:table-cell>
          <table:table-cell office:value-type="string" calcext:value-type="string">
            <text:p>Temperatur44_Temperatur</text:p>
          </table:table-cell>
          <table:table-cell office:value-type="string" calcext:value-type="string">
            <text:p>2022-09-13 14:30:01.000 +0200</text:p>
          </table:table-cell>
          <table:table-cell office:value-type="float" office:value="30.875" calcext:value-type="float">
            <text:p>30,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ogostr25 (#265)</text:p>
          </table:table-cell>
          <table:table-cell office:value-type="string" calcext:value-type="string">
            <text:p>Temperatur44_Temperatur</text:p>
          </table:table-cell>
          <table:table-cell office:value-type="string" calcext:value-type="string">
            <text:p>2022-09-13 13:45:00.000 +0200</text:p>
          </table:table-cell>
          <table:table-cell office:value-type="float" office:value="26.875" calcext:value-type="float">
            <text:p>26,8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Zeppelinstr78A (#195)</text:p>
          </table:table-cell>
          <table:table-cell office:value-type="string" calcext:value-type="string">
            <text:p>Temperatur51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61.625" calcext:value-type="float">
            <text:p>61,6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Zeppelinstr78A (#195)</text:p>
          </table:table-cell>
          <table:table-cell office:value-type="string" calcext:value-type="string">
            <text:p>Temperatur52_Temperatur</text:p>
          </table:table-cell>
          <table:table-cell office:value-type="string" calcext:value-type="string">
            <text:p>2022-09-13 14:45:00.000 +0200</text:p>
          </table:table-cell>
          <table:table-cell office:value-type="float" office:value="48.812" calcext:value-type="float">
            <text:p>48,8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AalesunderStr10 (#143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14:50:36.000 +0200</text:p>
          </table:table-cell>
          <table:table-cell office:value-type="float" office:value="137.940002441406" calcext:value-type="float">
            <text:p>137,9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alesunderStr9 (#141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14:07:54.000 +0200</text:p>
          </table:table-cell>
          <table:table-cell office:value-type="float" office:value="1764.71997070312" calcext:value-type="float">
            <text:p>1764,72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rneburgerStr4 (#158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15:00:20.000 +0200</text:p>
          </table:table-cell>
          <table:table-cell office:value-type="float" office:value="3.51999998092651" calcext:value-type="float">
            <text:p>3,52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rneburgerStr7 (#139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10:07:26.000 +0200</text:p>
          </table:table-cell>
          <table:table-cell office:value-type="float" office:value="4298.80029296875" calcext:value-type="float">
            <text:p>4298,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ErichKurzStr13 (#148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14:41:17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Goetelstr99 (#145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05:36:26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JerichowerStr3 (#140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05:36:32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JerichowerStr4 (#162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06:38:53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Lincolnstr16 (#101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13:06:30.000 +0200</text:p>
          </table:table-cell>
          <table:table-cell office:value-type="float" office:value="4946.10009765625" calcext:value-type="float">
            <text:p>4946,1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Lincolnstr48 (#112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14:57:56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Lincolnstr60 (#136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15:00:07.000 +0200</text:p>
          </table:table-cell>
          <table:table-cell office:value-type="float" office:value="31.8220024108887" calcext:value-type="float">
            <text:p>31,82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MaxSteinkeStr19 (#164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10:26:45.000 +0200</text:p>
          </table:table-cell>
          <table:table-cell office:value-type="float" office:value="585.489990234375" calcext:value-type="float">
            <text:p>585,49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Neumarkplan10a (#142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13:39:16.000 +0200</text:p>
          </table:table-cell>
          <table:table-cell office:value-type="float" office:value="97.7730026245117" calcext:value-type="float">
            <text:p>97,77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Neumarkplan11c (#163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13:14:55.000 +0200</text:p>
          </table:table-cell>
          <table:table-cell office:value-type="float" office:value="85.0530014038086" calcext:value-type="float">
            <text:p>85,05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Neumarkplan12a (#109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15:01:35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Neumarkplan13a (#108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15:00:18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eumarkplan14a (#113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14:54:17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eumarkplan15c (#104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09:03:22.000 +0200</text:p>
          </table:table-cell>
          <table:table-cell office:value-type="float" office:value="57.237003326416" calcext:value-type="float">
            <text:p>57,2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Neumarkplan1a (#102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14:59:03.000 +0200</text:p>
          </table:table-cell>
          <table:table-cell office:value-type="float" office:value="95.6810073852539" calcext:value-type="float">
            <text:p>95,6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Neumarkplan2a (#152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09:03:41.000 +0200</text:p>
          </table:table-cell>
          <table:table-cell office:value-type="float" office:value="87.0440063476562" calcext:value-type="float">
            <text:p>87,0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eumarkplan3a (#154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09:03:41.000 +0200</text:p>
          </table:table-cell>
          <table:table-cell office:value-type="float" office:value="94.9500045776367" calcext:value-type="float">
            <text:p>94,95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Neumarkplan4c (#150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09:03:41.000 +0200</text:p>
          </table:table-cell>
          <table:table-cell office:value-type="float" office:value="85.2090072631836" calcext:value-type="float">
            <text:p>85,21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Neumarkplan5a (#149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09:03:4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Neumarkplan6b (#156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14:55:28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Neumarkplan7b (#161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14:39:08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Neumarkplan8a (#159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08:10:02.000 +0200</text:p>
          </table:table-cell>
          <table:table-cell office:value-type="float" office:value="53.2280006408691" calcext:value-type="float">
            <text:p>53,23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Neumarkplan9c (#144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14:31:27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Pistoriusplatz15 (#147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08:42:59.000 +0200</text:p>
          </table:table-cell>
          <table:table-cell office:value-type="float" office:value="1469.5" calcext:value-type="float">
            <text:p>1469,5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Pistoriusstr121 (#151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09:08:48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Plonzstr2_HZ (#105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14:33:57.000 +0200</text:p>
          </table:table-cell>
          <table:table-cell office:value-type="float" office:value="8309.6005859375" calcext:value-type="float">
            <text:p>8309,6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StavangerStr9 (#107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14:49:02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StendalerStr142 (#137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14:54:58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angermuenderStr110 (#106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14:16:05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angermuenderStr3 (#160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09:50:47.000 +0200</text:p>
          </table:table-cell>
          <table:table-cell office:value-type="float" office:value="72.7200012207031" calcext:value-type="float">
            <text:p>72,72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TangermuenderStr58 (#155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05:36:26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angermuenderStr84 (#153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14:46:31.000 +0200</text:p>
          </table:table-cell>
          <table:table-cell office:value-type="float" office:value="618.600036621094" calcext:value-type="float">
            <text:p>618,6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WachenheimerWeg8 (#146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05:33:36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everstr11a (#111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10:58:53.000 +0200</text:p>
          </table:table-cell>
          <table:table-cell office:value-type="float" office:value="2784.90014648437" calcext:value-type="float">
            <text:p>2784,9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WilhelmGuddorfStr14 (#135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14:21:43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WilhelmGuddorfStr6 (#103)</text:p>
          </table:table-cell>
          <table:table-cell office:value-type="string" calcext:value-type="string">
            <text:p>ZW_ZZ1_rEnergy</text:p>
          </table:table-cell>
          <table:table-cell office:value-type="string" calcext:value-type="string">
            <text:p>2022-09-13 14:52:48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AalesunderStr10 (#143)</text:p>
          </table:table-cell>
          <table:table-cell office:value-type="string" calcext:value-type="string">
            <text:p>ZW_ZZ1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1.6000022888184" calcext:value-type="float">
            <text:p>61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AalesunderStr9 (#141)</text:p>
          </table:table-cell>
          <table:table-cell office:value-type="string" calcext:value-type="string">
            <text:p>ZW_ZZ1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8.9000015258789" calcext:value-type="float">
            <text:p>58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Lincolnstr16 (#101)</text:p>
          </table:table-cell>
          <table:table-cell office:value-type="string" calcext:value-type="string">
            <text:p>ZW_ZZ1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74.8000030517578" calcext:value-type="float">
            <text:p>74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incolnstr48 (#112)</text:p>
          </table:table-cell>
          <table:table-cell office:value-type="string" calcext:value-type="string">
            <text:p>ZW_ZZ1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Lincolnstr60 (#136)</text:p>
          </table:table-cell>
          <table:table-cell office:value-type="string" calcext:value-type="string">
            <text:p>ZW_ZZ1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Neumarkplan10a (#142)</text:p>
          </table:table-cell>
          <table:table-cell office:value-type="string" calcext:value-type="string">
            <text:p>ZW_ZZ1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37.2000007629395" calcext:value-type="float">
            <text:p>37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Neumarkplan11c (#163)</text:p>
          </table:table-cell>
          <table:table-cell office:value-type="string" calcext:value-type="string">
            <text:p>ZW_ZZ1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3.2999992370606" calcext:value-type="float">
            <text:p>63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Neumarkplan12a (#109)</text:p>
          </table:table-cell>
          <table:table-cell office:value-type="string" calcext:value-type="string">
            <text:p>ZW_ZZ1_rFTemp</text:p>
          </table:table-cell>
          <table:table-cell office:value-type="string" calcext:value-type="string">
            <text:p>2022-09-13 15:01:35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Neumarkplan13a (#108)</text:p>
          </table:table-cell>
          <table:table-cell office:value-type="string" calcext:value-type="string">
            <text:p>ZW_ZZ1_rFTemp</text:p>
          </table:table-cell>
          <table:table-cell office:value-type="string" calcext:value-type="string">
            <text:p>2022-09-13 15:00:18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Neumarkplan14a (#113)</text:p>
          </table:table-cell>
          <table:table-cell office:value-type="string" calcext:value-type="string">
            <text:p>ZW_ZZ1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Neumarkplan15c (#104)</text:p>
          </table:table-cell>
          <table:table-cell office:value-type="string" calcext:value-type="string">
            <text:p>ZW_ZZ1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73.5" calcext:value-type="float">
            <text:p>73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Neumarkplan2a (#152)</text:p>
          </table:table-cell>
          <table:table-cell office:value-type="string" calcext:value-type="string">
            <text:p>ZW_ZZ1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0.4000015258789" calcext:value-type="float">
            <text:p>60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Neumarkplan3a (#154)</text:p>
          </table:table-cell>
          <table:table-cell office:value-type="string" calcext:value-type="string">
            <text:p>ZW_ZZ1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4.8000030517578" calcext:value-type="float">
            <text:p>64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Neumarkplan4c (#150)</text:p>
          </table:table-cell>
          <table:table-cell office:value-type="string" calcext:value-type="string">
            <text:p>ZW_ZZ1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4.2000045776367" calcext:value-type="float">
            <text:p>64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eumarkplan5a (#149)</text:p>
          </table:table-cell>
          <table:table-cell office:value-type="string" calcext:value-type="string">
            <text:p>ZW_ZZ1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eumarkplan6b (#156)</text:p>
          </table:table-cell>
          <table:table-cell office:value-type="string" calcext:value-type="string">
            <text:p>ZW_ZZ1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Neumarkplan7b (#161)</text:p>
          </table:table-cell>
          <table:table-cell office:value-type="string" calcext:value-type="string">
            <text:p>ZW_ZZ1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Neumarkplan8a (#159)</text:p>
          </table:table-cell>
          <table:table-cell office:value-type="string" calcext:value-type="string">
            <text:p>ZW_ZZ1_rFTemp</text:p>
          </table:table-cell>
          <table:table-cell office:value-type="string" calcext:value-type="string">
            <text:p>2022-09-13 09:00:00.000 +0200</text:p>
          </table:table-cell>
          <table:table-cell office:value-type="float" office:value="70.5" calcext:value-type="float">
            <text:p>70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Neumarkplan9c (#144)</text:p>
          </table:table-cell>
          <table:table-cell office:value-type="string" calcext:value-type="string">
            <text:p>ZW_ZZ1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Plonzstr2_HZ (#105)</text:p>
          </table:table-cell>
          <table:table-cell office:value-type="string" calcext:value-type="string">
            <text:p>ZW_ZZ1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78.5" calcext:value-type="float">
            <text:p>78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StavangerStr9 (#107)</text:p>
          </table:table-cell>
          <table:table-cell office:value-type="string" calcext:value-type="string">
            <text:p>ZW_ZZ1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Weverstr11a (#111)</text:p>
          </table:table-cell>
          <table:table-cell office:value-type="string" calcext:value-type="string">
            <text:p>ZW_ZZ1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1.9000015258789" calcext:value-type="float">
            <text:p>41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AalesunderStr10 (#143)</text:p>
          </table:table-cell>
          <table:table-cell office:value-type="string" calcext:value-type="string">
            <text:p>ZW_ZZ1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2.2999992370606" calcext:value-type="float">
            <text:p>62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AalesunderStr9 (#141)</text:p>
          </table:table-cell>
          <table:table-cell office:value-type="string" calcext:value-type="string">
            <text:p>ZW_ZZ1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8.9000015258789" calcext:value-type="float">
            <text:p>58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incolnstr48 (#112)</text:p>
          </table:table-cell>
          <table:table-cell office:value-type="string" calcext:value-type="string">
            <text:p>ZW_ZZ1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Lincolnstr60 (#136)</text:p>
          </table:table-cell>
          <table:table-cell office:value-type="string" calcext:value-type="string">
            <text:p>ZW_ZZ1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Neumarkplan10a (#142)</text:p>
          </table:table-cell>
          <table:table-cell office:value-type="string" calcext:value-type="string">
            <text:p>ZW_ZZ1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37.1000022888184" calcext:value-type="float">
            <text:p>37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Neumarkplan11c (#163)</text:p>
          </table:table-cell>
          <table:table-cell office:value-type="string" calcext:value-type="string">
            <text:p>ZW_ZZ1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2.5" calcext:value-type="float">
            <text:p>62,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Neumarkplan12a (#109)</text:p>
          </table:table-cell>
          <table:table-cell office:value-type="string" calcext:value-type="string">
            <text:p>ZW_ZZ1_rRTemp</text:p>
          </table:table-cell>
          <table:table-cell office:value-type="string" calcext:value-type="string">
            <text:p>2022-09-13 15:01:35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Neumarkplan13a (#108)</text:p>
          </table:table-cell>
          <table:table-cell office:value-type="string" calcext:value-type="string">
            <text:p>ZW_ZZ1_rRTemp</text:p>
          </table:table-cell>
          <table:table-cell office:value-type="string" calcext:value-type="string">
            <text:p>2022-09-13 15:00:18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Neumarkplan14a (#113)</text:p>
          </table:table-cell>
          <table:table-cell office:value-type="string" calcext:value-type="string">
            <text:p>ZW_ZZ1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Neumarkplan15c (#104)</text:p>
          </table:table-cell>
          <table:table-cell office:value-type="string" calcext:value-type="string">
            <text:p>ZW_ZZ1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5.5999984741211" calcext:value-type="float">
            <text:p>65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Neumarkplan2a (#152)</text:p>
          </table:table-cell>
          <table:table-cell office:value-type="string" calcext:value-type="string">
            <text:p>ZW_ZZ1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0.7999992370606" calcext:value-type="float">
            <text:p>60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Neumarkplan3a (#154)</text:p>
          </table:table-cell>
          <table:table-cell office:value-type="string" calcext:value-type="string">
            <text:p>ZW_ZZ1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1.4000015258789" calcext:value-type="float">
            <text:p>61,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Neumarkplan4c (#150)</text:p>
          </table:table-cell>
          <table:table-cell office:value-type="string" calcext:value-type="string">
            <text:p>ZW_ZZ1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5.3000030517578" calcext:value-type="float">
            <text:p>65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Neumarkplan5a (#149)</text:p>
          </table:table-cell>
          <table:table-cell office:value-type="string" calcext:value-type="string">
            <text:p>ZW_ZZ1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eumarkplan6b (#156)</text:p>
          </table:table-cell>
          <table:table-cell office:value-type="string" calcext:value-type="string">
            <text:p>ZW_ZZ1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Neumarkplan7b (#161)</text:p>
          </table:table-cell>
          <table:table-cell office:value-type="string" calcext:value-type="string">
            <text:p>ZW_ZZ1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Neumarkplan8a (#159)</text:p>
          </table:table-cell>
          <table:table-cell office:value-type="string" calcext:value-type="string">
            <text:p>ZW_ZZ1_rRTemp</text:p>
          </table:table-cell>
          <table:table-cell office:value-type="string" calcext:value-type="string">
            <text:p>2022-09-13 09:00:00.000 +0200</text:p>
          </table:table-cell>
          <table:table-cell office:value-type="float" office:value="66.7000045776367" calcext:value-type="float">
            <text:p>66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Neumarkplan9c (#144)</text:p>
          </table:table-cell>
          <table:table-cell office:value-type="string" calcext:value-type="string">
            <text:p>ZW_ZZ1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Plonzstr2_HZ (#105)</text:p>
          </table:table-cell>
          <table:table-cell office:value-type="string" calcext:value-type="string">
            <text:p>ZW_ZZ1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70.9000015258789" calcext:value-type="float">
            <text:p>70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StavangerStr9 (#107)</text:p>
          </table:table-cell>
          <table:table-cell office:value-type="string" calcext:value-type="string">
            <text:p>ZW_ZZ1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Weverstr11a (#111)</text:p>
          </table:table-cell>
          <table:table-cell office:value-type="string" calcext:value-type="string">
            <text:p>ZW_ZZ1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4.6000022888184" calcext:value-type="float">
            <text:p>54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Weverstr71d (#110)</text:p>
          </table:table-cell>
          <table:table-cell office:value-type="string" calcext:value-type="string">
            <text:p>ZW_ZZ1_WMZ1_rEnergy</text:p>
          </table:table-cell>
          <table:table-cell office:value-type="string" calcext:value-type="string">
            <text:p>2022-09-13 04:22:57.000 +0200</text:p>
          </table:table-cell>
          <table:table-cell office:value-type="float" office:value="70.3030014038086" calcext:value-type="float">
            <text:p>70,3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AlfredRandtStr14 (#138)</text:p>
          </table:table-cell>
          <table:table-cell office:value-type="string" calcext:value-type="string">
            <text:p>ZW_ZZ1_WMZ_rEnergy</text:p>
          </table:table-cell>
          <table:table-cell office:value-type="string" calcext:value-type="string">
            <text:p>2022-09-13 08:20:1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AlfredRandtStr20 (#157)</text:p>
          </table:table-cell>
          <table:table-cell office:value-type="string" calcext:value-type="string">
            <text:p>ZW_ZZ1_WMZ_rEnergy</text:p>
          </table:table-cell>
          <table:table-cell office:value-type="string" calcext:value-type="string">
            <text:p>2022-09-13 12:57:55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alesunderStr10 (#143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00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AalesunderStr9 (#141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13:01:11.000 +0200</text:p>
          </table:table-cell>
          <table:table-cell office:value-type="float" office:value="557.75" calcext:value-type="float">
            <text:p>557,75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ArneburgerStr4 (#158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15:00:20.000 +0200</text:p>
          </table:table-cell>
          <table:table-cell office:value-type="float" office:value="1914.65991210938" calcext:value-type="float">
            <text:p>1914,66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rneburgerStr7 (#139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09:10:42.000 +0200</text:p>
          </table:table-cell>
          <table:table-cell office:value-type="float" office:value="1699.44995117188" calcext:value-type="float">
            <text:p>1699,45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ErichKurzStr13 (#148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14:30:54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Goetelstr99 (#145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05:36:26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JerichowerStr3 (#140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05:36:32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JerichowerStr4 (#162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06:38:53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Lincolnstr16 (#101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05:33:15.000 +0200</text:p>
          </table:table-cell>
          <table:table-cell office:value-type="float" office:value="571.919982910156" calcext:value-type="float">
            <text:p>571,92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Lincolnstr48 (#112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14:57:56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Lincolnstr60 (#136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14:59:37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axSteinkeStr19 (#164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10:26:45.000 +0200</text:p>
          </table:table-cell>
          <table:table-cell office:value-type="float" office:value="187.979995727539" calcext:value-type="float">
            <text:p>187,9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Neumarkplan10a (#142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13:39:16.000 +0200</text:p>
          </table:table-cell>
          <table:table-cell office:value-type="float" office:value="35.318000793457" calcext:value-type="float">
            <text:p>35,32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Neumarkplan11c (#163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13:14:55.000 +0200</text:p>
          </table:table-cell>
          <table:table-cell office:value-type="float" office:value="37.4790000915527" calcext:value-type="float">
            <text:p>37,48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Neumarkplan12a (#109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15:01:35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Neumarkplan13a (#108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15:00:18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umarkplan14a (#113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14:54:17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Neumarkplan15c (#104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09:03:22.000 +0200</text:p>
          </table:table-cell>
          <table:table-cell office:value-type="float" office:value="29.3170013427734" calcext:value-type="float">
            <text:p>29,32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Neumarkplan2a (#152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09:03:41.000 +0200</text:p>
          </table:table-cell>
          <table:table-cell office:value-type="float" office:value="32.7310028076172" calcext:value-type="float">
            <text:p>32,73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eumarkplan3a (#154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09:03:4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Neumarkplan4c (#150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09:03:41.000 +0200</text:p>
          </table:table-cell>
          <table:table-cell office:value-type="float" office:value="27.2740020751953" calcext:value-type="float">
            <text:p>27,27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eumarkplan5a (#149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09:03:41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Neumarkplan6b (#156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09:12:09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Neumarkplan7b (#161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14:39:08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Neumarkplan8a (#159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08:10:02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Neumarkplan9c (#144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14:31:27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Pistoriusplatz15 (#147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08:42:59.000 +0200</text:p>
          </table:table-cell>
          <table:table-cell office:value-type="float" office:value="375.350006103516" calcext:value-type="float">
            <text:p>375,35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Pistoriusstr121 (#151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09:08:48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StavangerStr9 (#107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14:49:02.000 +0200</text:p>
          </table:table-cell>
          <table:table-cell office:value-type="float" office:value="492.029998779297" calcext:value-type="float">
            <text:p>492,03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StendalerStr142 (#137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14:54:58.000 +0200</text:p>
          </table:table-cell>
          <table:table-cell office:value-type="float" office:value="1865.32995605469" calcext:value-type="float">
            <text:p>1865,33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angermuenderStr110 (#106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14:16:05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angermuenderStr3 (#160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00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TangermuenderStr58 (#155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08:47:02.000 +0200</text:p>
          </table:table-cell>
          <table:table-cell office:value-type="float" office:value="322.519989013672" calcext:value-type="float">
            <text:p>322,52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angermuenderStr84 (#153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14:46:31.000 +0200</text:p>
          </table:table-cell>
          <table:table-cell office:value-type="float" office:value="307.100006103516" calcext:value-type="float">
            <text:p>307,1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WachenheimerWeg8 (#146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05:33:36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Weverstr11a (#111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10:58:53.000 +0200</text:p>
          </table:table-cell>
          <table:table-cell office:value-type="float" office:value="1665.09997558594" calcext:value-type="float">
            <text:p>1665,1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WilhelmGuddorfStr14 (#135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05:36:45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WilhelmGuddorfStr6 (#103)</text:p>
          </table:table-cell>
          <table:table-cell office:value-type="string" calcext:value-type="string">
            <text:p>ZW_ZZ2_rEnergy</text:p>
          </table:table-cell>
          <table:table-cell office:value-type="string" calcext:value-type="string">
            <text:p>2022-09-13 14:52:48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AalesunderStr9 (#141)</text:p>
          </table:table-cell>
          <table:table-cell office:value-type="string" calcext:value-type="string">
            <text:p>ZW_ZZ2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8.7999992370605" calcext:value-type="float">
            <text:p>58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ArneburgerStr4 (#158)</text:p>
          </table:table-cell>
          <table:table-cell office:value-type="string" calcext:value-type="string">
            <text:p>ZW_ZZ2_rFTemp</text:p>
          </table:table-cell>
          <table:table-cell office:value-type="string" calcext:value-type="string">
            <text:p>2022-09-13 15:00:20.000 +0200</text:p>
          </table:table-cell>
          <table:table-cell office:value-type="float" office:value="77.8000030517578" calcext:value-type="float">
            <text:p>77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ArneburgerStr7 (#139)</text:p>
          </table:table-cell>
          <table:table-cell office:value-type="string" calcext:value-type="string">
            <text:p>ZW_ZZ2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9.8000030517578" calcext:value-type="float">
            <text:p>69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richKurzStr13 (#148)</text:p>
          </table:table-cell>
          <table:table-cell office:value-type="string" calcext:value-type="string">
            <text:p>ZW_ZZ2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Goetelstr99 (#145)</text:p>
          </table:table-cell>
          <table:table-cell office:value-type="string" calcext:value-type="string">
            <text:p>ZW_ZZ2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JerichowerStr3 (#140)</text:p>
          </table:table-cell>
          <table:table-cell office:value-type="string" calcext:value-type="string">
            <text:p>ZW_ZZ2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JerichowerStr4 (#162)</text:p>
          </table:table-cell>
          <table:table-cell office:value-type="string" calcext:value-type="string">
            <text:p>ZW_ZZ2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incolnstr48 (#112)</text:p>
          </table:table-cell>
          <table:table-cell office:value-type="string" calcext:value-type="string">
            <text:p>ZW_ZZ2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Lincolnstr60 (#136)</text:p>
          </table:table-cell>
          <table:table-cell office:value-type="string" calcext:value-type="string">
            <text:p>ZW_ZZ2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StendalerStr142 (#137)</text:p>
          </table:table-cell>
          <table:table-cell office:value-type="string" calcext:value-type="string">
            <text:p>ZW_ZZ2_rFTemp</text:p>
          </table:table-cell>
          <table:table-cell office:value-type="string" calcext:value-type="string">
            <text:p>2022-09-13 14:54:58.000 +0200</text:p>
          </table:table-cell>
          <table:table-cell office:value-type="float" office:value="87.2000045776367" calcext:value-type="float">
            <text:p>87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TangermuenderStr110 (#106)</text:p>
          </table:table-cell>
          <table:table-cell office:value-type="string" calcext:value-type="string">
            <text:p>ZW_ZZ2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TangermuenderStr3 (#160)</text:p>
          </table:table-cell>
          <table:table-cell office:value-type="string" calcext:value-type="string">
            <text:p>ZW_ZZ2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TangermuenderStr58 (#155)</text:p>
          </table:table-cell>
          <table:table-cell office:value-type="string" calcext:value-type="string">
            <text:p>ZW_ZZ2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9.9000015258789" calcext:value-type="float">
            <text:p>69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TangermuenderStr84 (#153)</text:p>
          </table:table-cell>
          <table:table-cell office:value-type="string" calcext:value-type="string">
            <text:p>ZW_ZZ2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78.7000045776367" calcext:value-type="float">
            <text:p>78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Weverstr11a (#111)</text:p>
          </table:table-cell>
          <table:table-cell office:value-type="string" calcext:value-type="string">
            <text:p>ZW_ZZ2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5.7000007629395" calcext:value-type="float">
            <text:p>45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WilhelmGuddorfStr14 (#135)</text:p>
          </table:table-cell>
          <table:table-cell office:value-type="string" calcext:value-type="string">
            <text:p>ZW_ZZ2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WilhelmGuddorfStr6 (#103)</text:p>
          </table:table-cell>
          <table:table-cell office:value-type="string" calcext:value-type="string">
            <text:p>ZW_ZZ2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AalesunderStr9 (#141)</text:p>
          </table:table-cell>
          <table:table-cell office:value-type="string" calcext:value-type="string">
            <text:p>ZW_ZZ2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9.2999992370605" calcext:value-type="float">
            <text:p>59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ArneburgerStr4 (#158)</text:p>
          </table:table-cell>
          <table:table-cell office:value-type="string" calcext:value-type="string">
            <text:p>ZW_ZZ2_rRTemp</text:p>
          </table:table-cell>
          <table:table-cell office:value-type="string" calcext:value-type="string">
            <text:p>2022-09-13 15:00:20.000 +0200</text:p>
          </table:table-cell>
          <table:table-cell office:value-type="float" office:value="63.1000022888184" calcext:value-type="float">
            <text:p>63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ArneburgerStr7 (#139)</text:p>
          </table:table-cell>
          <table:table-cell office:value-type="string" calcext:value-type="string">
            <text:p>ZW_ZZ2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5.7000045776367" calcext:value-type="float">
            <text:p>65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ErichKurzStr13 (#148)</text:p>
          </table:table-cell>
          <table:table-cell office:value-type="string" calcext:value-type="string">
            <text:p>ZW_ZZ2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Goetelstr99 (#145)</text:p>
          </table:table-cell>
          <table:table-cell office:value-type="string" calcext:value-type="string">
            <text:p>ZW_ZZ2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JerichowerStr3 (#140)</text:p>
          </table:table-cell>
          <table:table-cell office:value-type="string" calcext:value-type="string">
            <text:p>ZW_ZZ2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JerichowerStr4 (#162)</text:p>
          </table:table-cell>
          <table:table-cell office:value-type="string" calcext:value-type="string">
            <text:p>ZW_ZZ2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Lincolnstr48 (#112)</text:p>
          </table:table-cell>
          <table:table-cell office:value-type="string" calcext:value-type="string">
            <text:p>ZW_ZZ2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Lincolnstr60 (#136)</text:p>
          </table:table-cell>
          <table:table-cell office:value-type="string" calcext:value-type="string">
            <text:p>ZW_ZZ2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StendalerStr142 (#137)</text:p>
          </table:table-cell>
          <table:table-cell office:value-type="string" calcext:value-type="string">
            <text:p>ZW_ZZ2_rRTemp</text:p>
          </table:table-cell>
          <table:table-cell office:value-type="string" calcext:value-type="string">
            <text:p>2022-09-13 14:54:58.000 +0200</text:p>
          </table:table-cell>
          <table:table-cell office:value-type="float" office:value="61.7000007629395" calcext:value-type="float">
            <text:p>61,7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TangermuenderStr110 (#106)</text:p>
          </table:table-cell>
          <table:table-cell office:value-type="string" calcext:value-type="string">
            <text:p>ZW_ZZ2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TangermuenderStr3 (#160)</text:p>
          </table:table-cell>
          <table:table-cell office:value-type="string" calcext:value-type="string">
            <text:p>ZW_ZZ2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TangermuenderStr58 (#155)</text:p>
          </table:table-cell>
          <table:table-cell office:value-type="string" calcext:value-type="string">
            <text:p>ZW_ZZ2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4.9000015258789" calcext:value-type="float">
            <text:p>54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TangermuenderStr84 (#153)</text:p>
          </table:table-cell>
          <table:table-cell office:value-type="string" calcext:value-type="string">
            <text:p>ZW_ZZ2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0.2000007629395" calcext:value-type="float">
            <text:p>60,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Weverstr11a (#111)</text:p>
          </table:table-cell>
          <table:table-cell office:value-type="string" calcext:value-type="string">
            <text:p>ZW_ZZ2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56.9000015258789" calcext:value-type="float">
            <text:p>56,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WilhelmGuddorfStr14 (#135)</text:p>
          </table:table-cell>
          <table:table-cell office:value-type="string" calcext:value-type="string">
            <text:p>ZW_ZZ2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WilhelmGuddorfStr6 (#103)</text:p>
          </table:table-cell>
          <table:table-cell office:value-type="string" calcext:value-type="string">
            <text:p>ZW_ZZ2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Weverstr71d (#110)</text:p>
          </table:table-cell>
          <table:table-cell office:value-type="string" calcext:value-type="string">
            <text:p>ZW_ZZ2_WMZ2_rEnergy</text:p>
          </table:table-cell>
          <table:table-cell office:value-type="string" calcext:value-type="string">
            <text:p>2022-09-13 04:22:57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Weverstr71d (#110)</text:p>
          </table:table-cell>
          <table:table-cell office:value-type="string" calcext:value-type="string">
            <text:p>ZW_ZZ2_WMZ2_rFTemp</text:p>
          </table:table-cell>
          <table:table-cell office:value-type="string" calcext:value-type="string">
            <text:p>2022-09-13 04:22:57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Weverstr71d (#110)</text:p>
          </table:table-cell>
          <table:table-cell office:value-type="string" calcext:value-type="string">
            <text:p>ZW_ZZ2_WMZ2_rRTemp</text:p>
          </table:table-cell>
          <table:table-cell office:value-type="string" calcext:value-type="string">
            <text:p>2022-09-13 04:22:57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AlfredRandtStr14 (#138)</text:p>
          </table:table-cell>
          <table:table-cell office:value-type="string" calcext:value-type="string">
            <text:p>ZW_ZZ2_WMZ_rEnergy</text:p>
          </table:table-cell>
          <table:table-cell office:value-type="string" calcext:value-type="string">
            <text:p>2022-09-13 08:20:1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lfredRandtStr20 (#157)</text:p>
          </table:table-cell>
          <table:table-cell office:value-type="string" calcext:value-type="string">
            <text:p>ZW_ZZ2_WMZ_rEnergy</text:p>
          </table:table-cell>
          <table:table-cell office:value-type="string" calcext:value-type="string">
            <text:p>2022-09-13 03:03:38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AlfredRandtStr14 (#138)</text:p>
          </table:table-cell>
          <table:table-cell office:value-type="string" calcext:value-type="string">
            <text:p>ZW_ZZ2_WMZ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AlfredRandtStr20 (#157)</text:p>
          </table:table-cell>
          <table:table-cell office:value-type="string" calcext:value-type="string">
            <text:p>ZW_ZZ2_WMZ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AlfredRandtStr14 (#138)</text:p>
          </table:table-cell>
          <table:table-cell office:value-type="string" calcext:value-type="string">
            <text:p>ZW_ZZ2_WMZ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AlfredRandtStr20 (#157)</text:p>
          </table:table-cell>
          <table:table-cell office:value-type="string" calcext:value-type="string">
            <text:p>ZW_ZZ2_WMZ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Lincolnstr16 (#101)</text:p>
          </table:table-cell>
          <table:table-cell office:value-type="string" calcext:value-type="string">
            <text:p>ZW_ZZ3_rEnergy</text:p>
          </table:table-cell>
          <table:table-cell office:value-type="string" calcext:value-type="string">
            <text:p>2022-09-13 09:52:44.000 +0200</text:p>
          </table:table-cell>
          <table:table-cell office:value-type="float" office:value="812.289978027344" calcext:value-type="float">
            <text:p>812,29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WachenheimerWeg8 (#146)</text:p>
          </table:table-cell>
          <table:table-cell office:value-type="string" calcext:value-type="string">
            <text:p>ZW_ZZ3_rEnergy</text:p>
          </table:table-cell>
          <table:table-cell office:value-type="string" calcext:value-type="string">
            <text:p>2022-09-13 05:33:36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Weverstr11a (#111)</text:p>
          </table:table-cell>
          <table:table-cell office:value-type="string" calcext:value-type="string">
            <text:p>ZW_ZZ3_rEnergy</text:p>
          </table:table-cell>
          <table:table-cell office:value-type="string" calcext:value-type="string">
            <text:p>2022-09-13 14:41:51.000 +0200</text:p>
          </table:table-cell>
          <table:table-cell office:value-type="float" office:value="1809.53991699219" calcext:value-type="float">
            <text:p>1809,54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Lincolnstr16 (#101)</text:p>
          </table:table-cell>
          <table:table-cell office:value-type="string" calcext:value-type="string">
            <text:p>ZW_ZZ3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73.5999984741211" calcext:value-type="float">
            <text:p>73,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WachenheimerWeg8 (#146)</text:p>
          </table:table-cell>
          <table:table-cell office:value-type="string" calcext:value-type="string">
            <text:p>ZW_ZZ3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Weverstr11a (#111)</text:p>
          </table:table-cell>
          <table:table-cell office:value-type="string" calcext:value-type="string">
            <text:p>ZW_ZZ3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74.8000030517578" calcext:value-type="float">
            <text:p>74,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WachenheimerWeg8 (#146)</text:p>
          </table:table-cell>
          <table:table-cell office:value-type="string" calcext:value-type="string">
            <text:p>ZW_ZZ3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Weverstr11a (#111)</text:p>
          </table:table-cell>
          <table:table-cell office:value-type="string" calcext:value-type="string">
            <text:p>ZW_ZZ3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Neumarkplan1a (#102)</text:p>
          </table:table-cell>
          <table:table-cell office:value-type="string" calcext:value-type="string">
            <text:p>ZW_ZZ3_rVolume</text:p>
          </table:table-cell>
          <table:table-cell office:value-type="string" calcext:value-type="string">
            <text:p>2022-09-13 14:59:03.000 +0200</text:p>
          </table:table-cell>
          <table:table-cell office:value-type="float" office:value="108518" calcext:value-type="float">
            <text:p>108518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Weverstr71d (#110)</text:p>
          </table:table-cell>
          <table:table-cell office:value-type="string" calcext:value-type="string">
            <text:p>ZW_ZZ3_WMZ3_rFTemp</text:p>
          </table:table-cell>
          <table:table-cell office:value-type="string" calcext:value-type="string">
            <text:p>2022-09-13 04:22:57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AlfredRandtStr14 (#138)</text:p>
          </table:table-cell>
          <table:table-cell office:value-type="string" calcext:value-type="string">
            <text:p>ZW_ZZ4_GasZ_rVolume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86965" calcext:value-type="float">
            <text:p>486965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AlfredRandtStr20 (#157)</text:p>
          </table:table-cell>
          <table:table-cell office:value-type="string" calcext:value-type="string">
            <text:p>ZW_ZZ4_GasZ_rVolume</text:p>
          </table:table-cell>
          <table:table-cell office:value-type="string" calcext:value-type="string">
            <text:p>2022-09-13 15:00:50.000 +0200</text:p>
          </table:table-cell>
          <table:table-cell office:value-type="float" office:value="378818" calcext:value-type="float">
            <text:p>378818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AalesunderStr10 (#143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14:46:15.000 +0200</text:p>
          </table:table-cell>
          <table:table-cell office:value-type="float" office:value="209781.21875" calcext:value-type="float">
            <text:p>209781,22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AalesunderStr9 (#141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14:09:27.000 +0200</text:p>
          </table:table-cell>
          <table:table-cell office:value-type="float" office:value="166089.625" calcext:value-type="float">
            <text:p>166089,63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ArneburgerStr4 (#158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15:00:20.000 +0200</text:p>
          </table:table-cell>
          <table:table-cell office:value-type="float" office:value="182627.34375" calcext:value-type="float">
            <text:p>182627,34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rneburgerStr7 (#139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05:06:36.000 +0200</text:p>
          </table:table-cell>
          <table:table-cell office:value-type="float" office:value="189920.40625" calcext:value-type="float">
            <text:p>189920,41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Goetelstr99 (#145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14:43:55.000 +0200</text:p>
          </table:table-cell>
          <table:table-cell office:value-type="float" office:value="256420" calcext:value-type="float">
            <text:p>256420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JerichowerStr3 (#140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05:36:32.000 +0200</text:p>
          </table:table-cell>
          <table:table-cell office:value-type="float" office:value="273453" calcext:value-type="float">
            <text:p>273453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JerichowerStr4 (#162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06:38:53.000 +0200</text:p>
          </table:table-cell>
          <table:table-cell office:value-type="float" office:value="102016" calcext:value-type="float">
            <text:p>102016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Lincolnstr16 (#101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14:41:44.000 +0200</text:p>
          </table:table-cell>
          <table:table-cell office:value-type="float" office:value="531150.625" calcext:value-type="float">
            <text:p>531150,63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Lincolnstr48 (#112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14:57:56.000 +0200</text:p>
          </table:table-cell>
          <table:table-cell office:value-type="float" office:value="247703.109375" calcext:value-type="float">
            <text:p>247703,11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Lincolnstr60 (#136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14:59:37.000 +0200</text:p>
          </table:table-cell>
          <table:table-cell office:value-type="float" office:value="209493.140625" calcext:value-type="float">
            <text:p>209493,14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Neumarkplan10a (#142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13:39:16.000 +0200</text:p>
          </table:table-cell>
          <table:table-cell office:value-type="float" office:value="111149" calcext:value-type="float">
            <text:p>111149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Neumarkplan11c (#163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14:28:14.000 +0200</text:p>
          </table:table-cell>
          <table:table-cell office:value-type="float" office:value="95902.171875" calcext:value-type="float">
            <text:p>95902,17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Neumarkplan12a (#109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15:01:35.000 +0200</text:p>
          </table:table-cell>
          <table:table-cell office:value-type="float" office:value="55479.42578125" calcext:value-type="float">
            <text:p>55479,43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Neumarkplan13a (#108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15:00:18.000 +0200</text:p>
          </table:table-cell>
          <table:table-cell office:value-type="float" office:value="88407.0625" calcext:value-type="float">
            <text:p>88407,06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eumarkplan14a (#113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14:54:17.000 +0200</text:p>
          </table:table-cell>
          <table:table-cell office:value-type="float" office:value="52869.46875" calcext:value-type="float">
            <text:p>52869,47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Neumarkplan15c (#104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14:54:20.000 +0200</text:p>
          </table:table-cell>
          <table:table-cell office:value-type="float" office:value="80958.1640625" calcext:value-type="float">
            <text:p>80958,16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Neumarkplan2a (#152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09:03:41.000 +0200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Neumarkplan3a (#154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14:03:16.000 +0200</text:p>
          </table:table-cell>
          <table:table-cell office:value-type="float" office:value="100768.8515625" calcext:value-type="float">
            <text:p>100768,85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Neumarkplan4c (#150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09:03:41.000 +0200</text:p>
          </table:table-cell>
          <table:table-cell office:value-type="float" office:value="99577" calcext:value-type="float">
            <text:p>99577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Neumarkplan5a (#149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14:42:34.000 +0200</text:p>
          </table:table-cell>
          <table:table-cell office:value-type="float" office:value="109619.5390625" calcext:value-type="float">
            <text:p>109619,54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Neumarkplan6b (#156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15:00:52.000 +0200</text:p>
          </table:table-cell>
          <table:table-cell office:value-type="float" office:value="62409.79296875" calcext:value-type="float">
            <text:p>62409,79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Neumarkplan7b (#161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14:39:08.000 +0200</text:p>
          </table:table-cell>
          <table:table-cell office:value-type="float" office:value="67209.6484375" calcext:value-type="float">
            <text:p>67209,65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Neumarkplan8a (#159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08:10:02.000 +0200</text:p>
          </table:table-cell>
          <table:table-cell office:value-type="float" office:value="66326.421875" calcext:value-type="float">
            <text:p>66326,42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Neumarkplan9c (#144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14:31:27.000 +0200</text:p>
          </table:table-cell>
          <table:table-cell office:value-type="float" office:value="102540.28125" calcext:value-type="float">
            <text:p>102540,28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Pistoriusplatz15 (#147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14:31:05.000 +0200</text:p>
          </table:table-cell>
          <table:table-cell office:value-type="float" office:value="152721.6875" calcext:value-type="float">
            <text:p>152721,69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Pistoriusstr121 (#151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14:31:47.000 +0200</text:p>
          </table:table-cell>
          <table:table-cell office:value-type="float" office:value="47752.62890625" calcext:value-type="float">
            <text:p>47752,63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StendalerStr142 (#137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14:54:58.000 +0200</text:p>
          </table:table-cell>
          <table:table-cell office:value-type="float" office:value="481597" calcext:value-type="float">
            <text:p>481597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angermuenderStr110 (#106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14:58:20.000 +0200</text:p>
          </table:table-cell>
          <table:table-cell office:value-type="float" office:value="656666.1875" calcext:value-type="float">
            <text:p>656666,19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angermuenderStr3 (#160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00:00:00.000 +0200</text:p>
          </table:table-cell>
          <table:table-cell office:value-type="float" office:value="16178" calcext:value-type="float">
            <text:p>16178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TangermuenderStr58 (#155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05:36:26.000 +0200</text:p>
          </table:table-cell>
          <table:table-cell office:value-type="float" office:value="480097.625" calcext:value-type="float">
            <text:p>480097,63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TangermuenderStr84 (#153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14:46:31.000 +0200</text:p>
          </table:table-cell>
          <table:table-cell office:value-type="float" office:value="656686.9375" calcext:value-type="float">
            <text:p>656686,94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WachenheimerWeg8 (#146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05:33:36.000 +0200</text:p>
          </table:table-cell>
          <table:table-cell office:value-type="float" office:value="631893.3125" calcext:value-type="float">
            <text:p>631893,31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Weverstr11a (#111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10:58:53.000 +0200</text:p>
          </table:table-cell>
          <table:table-cell office:value-type="float" office:value="85548" calcext:value-type="float">
            <text:p>85548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Weverstr71d (#110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14:46:01.000 +0200</text:p>
          </table:table-cell>
          <table:table-cell office:value-type="float" office:value="942369.5" calcext:value-type="float">
            <text:p>942369,5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WilhelmGuddorfStr14 (#135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14:57:07.000 +0200</text:p>
          </table:table-cell>
          <table:table-cell office:value-type="float" office:value="861372.75" calcext:value-type="float">
            <text:p>861372,75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WilhelmGuddorfStr6 (#103)</text:p>
          </table:table-cell>
          <table:table-cell office:value-type="string" calcext:value-type="string">
            <text:p>ZW_ZZ4_rBrennstZ</text:p>
          </table:table-cell>
          <table:table-cell office:value-type="string" calcext:value-type="string">
            <text:p>2022-09-13 14:57:28.000 +0200</text:p>
          </table:table-cell>
          <table:table-cell office:value-type="float" office:value="1612669.25" calcext:value-type="float">
            <text:p>1612669,25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MaxSteinkeStr19 (#164)</text:p>
          </table:table-cell>
          <table:table-cell office:value-type="string" calcext:value-type="string">
            <text:p>ZW_ZZ4_rVolume</text:p>
          </table:table-cell>
          <table:table-cell office:value-type="string" calcext:value-type="string">
            <text:p>2022-09-13 10:26:45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StavangerStr9 (#107)</text:p>
          </table:table-cell>
          <table:table-cell office:value-type="string" calcext:value-type="string">
            <text:p>ZW_ZZ4_rVolume</text:p>
          </table:table-cell>
          <table:table-cell office:value-type="string" calcext:value-type="string">
            <text:p>2022-09-13 14:49:02.000 +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verstr11a (#111)</text:p>
          </table:table-cell>
          <table:table-cell office:value-type="string" calcext:value-type="string">
            <text:p>ZW_ZZ5_rEnergy</text:p>
          </table:table-cell>
          <table:table-cell office:value-type="string" calcext:value-type="string">
            <text:p>2022-09-13 10:58:53.000 +0200</text:p>
          </table:table-cell>
          <table:table-cell office:value-type="float" office:value="12.0500001907349" calcext:value-type="float">
            <text:p>12,05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Weverstr11a (#111)</text:p>
          </table:table-cell>
          <table:table-cell office:value-type="string" calcext:value-type="string">
            <text:p>ZW_ZZ5_rF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47.2999992370606" calcext:value-type="float">
            <text:p>47,3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Weverstr11a (#111)</text:p>
          </table:table-cell>
          <table:table-cell office:value-type="string" calcext:value-type="string">
            <text:p>ZW_ZZ5_rRTemp</text:p>
          </table:table-cell>
          <table:table-cell office:value-type="string" calcext:value-type="string">
            <text:p>2022-09-13 15:00:00.000 +0200</text:p>
          </table:table-cell>
          <table:table-cell office:value-type="float" office:value="37.1000022888184" calcext:value-type="float">
            <text:p>37,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everstr11a (#111)</text:p>
          </table:table-cell>
          <table:table-cell office:value-type="string" calcext:value-type="string">
            <text:p>ZW_ZZ6_rEnergy</text:p>
          </table:table-cell>
          <table:table-cell office:value-type="string" calcext:value-type="string">
            <text:p>2022-09-13 10:58:53.000 +0200</text:p>
          </table:table-cell>
          <table:table-cell office:value-type="float" office:value="25.0310115814209" calcext:value-type="float">
            <text:p>25,03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Weverstr11a (#111)</text:p>
          </table:table-cell>
          <table:table-cell office:value-type="string" calcext:value-type="string">
            <text:p>ZW_ZZ7_rVolume</text:p>
          </table:table-cell>
          <table:table-cell office:value-type="string" calcext:value-type="string">
            <text:p>2022-09-13 10:58:53.000 +0200</text:p>
          </table:table-cell>
          <table:table-cell office:value-type="float" office:value="278298.78125" calcext:value-type="float">
            <text:p>278298,78</text:p>
          </table:table-cell>
          <table:table-cell office:value-type="string" calcext:value-type="string">
            <text:p>m³</text:p>
          </table:table-cell>
        </table:table-row>
        <table:table-row table:style-name="ro1" table:number-rows-repeated="104652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0" number:min-integer-digits="1" number:decimal-replacement=""/>
    </number:number-style>
    <number:number-style style:name="N108">
      <number:number number:decimal-places="2" number:min-decimal-places="0" number:min-integer-digits="1" number:decimal-replacement="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3T15:07:59.662000000</dc:date>
    <meta:editing-duration>PT4M39S</meta:editing-duration>
    <meta:editing-cycles>1</meta:editing-cycles>
    <meta:document-statistic meta:table-count="1" meta:cell-count="12282" meta:object-count="0"/>
    <meta:generator>LibreOffice/7.3.3.2$Windows_X86_64 LibreOffice_project/d1d0ea68f081ee2800a922cac8f79445e4603348</meta:generator>
  </office:meta>
</office:document-meta>
</file>